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3" style:family="table-column">
      <style:table-column-properties fo:break-before="auto" style:column-width="241.06pt"/>
    </style:style>
    <style:style style:name="co14" style:family="table-column">
      <style:table-column-properties fo:break-before="auto" style:column-width="78.01pt"/>
    </style:style>
    <style:style style:name="co15" style:family="table-column">
      <style:table-column-properties fo:break-before="auto" style:column-width="94pt"/>
    </style:style>
    <style:style style:name="co16" style:family="table-column">
      <style:table-column-properties fo:break-before="auto" style:column-width="97pt"/>
    </style:style>
    <style:style style:name="co17" style:family="table-column">
      <style:table-column-properties fo:break-before="auto" style:column-width="92.01pt"/>
    </style:style>
    <style:style style:name="co18" style:family="table-column">
      <style:table-column-properties fo:break-before="auto" style:column-width="103.01pt"/>
    </style:style>
    <style:style style:name="co11" style:family="table-column">
      <style:table-column-properties fo:break-before="auto" style:column-width="76pt"/>
    </style:style>
    <style:style style:name="co12" style:family="table-column">
      <style:table-column-properties fo:break-before="auto" style:column-width="74.04pt"/>
    </style:style>
    <style:style style:name="co19" style:family="table-column">
      <style:table-column-properties fo:break-before="auto" style:column-width="235.05pt"/>
    </style:style>
    <style:style style:name="co20" style:family="table-column">
      <style:table-column-properties fo:break-before="auto" style:column-width="79.99pt"/>
    </style:style>
    <style:style style:name="co21" style:family="table-column">
      <style:table-column-properties fo:break-before="auto" style:column-width="104pt"/>
    </style:style>
    <style:style style:name="co22" style:family="table-column">
      <style:table-column-properties fo:break-before="auto" style:column-width="49.01pt"/>
    </style:style>
    <style:style style:name="co23" style:family="table-column">
      <style:table-column-properties fo:break-before="auto" style:column-width="141.99pt"/>
    </style:style>
    <style:style style:name="co24" style:family="table-column">
      <style:table-column-properties fo:break-before="auto" style:column-width="122pt"/>
    </style:style>
    <style:style style:name="co25" style:family="table-column">
      <style:table-column-properties fo:break-before="auto" style:column-width="143.01pt"/>
    </style:style>
    <style:style style:name="co26" style:family="table-column">
      <style:table-column-properties fo:break-before="auto" style:column-width="99.01pt"/>
    </style:style>
    <style:style style:name="co27" style:family="table-column">
      <style:table-column-properties fo:break-before="auto" style:column-width="67.01pt"/>
    </style:style>
    <style:style style:name="co28" style:family="table-column">
      <style:table-column-properties fo:break-before="auto" style:column-width="61pt"/>
    </style:style>
    <style:style style:name="co29" style:family="table-column">
      <style:table-column-properties fo:break-before="auto" style:column-width="58.99pt"/>
    </style:style>
    <style:style style:name="co30" style:family="table-column">
      <style:table-column-properties fo:break-before="auto" style:column-width="133.99pt"/>
    </style:style>
    <style:style style:name="co31" style:family="table-column">
      <style:table-column-properties fo:break-before="auto" style:column-width="124.1pt"/>
    </style:style>
    <style:style style:name="co32" style:family="table-column">
      <style:table-column-properties fo:break-before="auto" style:column-width="148.2pt"/>
    </style:style>
    <style:style style:name="co33" style:family="table-column">
      <style:table-column-properties fo:break-before="auto" style:column-width="51pt"/>
    </style:style>
    <style:style style:name="co34" style:family="table-column">
      <style:table-column-properties fo:break-before="auto" style:column-width="56.01pt"/>
    </style:style>
    <style:style style:name="co35" style:family="table-column">
      <style:table-column-properties fo:break-before="auto" style:column-width="54pt"/>
    </style:style>
    <style:style style:name="co36" style:family="table-column">
      <style:table-column-properties fo:break-before="auto" style:column-width="147.71pt"/>
    </style:style>
    <style:style style:name="co37" style:family="table-column">
      <style:table-column-properties fo:break-before="auto" style:column-width="144.65pt"/>
    </style:style>
    <style:style style:name="co38" style:family="table-column">
      <style:table-column-properties fo:break-before="auto" style:column-width="141.59pt"/>
    </style:style>
    <style:style style:name="co39" style:family="table-column">
      <style:table-column-properties fo:break-before="auto" style:column-width="202.51pt"/>
    </style:style>
    <style:style style:name="ro5" style:family="table-row">
      <style:table-row-properties style:row-height="15pt" fo:break-before="auto" style:use-optimal-row-height="true"/>
    </style:style>
    <style:style style:name="ro6" style:family="table-row">
      <style:table-row-properties style:row-height="18pt" fo:break-before="auto" style:use-optimal-row-height="true"/>
    </style:style>
    <style:style style:name="ro7" style:family="table-row">
      <style:table-row-properties style:row-height="18.74pt" fo:break-before="auto" style:use-optimal-row-height="true"/>
    </style:style>
    <style:style style:name="ro3" style:family="table-row">
      <style:table-row-properties style:row-height="15pt" fo:break-before="auto" style:use-optimal-row-height="false"/>
    </style:style>
    <style:style style:name="ro8" style:family="table-row">
      <style:table-row-properties style:row-height="29.99pt" fo:break-before="auto" style:use-optimal-row-height="true"/>
    </style:style>
    <style:style style:name="ro9" style:family="table-row">
      <style:table-row-properties style:row-height="13.8pt" fo:break-before="auto" style:use-optimal-row-height="true"/>
    </style:style>
    <style:style style:name="ro10" style:family="table-row">
      <style:table-row-properties style:row-height="14.2pt" fo:break-before="auto" style:use-optimal-row-height="true"/>
    </style:style>
    <style:style style:name="ro11" style:family="table-row">
      <style:table-row-properties style:row-height="13.8pt" fo:break-before="auto" style:use-optimal-row-height="false"/>
    </style:style>
    <style:style style:name="ta2" style:family="table" style:master-page-name="PageStyle_5f_protecciones_20_piernas">
      <style:table-properties table:display="true" style:writing-mode="lr-tb"/>
    </style:style>
    <style:style style:name="ta3" style:family="table" style:master-page-name="PageStyle_5f_protecciones_20_brazos">
      <style:table-properties table:display="true" style:writing-mode="lr-tb"/>
    </style:style>
    <style:style style:name="ta4" style:family="table" style:master-page-name="PageStyle_5f_transmision">
      <style:table-properties table:display="true" style:writing-mode="lr-tb"/>
    </style:style>
    <style:style style:name="ta5" style:family="table" style:master-page-name="PageStyle_5f_motores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text-position=""/>
    </style:style>
    <style:style style:name="ce49" style:family="table-cell" style:parent-style-name="Excel_20_Built-in_20_Excel_20_Built-in_20_Excel_20_Built-in_20_Calculation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a7d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0" style:family="table-cell" style:parent-style-name="Excel_20_Built-in_20_Excel_20_Built-in_20_Excel_20_Built-in_20_Calculation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a7d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1" style:family="table-cell" style:parent-style-name="Excel_20_Built-in_20_Excel_20_Built-in_20_Excel_20_Built-in_20_Calculation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a7d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2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3" style:family="table-cell" style:parent-style-name="Excel_20_Built-in_20_Excel_20_Built-in_20_Excel_20_Built-in_20_Good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61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5" style:family="table-cell" style:parent-style-name="Default" style:data-style-name="N2">
      <style:table-cell-properties style:rotation-align="none"/>
      <style:text-properties style:text-position=""/>
    </style:style>
    <style:style style:name="ce56" style:family="table-cell" style:parent-style-name="Excel_20_Built-in_20_Excel_20_Built-in_20_Excel_20_Built-in_20_Calculation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text-position=""/>
    </style:style>
    <style:style style:name="ce57" style:family="table-cell" style:parent-style-name="Excel_20_Built-in_20_Excel_20_Built-in_20_Excel_20_Built-in_20_Calculation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text-position=""/>
    </style:style>
    <style:style style:name="ce58" style:family="table-cell" style:parent-style-name="Excel_20_Built-in_20_Excel_20_Built-in_20_Excel_20_Built-in_20_Calculation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a7d00" style:text-outline="false" style:text-line-through-style="none" style:text-line-through-type="none" style:text-position="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9" style:family="table-cell" style:parent-style-name="Excel_20_Built-in_20_Excel_20_Built-in_20_Excel_20_Built-in_20_Calculation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a7d00" style:text-outline="false" style:text-line-through-style="none" style:text-line-through-type="none" style:text-position="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0" style:family="table-cell" style:parent-style-name="Excel_20_Built-in_20_Excel_20_Built-in_20_Excel_20_Built-in_20_Input">
      <style:table-cell-properties fo:border-bottom="0.74pt solid #7f7f7f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3f3f76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1" style:family="table-cell" style:parent-style-name="Excel_20_Built-in_20_Excel_20_Built-in_20_Excel_20_Built-in_20_Inpu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7f7f7f" style:direction="ltr" fo:border-right="0.74pt solid #7f7f7f" style:rotation-angle="0" style:rotation-align="none" style:shrink-to-fit="false" fo:border-top="0.74pt solid #7f7f7f" style:vertical-align="bottom" loext:vertical-justify="auto"/>
      <style:paragraph-properties css3t:text-justify="auto" fo:margin-left="0pt" style:writing-mode="page"/>
      <style:text-properties fo:color="#3f3f76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2" style:family="table-cell" style:parent-style-name="Excel_20_Built-in_20_Excel_20_Built-in_20_Excel_20_Built-in_20_Good" style:data-style-name="N2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text-position=""/>
    </style:style>
    <style:style style:name="ce63" style:family="table-cell" style:parent-style-name="Excel_20_Built-in_20_Excel_20_Built-in_20_Excel_20_Built-in_20_Good" style:data-style-name="N2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text-position=""/>
    </style:style>
    <style:style style:name="ce64" style:family="table-cell" style:parent-style-name="Excel_20_Built-in_20_Excel_20_Built-in_20_Excel_20_Built-in_20_Good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text-position=""/>
    </style:style>
    <style:style style:name="ce65" style:family="table-cell" style:parent-style-name="Excel_20_Built-in_20_Excel_20_Built-in_20_Excel_20_Built-in_20_Good" style:data-style-name="N126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text-position=""/>
    </style:style>
    <style:style style:name="ce66" style:family="table-cell" style:parent-style-name="Excel_20_Built-in_20_Excel_20_Built-in_20_Excel_20_Built-in_20_Calculation" style:data-style-name="N1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text-position=""/>
    </style:style>
    <style:style style:name="ce67" style:family="table-cell" style:parent-style-name="Excel_20_Built-in_20_Excel_20_Built-in_20_Excel_20_Built-in_20_Calculation" style:data-style-name="N1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a7d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8" style:family="table-cell" style:parent-style-name="Excel_20_Built-in_20_Excel_20_Built-in_20_Excel_20_Built-in_20_Neutral" style:data-style-name="N127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text-position=""/>
    </style:style>
    <style:style style:name="ce69" style:family="table-cell" style:parent-style-name="Excel_20_Built-in_20_Excel_20_Built-in_20_Excel_20_Built-in_20_Neutral" style:data-style-name="N1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text-position=""/>
    </style:style>
    <style:style style:name="ce7" style:family="table-cell" style:parent-style-name="Default">
      <style:table-cell-properties style:rotation-align="none"/>
      <style:text-properties style:text-position=""/>
    </style:style>
    <style:style style:name="ce70" style:family="table-cell" style:parent-style-name="Excel_20_Built-in_20_Excel_20_Built-in_20_Excel_20_Built-in_20_Good" style:data-style-name="N2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text-position=""/>
    </style:style>
    <style:style style:name="ce71" style:family="table-cell" style:parent-style-name="Excel_20_Built-in_20_Excel_20_Built-in_20_Excel_20_Built-in_20_Neutral" style:data-style-name="N2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text-position=""/>
    </style:style>
    <style:style style:name="ce72" style:family="table-cell" style:parent-style-name="Excel_20_Built-in_20_Excel_20_Built-in_20_Excel_20_Built-in_20_Neutral" style:data-style-name="N126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text-position=""/>
    </style:style>
    <style:style style:name="ce73" style:family="table-cell" style:parent-style-name="Excel_20_Built-in_20_Excel_20_Built-in_20_Excel_20_Built-in_20_Good" style:data-style-name="N126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text-position=""/>
    </style:style>
    <style:style style:name="ce74" style:family="table-cell" style:parent-style-name="Excel_20_Built-in_20_Excel_20_Built-in_20_Excel_20_Built-in_20_Bad" style:data-style-name="N2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text-position=""/>
    </style:style>
    <style:style style:name="ce75" style:family="table-cell" style:parent-style-name="Excel_20_Built-in_20_Excel_20_Built-in_20_Excel_20_Built-in_20_Bad" style:data-style-name="N2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text-position=""/>
    </style:style>
    <style:style style:name="ce76" style:family="table-cell" style:parent-style-name="Excel_20_Built-in_20_Excel_20_Built-in_20_Excel_20_Built-in_20_Bad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text-position=""/>
    </style:style>
    <style:style style:name="ce77" style:family="table-cell" style:parent-style-name="Excel_20_Built-in_20_Excel_20_Built-in_20_Excel_20_Built-in_20_Neutral" style:data-style-name="N2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text-position=""/>
    </style:style>
    <style:style style:name="ce78" style:family="table-cell" style:parent-style-name="Excel_20_Built-in_20_Excel_20_Built-in_20_Excel_20_Built-in_20_Neutral" style:data-style-name="N2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text-position=""/>
    </style:style>
    <style:style style:name="ce79" style:family="table-cell" style:parent-style-name="Excel_20_Built-in_20_Excel_20_Built-in_20_Excel_20_Built-in_20_Neutral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text-position=""/>
    </style:style>
    <style:style style:name="ce80" style:family="table-cell" style:parent-style-name="Default">
      <style:table-cell-properties style:diagonal-bl-tr="none" style:diagonal-tl-br="none" fo:border="0.74pt solid #000000" style:rotation-align="none"/>
      <style:text-properties style:text-position=""/>
    </style:style>
    <style:style style:name="ce8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2" style:family="table-cell" style:parent-style-name="Excel_20_Built-in_20_Excel_20_Built-in_20_Excel_20_Built-in_20_Input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3f3f76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3" style:family="table-cell" style:parent-style-name="Excel_20_Built-in_20_Excel_20_Built-in_20_Excel_20_Built-in_20_Input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3f3f76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4" style:family="table-cell" style:parent-style-name="Excel_20_Built-in_20_Excel_20_Built-in_20_Excel_20_Built-in_20_Calculation" style:data-style-name="N1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a7d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text-position=""/>
    </style:style>
    <style:style style:name="ce22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text-position=""/>
    </style:style>
    <style:style style:name="ce27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style:text-position=""/>
    </style:style>
    <style:style style:name="ce2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style:text-position=""/>
    </style:style>
    <style:style style:name="ce3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" style:family="table-cell" style:parent-style-name="Excel_20_Built-in_20_Excel_20_Built-in_20_Excel_20_Built-in_20_Inpu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3f3f76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fo:background-color="#d9d9d9" style:diagonal-bl-tr="none" style:diagonal-tl-br="none" fo:border="0.74pt solid #000000" style:rotation-align="non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6" style:family="table-cell" style:parent-style-name="Excel_20_Built-in_20_Excel_20_Built-in_20_Excel_20_Built-in_20_Inpu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f3f76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7" style:family="table-cell" style:parent-style-name="Default">
      <style:table-cell-properties fo:background-color="#d9d9d9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8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9" style:family="table-cell" style:parent-style-name="Default" style:data-style-name="N100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1" style:family="table-cell" style:parent-style-name="Excel_20_Built-in_20_Excel_20_Built-in_20_Excel_20_Built-in_20_Input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7f7f7f" style:direction="ltr" fo:border-right="0.74pt solid #7f7f7f" style:rotation-angle="0" style:rotation-align="none" style:shrink-to-fit="false" fo:border-top="0.74pt solid #7f7f7f" style:vertical-align="bottom" loext:vertical-justify="auto"/>
      <style:paragraph-properties css3t:text-justify="auto" fo:margin-left="0pt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2" style:family="table-cell" style:parent-style-name="Default">
      <style:table-cell-properties fo:background-color="#dddddd"/>
      <style:text-properties style:font-name="Calibri" style:font-name-asian="Droid Sans Fallback" style:font-name-complex="Calibri"/>
    </style:style>
    <style:style style:name="ce93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4" style:family="table-cell" style:parent-style-name="Default">
      <style:table-cell-properties fo:background-color="#d9d9d9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5" style:family="table-cell" style:parent-style-name="Default">
      <style:table-cell-properties fo:background-color="#cccccc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6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7" style:family="table-cell" style:parent-style-name="Default">
      <style:table-cell-properties style:rotation-align="none"/>
    </style:style>
    <style:style style:name="ce98" style:family="table-cell" style:parent-style-name="Default">
      <style:table-cell-properties fo:background-color="#ffcc99" fo:border="0.06pt solid #000000"/>
    </style:style>
    <style:style style:name="ce99" style:family="table-cell" style:parent-style-name="Default">
      <style:table-cell-properties fo:background-color="#cccccc" fo:border="0.06pt solid #000000"/>
    </style:style>
    <style:style style:name="ce100" style:family="table-cell" style:parent-style-name="Default">
      <style:table-cell-properties fo:border="0.06pt solid #000000"/>
    </style:style>
    <style:style style:name="ce101" style:family="table-cell" style:parent-style-name="Default">
      <style:table-cell-properties fo:background-color="transparent" fo:border="0.06pt solid #000000"/>
    </style:style>
    <style:style style:name="ce102" style:family="table-cell" style:parent-style-name="Default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4" style:family="table-cell" style:parent-style-name="Default">
      <style:table-cell-properties fo:background-color="#cccc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5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6" style:family="table-cell" style:parent-style-name="Excel_20_Built-in_20_Excel_20_Built-in_20_Excel_20_Built-in_20_Inpu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7f7f7f" style:direction="ltr" fo:border-right="0.74pt solid #7f7f7f" style:rotation-angle="0" style:rotation-align="none" style:shrink-to-fit="false" fo:border-top="0.74pt solid #7f7f7f" style:vertical-align="bottom" loext:vertical-justify="auto"/>
      <style:paragraph-properties fo:text-align="center" css3t:text-justify="auto" fo:margin-left="0pt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7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0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09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1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12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114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116" style:family="table-cell" style:parent-style-name="Excel_20_Built-in_20_Excel_20_Built-in_20_Excel_20_Built-in_20_Input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7f7f7f" style:direction="ltr" fo:border-right="none" style:rotation-angle="0" style:rotation-align="none" style:shrink-to-fit="false" fo:border-top="0.74pt solid #7f7f7f" style:vertical-align="bottom" loext:vertical-justify="auto"/>
      <style:paragraph-properties css3t:text-justify="auto" fo:margin-left="0pt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7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</style:style>
    <style:style style:name="ce11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</style:style>
    <style:style style:name="ce119" style:family="table-cell" style:parent-style-name="Default">
      <style:table-cell-properties fo:border-bottom="0.74pt solid #000000" fo:background-color="#cccccc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</style:style>
    <style:style style:name="ce120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</style:style>
    <style:style style:name="ce121" style:family="table-cell" style:parent-style-name="Excel_20_Built-in_20_Excel_20_Built-in_20_Excel_20_Built-in_20_Inpu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4" style:family="table-cell" style:parent-style-name="Default">
      <style:table-cell-properties fo:background-color="#ffcc99" fo:border="0.74pt solid #000000"/>
    </style:style>
    <style:style style:name="ce125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pt"/>
    </style:style>
    <style:style style:name="ce126" style:family="table-cell" style:parent-style-name="Default">
      <style:table-cell-properties style:text-align-source="fix" style:repeat-content="false" fo:border="0.74pt solid #000000"/>
      <style:paragraph-properties fo:text-align="center" fo:margin-left="0pt"/>
    </style:style>
    <style:style style:name="ce127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style:font-name="Calibri" style:font-name-asian="Droid Sans Fallback" style:font-name-complex="Calibri"/>
    </style:style>
    <style:style style:name="ce128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pt"/>
    </style:style>
    <style:style style:name="ce129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pt"/>
      <style:text-properties style:font-name="Calibri" style:font-name-asian="Droid Sans Fallback" style:font-name-complex="Calibri"/>
    </style:style>
    <style:style style:name="ce13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pt"/>
      <style:text-properties style:font-name="Calibri" style:font-name-asian="Droid Sans Fallback" style:font-name-complex="Calibri"/>
    </style:style>
    <style:style style:name="ce131" style:family="table-cell" style:parent-style-name="Default">
      <style:table-cell-properties fo:background-color="#ffcc99" fo:border="0.74pt solid #000000"/>
      <style:text-properties style:font-name="Calibri" style:font-name-asian="Droid Sans Fallback" style:font-name-complex="Calibri"/>
    </style:style>
    <style:style style:name="ce132" style:family="table-cell" style:parent-style-name="Default">
      <style:table-cell-properties fo:background-color="transparent"/>
    </style:style>
    <style:style style:name="ce13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34" style:family="table-cell" style:parent-style-name="Excel_20_Built-in_20_Excel_20_Built-in_20_Excel_20_Built-in_20_Input">
      <style:table-cell-properties fo:background-color="#ffcc99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5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6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7" style:family="table-cell" style:parent-style-name="Default" style:data-style-name="N100">
      <style:table-cell-properties style:diagonal-bl-tr="none" style:diagonal-tl-br="none" style:text-align-source="fix" style:repeat-content="false" fo:background-color="transparent" fo:border="0.74pt solid #000000" style:rotation-align="none"/>
      <style:paragraph-properties fo:text-align="center" fo:margin-left="0pt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8" style:family="table-cell" style:parent-style-name="Excel_20_Built-in_20_Excel_20_Built-in_20_Excel_20_Built-in_20_Calculation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a7d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9" style:family="table-cell" style:parent-style-name="Excel_20_Built-in_20_Excel_20_Built-in_20_Excel_20_Built-in_20_Calculation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a7d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0" style:family="table-cell" style:parent-style-name="Excel_20_Built-in_20_Excel_20_Built-in_20_Excel_20_Built-in_20_Calculation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a7d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1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2" style:family="table-cell" style:parent-style-name="Excel_20_Built-in_20_Excel_20_Built-in_20_Excel_20_Built-in_20_Good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61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4" style:family="table-cell" style:parent-style-name="Default" style:data-style-name="N2">
      <style:table-cell-properties style:rotation-align="none"/>
    </style:style>
    <style:style style:name="ce145" style:family="table-cell" style:parent-style-name="Excel_20_Built-in_20_Excel_20_Built-in_20_Excel_20_Built-in_20_Calculation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46" style:family="table-cell" style:parent-style-name="Excel_20_Built-in_20_Excel_20_Built-in_20_Excel_20_Built-in_20_Calculation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147" style:family="table-cell" style:parent-style-name="Excel_20_Built-in_20_Excel_20_Built-in_20_Excel_20_Built-in_20_Calculation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a7d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48" style:family="table-cell" style:parent-style-name="Excel_20_Built-in_20_Excel_20_Built-in_20_Excel_20_Built-in_20_Calculation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a7d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49" style:family="table-cell" style:parent-style-name="Excel_20_Built-in_20_Excel_20_Built-in_20_Excel_20_Built-in_20_Input">
      <style:table-cell-properties fo:border-bottom="0.74pt solid #7f7f7f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0" style:family="table-cell" style:parent-style-name="Excel_20_Built-in_20_Excel_20_Built-in_20_Excel_20_Built-in_20_Inpu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7f7f7f" style:direction="ltr" fo:border-right="0.74pt solid #7f7f7f" style:rotation-angle="0" style:rotation-align="none" style:shrink-to-fit="false" fo:border-top="0.74pt solid #7f7f7f" style:vertical-align="bottom" loext:vertical-justify="auto"/>
      <style:paragraph-properties css3t:text-justify="auto" fo:margin-left="0pt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1" style:family="table-cell" style:parent-style-name="Excel_20_Built-in_20_Excel_20_Built-in_20_Excel_20_Built-in_20_Good" style:data-style-name="N2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</style:style>
    <style:style style:name="ce152" style:family="table-cell" style:parent-style-name="Excel_20_Built-in_20_Excel_20_Built-in_20_Excel_20_Built-in_20_Good" style:data-style-name="N2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</style:style>
    <style:style style:name="ce153" style:family="table-cell" style:parent-style-name="Excel_20_Built-in_20_Excel_20_Built-in_20_Excel_20_Built-in_20_Good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</style:style>
    <style:style style:name="ce154" style:family="table-cell" style:parent-style-name="Excel_20_Built-in_20_Excel_20_Built-in_20_Excel_20_Built-in_20_Good" style:data-style-name="N126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</style:style>
    <style:style style:name="ce155" style:family="table-cell" style:parent-style-name="Excel_20_Built-in_20_Excel_20_Built-in_20_Excel_20_Built-in_20_Calculation" style:data-style-name="N1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156" style:family="table-cell" style:parent-style-name="Excel_20_Built-in_20_Excel_20_Built-in_20_Excel_20_Built-in_20_Calculation" style:data-style-name="N1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a7d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7" style:family="table-cell" style:parent-style-name="Excel_20_Built-in_20_Excel_20_Built-in_20_Excel_20_Built-in_20_Neutral" style:data-style-name="N127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158" style:family="table-cell" style:parent-style-name="Excel_20_Built-in_20_Excel_20_Built-in_20_Excel_20_Built-in_20_Neutral" style:data-style-name="N1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159" style:family="table-cell" style:parent-style-name="Excel_20_Built-in_20_Excel_20_Built-in_20_Excel_20_Built-in_20_Good" style:data-style-name="N2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160" style:family="table-cell" style:parent-style-name="Excel_20_Built-in_20_Excel_20_Built-in_20_Excel_20_Built-in_20_Neutral" style:data-style-name="N2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161" style:family="table-cell" style:parent-style-name="Excel_20_Built-in_20_Excel_20_Built-in_20_Excel_20_Built-in_20_Neutral" style:data-style-name="N126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162" style:family="table-cell" style:parent-style-name="Excel_20_Built-in_20_Excel_20_Built-in_20_Excel_20_Built-in_20_Good" style:data-style-name="N126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163" style:family="table-cell" style:parent-style-name="Excel_20_Built-in_20_Excel_20_Built-in_20_Excel_20_Built-in_20_Bad" style:data-style-name="N2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</style:style>
    <style:style style:name="ce164" style:family="table-cell" style:parent-style-name="Excel_20_Built-in_20_Excel_20_Built-in_20_Excel_20_Built-in_20_Bad" style:data-style-name="N2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</style:style>
    <style:style style:name="ce165" style:family="table-cell" style:parent-style-name="Excel_20_Built-in_20_Excel_20_Built-in_20_Excel_20_Built-in_20_Bad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</style:style>
    <style:style style:name="ce166" style:family="table-cell" style:parent-style-name="Excel_20_Built-in_20_Excel_20_Built-in_20_Excel_20_Built-in_20_Neutral" style:data-style-name="N2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</style:style>
    <style:style style:name="ce167" style:family="table-cell" style:parent-style-name="Excel_20_Built-in_20_Excel_20_Built-in_20_Excel_20_Built-in_20_Neutral" style:data-style-name="N2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</style:style>
    <style:style style:name="ce168" style:family="table-cell" style:parent-style-name="Excel_20_Built-in_20_Excel_20_Built-in_20_Excel_20_Built-in_20_Neutral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</style:style>
    <style:style style:name="ce169" style:family="table-cell" style:parent-style-name="Default">
      <style:table-cell-properties style:diagonal-bl-tr="none" style:diagonal-tl-br="none" fo:border="0.74pt solid #000000" style:rotation-align="none"/>
    </style:style>
    <style:style style:name="ce17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1" style:family="table-cell" style:parent-style-name="Excel_20_Built-in_20_Excel_20_Built-in_20_Excel_20_Built-in_20_Input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2" style:family="table-cell" style:parent-style-name="Excel_20_Built-in_20_Excel_20_Built-in_20_Excel_20_Built-in_20_Input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3" style:family="table-cell" style:parent-style-name="Excel_20_Built-in_20_Excel_20_Built-in_20_Excel_20_Built-in_20_Calculation" style:data-style-name="N1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a7d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5" style:family="table-cell" style:parent-style-name="Excel_20_Built-in_20_Excel_20_Built-in_20_Excel_20_Built-in_20_Inpu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6" style:family="table-cell" style:parent-style-name="Default">
      <style:table-cell-properties fo:background-color="#d9d9d9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7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8" style:family="table-cell" style:parent-style-name="Default" style:data-style-name="N100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3" style:family="text">
      <style:text-properties fo:color="#fa7d00" style:text-outline="false" style:text-position="-33% 58%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4" style:family="text">
      <style:text-properties fo:color="#fa7d00" style:text-outline="false" style:text-position="0% 100%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5" style:family="text">
      <style:text-properties fo:color="#fa7d00" style:text-outline="false" style:text-position="-33% 58%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fo:color="#fa7d00" style:text-outline="false" style:text-position="33% 58%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2" style:family="text">
      <style:text-properties fo:color="#fa7d00" style:text-outline="false" style:text-position="0% 100%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8" style:family="text">
      <style:text-properties fo:color="#fa7d00" style:font-name="Calibri" fo:font-size="11pt" fo:font-weight="bold" style:text-underline-style="none" style:text-underline-color="font-color" fo:font-style="normal" style:text-outline="false" fo:text-shadow="none" style:text-position="33%" style:font-size-asian="11pt" style:font-size-complex="11pt" style:font-weight-asian="bold" style:font-weight-complex="bold" style:font-style-asian="normal" style:font-style-complex="normal"/>
    </style:style>
    <style:style style:name="T9" style:family="text">
      <style:text-properties fo:color="#fa7d00" style:font-name="Calibri" fo:font-size="11pt" fo:font-weight="bold" style:text-underline-style="none" style:text-underline-color="font-color" fo:font-style="normal" style:text-outline="false" fo:text-shadow="none" style:font-size-asian="11pt" style:font-size-complex="11pt" style:font-weight-asian="bold" style:font-weight-complex="bold" style:font-style-asian="normal" style:font-style-complex="normal" style:text-position="0%"/>
    </style:style>
    <style:style style:name="T10" style:family="text">
      <style:text-properties fo:color="#fa7d00" style:font-name="Calibri" fo:font-size="11pt" fo:font-weight="bold" style:text-underline-style="none" style:text-underline-color="font-color" fo:font-style="normal" style:text-outline="false" fo:text-shadow="none" style:text-position="-33%" style:font-size-asian="11pt" style:font-size-complex="11pt" style:font-weight-asian="bold" style:font-weight-complex="bold" style:font-style-asian="normal" style:font-style-complex="normal"/>
    </style:style>
    <style:style style:name="T11" style:family="text">
      <style:text-properties fo:color="#fa7d00" style:font-name="Calibri" fo:font-size="9pt" fo:font-weight="bold" style:text-underline-style="none" style:text-underline-color="font-color" fo:font-style="normal" style:text-outline="false" fo:text-shadow="none" style:text-position="0%" style:font-size-asian="9pt" style:font-size-complex="9pt" style:font-weight-asian="bold" style:font-weight-complex="bold" style:font-style-asian="normal" style:font-style-complex="normal"/>
    </style:style>
    <style:style style:name="T12" style:family="text">
      <style:text-properties fo:color="#fa7d00" style:font-name="Calibri" fo:font-size="12pt" fo:font-weight="bold" style:text-underline-style="none" style:text-underline-color="font-color" fo:font-style="normal" style:text-outline="false" fo:text-shadow="none" style:text-position="-33%" style:font-size-asian="12pt" style:font-size-complex="12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otores" table:style-name="ta5">
        <office:forms form:automatic-focus="false" form:apply-design-mode="false"/>
        <table:table-column table:style-name="co30" table:default-cell-style-name="ce97"/>
        <table:table-column table:style-name="co31" table:default-cell-style-name="Default"/>
        <table:table-column table:style-name="co32" table:default-cell-style-name="ce97"/>
        <table:table-column table:style-name="co33" table:number-columns-repeated="2" table:default-cell-style-name="ce111"/>
        <table:table-column table:style-name="co34" table:default-cell-style-name="ce97"/>
        <table:table-column table:style-name="co35" table:default-cell-style-name="ce97"/>
        <table:table-column table:style-name="co33" table:default-cell-style-name="ce111"/>
        <table:table-column table:style-name="co36" table:number-columns-repeated="2" table:default-cell-style-name="ce111"/>
        <table:table-column table:style-name="co37" table:default-cell-style-name="ce111"/>
        <table:table-column table:style-name="co38" table:default-cell-style-name="ce111"/>
        <table:table-column table:style-name="co39" table:default-cell-style-name="ce111"/>
        <table:table-column table:style-name="co39" table:default-cell-style-name="ce97"/>
        <table:table-column table:style-name="co11" table:default-cell-style-name="ce97"/>
        <table:table-column table:style-name="co12" table:default-cell-style-name="ce97"/>
        <table:table-column table:style-name="co33" table:default-cell-style-name="ce97"/>
        <table:table-column table:style-name="co12" table:number-columns-repeated="3" table:default-cell-style-name="ce97"/>
        <table:table-column table:style-name="co11" table:number-columns-repeated="1004" table:default-cell-style-name="ce97"/>
        <table:table-row table:style-name="ro9">
          <table:table-cell table:style-name="ce91" office:value-type="string" calcext:value-type="string">
            <text:p>Articulación</text:p>
          </table:table-cell>
          <table:table-cell table:style-name="ce98" office:value-type="string" calcext:value-type="string">
            <text:p>Simox-names</text:p>
          </table:table-cell>
          <table:table-cell table:style-name="ce91" office:value-type="string" calcext:value-type="string">
            <text:p>Limb</text:p>
          </table:table-cell>
          <table:table-cell table:style-name="ce106" office:value-type="string" calcext:value-type="string">
            <text:p>YARP</text:p>
          </table:table-cell>
          <table:table-cell table:style-name="ce106" office:value-type="string" calcext:value-type="string">
            <text:p>CAN IDs</text:p>
          </table:table-cell>
          <table:table-cell table:style-name="ce91" office:value-type="string" calcext:value-type="string">
            <text:p>JOINT</text:p>
          </table:table-cell>
          <table:table-cell table:style-name="ce116" office:value-type="string" calcext:value-type="string">
            <text:p>MOTOR</text:p>
          </table:table-cell>
          <table:table-cell table:style-name="ce121" office:value-type="string" calcext:value-type="string">
            <text:p>R. total</text:p>
          </table:table-cell>
          <table:table-cell table:style-name="ce124" office:value-type="string" calcext:value-type="string">
            <text:p>Hard. Limit Min (degrees)</text:p>
          </table:table-cell>
          <table:table-cell table:style-name="ce124" office:value-type="string" calcext:value-type="string">
            <text:p>Hard. Limit Max (degrees)</text:p>
          </table:table-cell>
          <table:table-cell table:style-name="ce131" office:value-type="string" calcext:value-type="string">
            <text:p>Soft. Limit Min (degrees) </text:p>
          </table:table-cell>
          <table:table-cell table:style-name="ce131" office:value-type="string" calcext:value-type="string">
            <text:p>Soft. Limit Max (degrees) </text:p>
          </table:table-cell>
          <table:table-cell table:style-name="ce124" office:value-type="string" calcext:value-type="string">
            <text:p>Human-inspired Min Limit (degrees)</text:p>
          </table:table-cell>
          <table:table-cell table:style-name="ce134" office:value-type="string" calcext:value-type="string">
            <text:p>Human-inspired Max Limit (degrees)</text:p>
          </table:table-cell>
          <table:table-cell table:number-columns-repeated="1010"/>
        </table:table-row>
        <table:table-row table:style-name="ro10">
          <table:table-cell table:style-name="ce92" office:value-type="string" calcext:value-type="string">
            <text:p>Tobillo Sagital Drch.</text:p>
          </table:table-cell>
          <table:table-cell table:style-name="ce99" office:value-type="string" calcext:value-type="string">
            <text:p>RightSaggitalAnkle</text:p>
          </table:table-cell>
          <table:table-cell table:style-name="ce102" office:value-type="string" calcext:value-type="string">
            <text:p>Right leg (/dev/can0)</text:p>
          </table:table-cell>
          <table:table-cell table:style-name="ce107" office:value-type="float" office:value="6" calcext:value-type="float">
            <text:p>6</text:p>
          </table:table-cell>
          <table:table-cell table:style-name="ce107" office:value-type="float" office:value="1" calcext:value-type="float">
            <text:p>1</text:p>
          </table:table-cell>
          <table:table-cell table:style-name="ce112" office:value-type="string" calcext:value-type="string">
            <text:p>TSD-1</text:p>
          </table:table-cell>
          <table:table-cell table:style-name="ce117" office:value-type="float" office:value="251601" calcext:value-type="float">
            <text:p>251601</text:p>
          </table:table-cell>
          <table:table-cell table:style-name="ce107" table:formula="of:=1.47*160" office:value-type="float" office:value="235.2" calcext:value-type="float">
            <text:p>235.2</text:p>
          </table:table-cell>
          <table:table-cell table:style-name="ce125" office:value-type="float" office:value="-24.956062" calcext:value-type="float">
            <text:p>-24.956062</text:p>
          </table:table-cell>
          <table:table-cell table:style-name="ce129" office:value-type="float" office:value="47.521973" calcext:value-type="float">
            <text:p>47.521973</text:p>
          </table:table-cell>
          <table:table-cell table:style-name="ce125" office:value-type="float" office:value="-19.9" calcext:value-type="float">
            <text:p>-19.9</text:p>
          </table:table-cell>
          <table:table-cell table:style-name="ce129" office:value-type="float" office:value="42.5" calcext:value-type="float">
            <text:p>42.5</text:p>
          </table:table-cell>
          <table:table-cell table:style-name="ce129" office:value-type="float" office:value="-5" calcext:value-type="float">
            <text:p>-5</text:p>
          </table:table-cell>
          <table:table-cell table:style-name="ce135" office:value-type="string" calcext:value-type="string">
            <text:p>5.0</text:p>
          </table:table-cell>
          <table:table-cell table:number-columns-repeated="1010"/>
        </table:table-row>
        <table:table-row table:style-name="ro3">
          <table:table-cell table:style-name="ce93" office:value-type="string" calcext:value-type="string">
            <text:p>Tobillo Frontal Drch.</text:p>
          </table:table-cell>
          <table:table-cell table:style-name="ce100" office:value-type="string" calcext:value-type="string">
            <text:p>RightFrontalAnkle</text:p>
          </table:table-cell>
          <table:table-cell table:style-name="ce102" office:value-type="string" calcext:value-type="string">
            <text:p>Right leg (/dev/can0)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2" calcext:value-type="float">
            <text:p>2</text:p>
          </table:table-cell>
          <table:table-cell table:style-name="ce113" office:value-type="string" calcext:value-type="string">
            <text:p>TFD-2</text:p>
          </table:table-cell>
          <table:table-cell table:style-name="ce118" office:value-type="float" office:value="402686" calcext:value-type="float">
            <text:p>402686</text:p>
          </table:table-cell>
          <table:table-cell table:style-name="ce122" table:formula="of:=1.69*160" office:value-type="float" office:value="270.4" calcext:value-type="float">
            <text:p>270.4</text:p>
          </table:table-cell>
          <table:table-cell table:style-name="ce125" office:value-type="float" office:value="-28.119507" calcext:value-type="float">
            <text:p>-28.119507</text:p>
          </table:table-cell>
          <table:table-cell table:style-name="ce129" office:value-type="float" office:value="30.386658" calcext:value-type="float">
            <text:p>30.386658</text:p>
          </table:table-cell>
          <table:table-cell table:style-name="ce125" office:value-type="float" office:value="-23.1" calcext:value-type="float">
            <text:p>-23.1</text:p>
          </table:table-cell>
          <table:table-cell table:style-name="ce129" office:value-type="float" office:value="25.4" calcext:value-type="float">
            <text:p>25.4</text:p>
          </table:table-cell>
          <table:table-cell table:style-name="ce129" office:value-type="float" office:value="-20" calcext:value-type="float">
            <text:p>-20</text:p>
          </table:table-cell>
          <table:table-cell table:style-name="ce135" office:value-type="string" calcext:value-type="string">
            <text:p>25.4</text:p>
          </table:table-cell>
          <table:table-cell table:number-columns-repeated="1010"/>
        </table:table-row>
        <table:table-row table:style-name="ro10">
          <table:table-cell table:style-name="ce94" office:value-type="string" calcext:value-type="string">
            <text:p>Rodilla Frontal Drch.</text:p>
          </table:table-cell>
          <table:table-cell table:style-name="ce99" office:value-type="string" calcext:value-type="string">
            <text:p>RightFrontalKnee</text:p>
          </table:table-cell>
          <table:table-cell table:style-name="ce102" office:value-type="string" calcext:value-type="string">
            <text:p>Right leg (/dev/can0)</text:p>
          </table:table-cell>
          <table:table-cell table:style-name="ce107" office:value-type="float" office:value="4" calcext:value-type="float">
            <text:p>4</text:p>
          </table:table-cell>
          <table:table-cell table:style-name="ce107" office:value-type="float" office:value="3" calcext:value-type="float">
            <text:p>3</text:p>
          </table:table-cell>
          <table:table-cell table:style-name="ce112" office:value-type="string" calcext:value-type="string">
            <text:p>RFD-3</text:p>
          </table:table-cell>
          <table:table-cell table:style-name="ce117" office:value-type="float" office:value="402686" calcext:value-type="float">
            <text:p>402686</text:p>
          </table:table-cell>
          <table:table-cell table:style-name="ce107" table:formula="of:=1.47*160" office:value-type="float" office:value="235.2" calcext:value-type="float">
            <text:p>235.2</text:p>
          </table:table-cell>
          <table:table-cell table:style-name="ce125" office:value-type="float" office:value="-66.326904" calcext:value-type="float">
            <text:p>-66.326904</text:p>
          </table:table-cell>
          <table:table-cell table:style-name="ce125" office:value-type="float" office:value="87.434097" calcext:value-type="float">
            <text:p>87.434097</text:p>
          </table:table-cell>
          <table:table-cell table:style-name="ce125" office:value-type="float" office:value="-61.3" calcext:value-type="float">
            <text:p>-61.3</text:p>
          </table:table-cell>
          <table:table-cell table:style-name="ce125" office:value-type="float" office:value="82.4" calcext:value-type="float">
            <text:p>82.4</text:p>
          </table:table-cell>
          <table:table-cell table:style-name="ce129" office:value-type="float" office:value="-61.3" calcext:value-type="float">
            <text:p>-61.3</text:p>
          </table:table-cell>
          <table:table-cell table:style-name="ce136" office:value-type="string" calcext:value-type="string">
            <text:p>82.4</text:p>
          </table:table-cell>
          <table:table-cell table:number-columns-repeated="1010"/>
        </table:table-row>
        <table:table-row table:style-name="ro10">
          <table:table-cell table:style-name="ce93" office:value-type="string" calcext:value-type="string">
            <text:p>Cadera Frontal Drch.</text:p>
          </table:table-cell>
          <table:table-cell table:style-name="ce100" office:value-type="string" calcext:value-type="string">
            <text:p>RightFrontalHip</text:p>
          </table:table-cell>
          <table:table-cell table:style-name="ce102" office:value-type="string" calcext:value-type="string">
            <text:p>Right leg (/dev/can0)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4" calcext:value-type="float">
            <text:p>4</text:p>
          </table:table-cell>
          <table:table-cell table:style-name="ce113" office:value-type="string" calcext:value-type="string">
            <text:p>CFD-4</text:p>
          </table:table-cell>
          <table:table-cell table:style-name="ce118" office:value-type="float" office:value="402686" calcext:value-type="float">
            <text:p>402686</text:p>
          </table:table-cell>
          <table:table-cell table:style-name="ce122" table:formula="of:=1.2*160" office:value-type="float" office:value="192" calcext:value-type="float">
            <text:p>192</text:p>
          </table:table-cell>
          <table:table-cell table:style-name="ce125" office:value-type="float" office:value="-36.625671" calcext:value-type="float">
            <text:p>-36.625671</text:p>
          </table:table-cell>
          <table:table-cell table:style-name="ce129" office:value-type="float" office:value="47.275921" calcext:value-type="float">
            <text:p>47.275921</text:p>
          </table:table-cell>
          <table:table-cell table:style-name="ce125" office:value-type="float" office:value="-31.6" calcext:value-type="float">
            <text:p>-31.6</text:p>
          </table:table-cell>
          <table:table-cell table:style-name="ce125" office:value-type="float" office:value="42.3" calcext:value-type="float">
            <text:p>42.3</text:p>
          </table:table-cell>
          <table:table-cell table:style-name="ce129" office:value-type="float" office:value="-31.6" calcext:value-type="float">
            <text:p>-31.6</text:p>
          </table:table-cell>
          <table:table-cell table:style-name="ce135" office:value-type="string" calcext:value-type="string">
            <text:p>30</text:p>
          </table:table-cell>
          <table:table-cell table:number-columns-repeated="1010"/>
        </table:table-row>
        <table:table-row table:style-name="ro10">
          <table:table-cell table:style-name="ce94" office:value-type="string" calcext:value-type="string">
            <text:p>Cadera Sagital Drch.</text:p>
          </table:table-cell>
          <table:table-cell table:style-name="ce99" office:value-type="string" calcext:value-type="string">
            <text:p>RightSaggitalHip</text:p>
          </table:table-cell>
          <table:table-cell table:style-name="ce102" office:value-type="string" calcext:value-type="string">
            <text:p>Right leg (/dev/can0)</text:p>
          </table:table-cell>
          <table:table-cell table:style-name="ce107" office:value-type="float" office:value="2" calcext:value-type="float">
            <text:p>2</text:p>
          </table:table-cell>
          <table:table-cell table:style-name="ce107" office:value-type="float" office:value="5" calcext:value-type="float">
            <text:p>5</text:p>
          </table:table-cell>
          <table:table-cell table:style-name="ce112" office:value-type="string" calcext:value-type="string">
            <text:p>CSD-5</text:p>
          </table:table-cell>
          <table:table-cell table:style-name="ce117" office:value-type="float" office:value="251601" calcext:value-type="float">
            <text:p>251601</text:p>
          </table:table-cell>
          <table:table-cell table:style-name="ce107" table:formula="of:=3.27*160" office:value-type="float" office:value="523.2" calcext:value-type="float">
            <text:p>523.2</text:p>
          </table:table-cell>
          <table:table-cell table:style-name="ce125" office:value-type="float" office:value="-19.244287" calcext:value-type="float">
            <text:p>-19.244287</text:p>
          </table:table-cell>
          <table:table-cell table:style-name="ce129" office:value-type="float" office:value="17.486818" calcext:value-type="float">
            <text:p>17.486818</text:p>
          </table:table-cell>
          <table:table-cell table:style-name="ce125" office:value-type="float" office:value="-14.2" calcext:value-type="float">
            <text:p>-14.2</text:p>
          </table:table-cell>
          <table:table-cell table:style-name="ce129" office:value-type="float" office:value="12.5" calcext:value-type="float">
            <text:p>12.5</text:p>
          </table:table-cell>
          <table:table-cell table:style-name="ce129" office:value-type="float" office:value="-14.2" calcext:value-type="float">
            <text:p>-14.2</text:p>
          </table:table-cell>
          <table:table-cell table:style-name="ce135" office:value-type="string" calcext:value-type="string">
            <text:p>12.5</text:p>
          </table:table-cell>
          <table:table-cell table:number-columns-repeated="1010"/>
        </table:table-row>
        <table:table-row table:style-name="ro10">
          <table:table-cell table:style-name="ce93" office:value-type="string" calcext:value-type="string">
            <text:p>Cadera Axial Drch.</text:p>
          </table:table-cell>
          <table:table-cell table:style-name="ce100" office:value-type="string" calcext:value-type="string">
            <text:p>RightAxialHip</text:p>
          </table:table-cell>
          <table:table-cell table:style-name="ce102" office:value-type="string" calcext:value-type="string">
            <text:p>Right leg (/dev/can0)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6" calcext:value-type="float">
            <text:p>6</text:p>
          </table:table-cell>
          <table:table-cell table:style-name="ce113" office:value-type="string" calcext:value-type="string">
            <text:p>CAD-6</text:p>
          </table:table-cell>
          <table:table-cell table:style-name="ce118" office:value-type="float" office:value="339287" calcext:value-type="float">
            <text:p>339287</text:p>
          </table:table-cell>
          <table:table-cell table:style-name="ce122" table:formula="of:=2.5*160" office:value-type="float" office:value="400" calcext:value-type="float">
            <text:p>400</text:p>
          </table:table-cell>
          <table:table-cell table:style-name="ce125" office:value-type="float" office:value="-37.785587" calcext:value-type="float">
            <text:p>-37.785587</text:p>
          </table:table-cell>
          <table:table-cell table:style-name="ce129" office:value-type="float" office:value="32.934967" calcext:value-type="float">
            <text:p>32.934967</text:p>
          </table:table-cell>
          <table:table-cell table:style-name="ce125" office:value-type="float" office:value="-32.8" calcext:value-type="float">
            <text:p>-32.8</text:p>
          </table:table-cell>
          <table:table-cell table:style-name="ce125" office:value-type="float" office:value="27.9" calcext:value-type="float">
            <text:p>27.9</text:p>
          </table:table-cell>
          <table:table-cell table:style-name="ce129" office:value-type="float" office:value="-32.8" calcext:value-type="float">
            <text:p>-32.8</text:p>
          </table:table-cell>
          <table:table-cell table:style-name="ce136" office:value-type="string" calcext:value-type="string">
            <text:p>27.9</text:p>
          </table:table-cell>
          <table:table-cell table:number-columns-repeated="1010"/>
        </table:table-row>
        <table:table-row table:style-name="ro10">
          <table:table-cell table:style-name="ce94" office:value-type="string" calcext:value-type="string">
            <text:p>Cintura Frontal</text:p>
          </table:table-cell>
          <table:table-cell table:style-name="ce99" office:value-type="string" calcext:value-type="string">
            <text:p>FrontalWaist</text:p>
          </table:table-cell>
          <table:table-cell table:style-name="ce102" office:value-type="string" calcext:value-type="string">
            <text:p>Right leg (/dev/can0)</text:p>
          </table:table-cell>
          <table:table-cell table:style-name="ce107" office:value-type="float" office:value="0" calcext:value-type="float">
            <text:p>0</text:p>
          </table:table-cell>
          <table:table-cell table:style-name="ce107" office:value-type="float" office:value="14" calcext:value-type="float">
            <text:p>14</text:p>
          </table:table-cell>
          <table:table-cell table:style-name="ce112" office:value-type="string" calcext:value-type="string">
            <text:p>CF-14</text:p>
          </table:table-cell>
          <table:table-cell table:style-name="ce117" office:value-type="float" office:value="251601" calcext:value-type="float">
            <text:p>251601</text:p>
          </table:table-cell>
          <table:table-cell table:style-name="ce107" office:value-type="float" office:value="480" calcext:value-type="float">
            <text:p>480</text:p>
          </table:table-cell>
          <table:table-cell table:style-name="ce125" office:value-type="float" office:value="-95.412994" calcext:value-type="float">
            <text:p>-95.412994</text:p>
          </table:table-cell>
          <table:table-cell table:style-name="ce129" office:value-type="float" office:value="15.114234" calcext:value-type="float">
            <text:p>15.114234</text:p>
          </table:table-cell>
          <table:table-cell table:style-name="ce125" office:value-type="float" office:value="-90.4" calcext:value-type="float">
            <text:p>-90.4</text:p>
          </table:table-cell>
          <table:table-cell table:style-name="ce129" office:value-type="float" office:value="10.1" calcext:value-type="float">
            <text:p>10.1</text:p>
          </table:table-cell>
          <table:table-cell table:style-name="ce129" office:value-type="float" office:value="-90.4" calcext:value-type="float">
            <text:p>-90.4</text:p>
          </table:table-cell>
          <table:table-cell table:style-name="ce136" office:value-type="string" calcext:value-type="string">
            <text:p>10.1</text:p>
          </table:table-cell>
          <table:table-cell table:number-columns-repeated="1010"/>
        </table:table-row>
        <table:table-row table:style-name="ro10">
          <table:table-cell table:style-name="ce93" office:value-type="string" calcext:value-type="string">
            <text:p>Cintura Axial</text:p>
          </table:table-cell>
          <table:table-cell table:style-name="ce100" office:value-type="string" calcext:value-type="string">
            <text:p>AxialWaist</text:p>
          </table:table-cell>
          <table:table-cell table:style-name="ce103" office:value-type="string" calcext:value-type="string">
            <text:p>Left leg (/dev/can1)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13" calcext:value-type="float">
            <text:p>13</text:p>
          </table:table-cell>
          <table:table-cell table:style-name="ce113" office:value-type="string" calcext:value-type="string">
            <text:p>CA-13</text:p>
          </table:table-cell>
          <table:table-cell table:style-name="ce118" office:value-type="float" office:value="251601" calcext:value-type="float">
            <text:p>251601</text:p>
          </table:table-cell>
          <table:table-cell table:style-name="ce122" office:value-type="float" office:value="160" calcext:value-type="float">
            <text:p>160</text:p>
          </table:table-cell>
          <table:table-cell table:style-name="ce126" office:value-type="float" office:value="-51.318099" calcext:value-type="float">
            <text:p>-51.318099</text:p>
          </table:table-cell>
          <table:table-cell table:style-name="ce126" office:value-type="float" office:value="51.318099" calcext:value-type="float">
            <text:p>51.318099</text:p>
          </table:table-cell>
          <table:table-cell table:style-name="ce126" office:value-type="float" office:value="-59.3" calcext:value-type="float">
            <text:p>-59.3</text:p>
          </table:table-cell>
          <table:table-cell table:style-name="ce127" office:value-type="float" office:value="46.3" calcext:value-type="float">
            <text:p>46.3</text:p>
          </table:table-cell>
          <table:table-cell table:style-name="ce127" office:value-type="float" office:value="-30" calcext:value-type="float">
            <text:p>-30</text:p>
          </table:table-cell>
          <table:table-cell table:style-name="ce137" office:value-type="string" calcext:value-type="string">
            <text:p>30.0</text:p>
          </table:table-cell>
          <table:table-cell table:number-columns-repeated="1010"/>
        </table:table-row>
        <table:table-row table:style-name="ro11">
          <table:table-cell table:style-name="ce94" office:value-type="string" calcext:value-type="string">
            <text:p>Cadera Axial Izq.</text:p>
          </table:table-cell>
          <table:table-cell table:style-name="ce99" office:value-type="string" calcext:value-type="string">
            <text:p>LeftAxialHip</text:p>
          </table:table-cell>
          <table:table-cell table:style-name="ce103" office:value-type="string" calcext:value-type="string">
            <text:p>Left leg (/dev/can1)</text:p>
          </table:table-cell>
          <table:table-cell table:style-name="ce107" office:value-type="float" office:value="1" calcext:value-type="float">
            <text:p>1</text:p>
          </table:table-cell>
          <table:table-cell table:style-name="ce107" office:value-type="float" office:value="7" calcext:value-type="float">
            <text:p>7</text:p>
          </table:table-cell>
          <table:table-cell table:style-name="ce112" office:value-type="string" calcext:value-type="string">
            <text:p>CAI-7</text:p>
          </table:table-cell>
          <table:table-cell table:style-name="ce117" office:value-type="float" office:value="339287" calcext:value-type="float">
            <text:p>339287</text:p>
          </table:table-cell>
          <table:table-cell table:style-name="ce107" table:formula="of:=2.5*160" office:value-type="float" office:value="400" calcext:value-type="float">
            <text:p>400</text:p>
          </table:table-cell>
          <table:table-cell table:style-name="ce127" office:value-type="float" office:value="-37.785587" calcext:value-type="float">
            <text:p>-37.785587</text:p>
          </table:table-cell>
          <table:table-cell table:style-name="ce127" office:value-type="float" office:value="32.934967" calcext:value-type="float">
            <text:p>32.934967</text:p>
          </table:table-cell>
          <table:table-cell table:style-name="ce127" office:value-type="float" office:value="-32.8" calcext:value-type="float">
            <text:p>-32.8</text:p>
          </table:table-cell>
          <table:table-cell table:style-name="ce127" office:value-type="float" office:value="27.9" calcext:value-type="float">
            <text:p>27.9</text:p>
          </table:table-cell>
          <table:table-cell table:style-name="ce127" office:value-type="float" office:value="-32.8" calcext:value-type="float">
            <text:p>-32.8</text:p>
          </table:table-cell>
          <table:table-cell table:style-name="ce135" office:value-type="string" calcext:value-type="string">
            <text:p>27.9</text:p>
          </table:table-cell>
          <table:table-cell table:number-columns-repeated="1010"/>
        </table:table-row>
        <table:table-row table:style-name="ro3">
          <table:table-cell table:style-name="ce93" office:value-type="string" calcext:value-type="string">
            <text:p>Cadera Sagital Izq.</text:p>
          </table:table-cell>
          <table:table-cell table:style-name="ce100" office:value-type="string" calcext:value-type="string">
            <text:p>LeftSaggitalHip</text:p>
          </table:table-cell>
          <table:table-cell table:style-name="ce103" office:value-type="string" calcext:value-type="string">
            <text:p>Left leg (/dev/can1)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8" calcext:value-type="float">
            <text:p>8</text:p>
          </table:table-cell>
          <table:table-cell table:style-name="ce113" office:value-type="string" calcext:value-type="string">
            <text:p>CSI-8</text:p>
          </table:table-cell>
          <table:table-cell table:style-name="ce118" office:value-type="float" office:value="339287" calcext:value-type="float">
            <text:p>339287</text:p>
          </table:table-cell>
          <table:table-cell table:style-name="ce122" table:formula="of:=3.27*160" office:value-type="float" office:value="523.2" calcext:value-type="float">
            <text:p>523.2</text:p>
          </table:table-cell>
          <table:table-cell table:style-name="ce126" office:value-type="float" office:value="-19.244287" calcext:value-type="float">
            <text:p>-19.244287</text:p>
          </table:table-cell>
          <table:table-cell table:style-name="ce127" office:value-type="float" office:value="17.486818" calcext:value-type="float">
            <text:p>17.486818</text:p>
          </table:table-cell>
          <table:table-cell table:style-name="ce127" office:value-type="float" office:value="-14.2" calcext:value-type="float">
            <text:p>-14.2</text:p>
          </table:table-cell>
          <table:table-cell table:style-name="ce127" office:value-type="float" office:value="12.5" calcext:value-type="float">
            <text:p>12.5</text:p>
          </table:table-cell>
          <table:table-cell table:style-name="ce127" office:value-type="float" office:value="-14.2" calcext:value-type="float">
            <text:p>-14.2</text:p>
          </table:table-cell>
          <table:table-cell table:style-name="ce135" office:value-type="string" calcext:value-type="string">
            <text:p>12.5</text:p>
          </table:table-cell>
          <table:table-cell table:number-columns-repeated="1010"/>
        </table:table-row>
        <table:table-row table:style-name="ro10">
          <table:table-cell table:style-name="ce94" office:value-type="string" calcext:value-type="string">
            <text:p>Cadera Frontal Izq.</text:p>
          </table:table-cell>
          <table:table-cell table:style-name="ce99" office:value-type="string" calcext:value-type="string">
            <text:p>LeftFrontalHip</text:p>
          </table:table-cell>
          <table:table-cell table:style-name="ce103" office:value-type="string" calcext:value-type="string">
            <text:p>Left leg (/dev/can1)</text:p>
          </table:table-cell>
          <table:table-cell table:style-name="ce107" office:value-type="float" office:value="3" calcext:value-type="float">
            <text:p>3</text:p>
          </table:table-cell>
          <table:table-cell table:style-name="ce107" office:value-type="float" office:value="9" calcext:value-type="float">
            <text:p>9</text:p>
          </table:table-cell>
          <table:table-cell table:style-name="ce112" office:value-type="string" calcext:value-type="string">
            <text:p>CFI-9</text:p>
          </table:table-cell>
          <table:table-cell table:style-name="ce117" office:value-type="float" office:value="402686" calcext:value-type="float">
            <text:p>402686</text:p>
          </table:table-cell>
          <table:table-cell table:style-name="ce107" table:formula="of:=1.2*160" office:value-type="float" office:value="192" calcext:value-type="float">
            <text:p>192</text:p>
          </table:table-cell>
          <table:table-cell table:style-name="ce126" office:value-type="float" office:value="-36.625671" calcext:value-type="float">
            <text:p>-36.625671</text:p>
          </table:table-cell>
          <table:table-cell table:style-name="ce127" office:value-type="float" office:value="47.275921" calcext:value-type="float">
            <text:p>47.275921</text:p>
          </table:table-cell>
          <table:table-cell table:style-name="ce126" office:value-type="float" office:value="-31.6" calcext:value-type="float">
            <text:p>-31.6</text:p>
          </table:table-cell>
          <table:table-cell table:style-name="ce127" office:value-type="float" office:value="42.3" calcext:value-type="float">
            <text:p>42.3</text:p>
          </table:table-cell>
          <table:table-cell table:style-name="ce127" office:value-type="float" office:value="-31.6" calcext:value-type="float">
            <text:p>-31.6</text:p>
          </table:table-cell>
          <table:table-cell table:style-name="ce135" office:value-type="string" calcext:value-type="string">
            <text:p>30.0</text:p>
          </table:table-cell>
          <table:table-cell table:number-columns-repeated="1010"/>
        </table:table-row>
        <table:table-row table:style-name="ro10">
          <table:table-cell table:style-name="ce93" office:value-type="string" calcext:value-type="string">
            <text:p>Rodilla Frontal Izq.</text:p>
          </table:table-cell>
          <table:table-cell table:style-name="ce100" office:value-type="string" calcext:value-type="string">
            <text:p>LeftFrontalKnee</text:p>
          </table:table-cell>
          <table:table-cell table:style-name="ce103" office:value-type="string" calcext:value-type="string">
            <text:p>Left leg (/dev/can1)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10" calcext:value-type="float">
            <text:p>10</text:p>
          </table:table-cell>
          <table:table-cell table:style-name="ce113" office:value-type="string" calcext:value-type="string">
            <text:p>RFI-10</text:p>
          </table:table-cell>
          <table:table-cell table:style-name="ce118" office:value-type="float" office:value="402686" calcext:value-type="float">
            <text:p>402686</text:p>
          </table:table-cell>
          <table:table-cell table:style-name="ce122" table:formula="of:=1.47*160" office:value-type="float" office:value="235.2" calcext:value-type="float">
            <text:p>235.2</text:p>
          </table:table-cell>
          <table:table-cell table:style-name="ce126" office:value-type="float" office:value="-66.326904" calcext:value-type="float">
            <text:p>-66.326904</text:p>
          </table:table-cell>
          <table:table-cell table:style-name="ce127" office:value-type="float" office:value="87.434097" calcext:value-type="float">
            <text:p>87.434097</text:p>
          </table:table-cell>
          <table:table-cell table:style-name="ce127" office:value-type="float" office:value="-61.3" calcext:value-type="float">
            <text:p>-61.3</text:p>
          </table:table-cell>
          <table:table-cell table:style-name="ce127" office:value-type="float" office:value="82.4" calcext:value-type="float">
            <text:p>82.4</text:p>
          </table:table-cell>
          <table:table-cell table:style-name="ce127" office:value-type="float" office:value="-61.3" calcext:value-type="float">
            <text:p>-61.3</text:p>
          </table:table-cell>
          <table:table-cell table:style-name="ce135" office:value-type="string" calcext:value-type="string">
            <text:p>82.4</text:p>
          </table:table-cell>
          <table:table-cell table:number-columns-repeated="1010"/>
        </table:table-row>
        <table:table-row table:style-name="ro10">
          <table:table-cell table:style-name="ce94" office:value-type="string" calcext:value-type="string">
            <text:p>Tobillo Frontal Izq.</text:p>
          </table:table-cell>
          <table:table-cell table:style-name="ce99" office:value-type="string" calcext:value-type="string">
            <text:p>LeftFrontalAnkle</text:p>
          </table:table-cell>
          <table:table-cell table:style-name="ce103" office:value-type="string" calcext:value-type="string">
            <text:p>Left leg (/dev/can1)</text:p>
          </table:table-cell>
          <table:table-cell table:style-name="ce107" office:value-type="float" office:value="5" calcext:value-type="float">
            <text:p>5</text:p>
          </table:table-cell>
          <table:table-cell table:style-name="ce107" office:value-type="float" office:value="11" calcext:value-type="float">
            <text:p>11</text:p>
          </table:table-cell>
          <table:table-cell table:style-name="ce112" office:value-type="string" calcext:value-type="string">
            <text:p>TFI-11</text:p>
          </table:table-cell>
          <table:table-cell table:style-name="ce117" office:value-type="float" office:value="402686" calcext:value-type="float">
            <text:p>402686</text:p>
          </table:table-cell>
          <table:table-cell table:style-name="ce107" table:formula="of:=1.69*160" office:value-type="float" office:value="270.4" calcext:value-type="float">
            <text:p>270.4</text:p>
          </table:table-cell>
          <table:table-cell table:style-name="ce127" office:value-type="float" office:value="-28.119507" calcext:value-type="float">
            <text:p>-28.119507</text:p>
          </table:table-cell>
          <table:table-cell table:style-name="ce127" office:value-type="float" office:value="30.386658" calcext:value-type="float">
            <text:p>30.386658</text:p>
          </table:table-cell>
          <table:table-cell table:style-name="ce127" office:value-type="float" office:value="-23.1" calcext:value-type="float">
            <text:p>-23.1</text:p>
          </table:table-cell>
          <table:table-cell table:style-name="ce127" office:value-type="float" office:value="25.4" calcext:value-type="float">
            <text:p>25.4</text:p>
          </table:table-cell>
          <table:table-cell table:style-name="ce127" office:value-type="float" office:value="-20" calcext:value-type="float">
            <text:p>-20</text:p>
          </table:table-cell>
          <table:table-cell table:style-name="ce135" office:value-type="string" calcext:value-type="string">
            <text:p>25.4</text:p>
          </table:table-cell>
          <table:table-cell table:number-columns-repeated="1010"/>
        </table:table-row>
        <table:table-row table:style-name="ro10">
          <table:table-cell table:style-name="ce93" office:value-type="string" calcext:value-type="string">
            <text:p>Tobillo Sagital Izq.</text:p>
          </table:table-cell>
          <table:table-cell table:style-name="ce100" office:value-type="string" calcext:value-type="string">
            <text:p>LeftSaggitalAnkle</text:p>
          </table:table-cell>
          <table:table-cell table:style-name="ce103" office:value-type="string" calcext:value-type="string">
            <text:p>Left leg (/dev/can1)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12" calcext:value-type="float">
            <text:p>12</text:p>
          </table:table-cell>
          <table:table-cell table:style-name="ce113" office:value-type="string" calcext:value-type="string">
            <text:p>TSI-12</text:p>
          </table:table-cell>
          <table:table-cell table:style-name="ce118" office:value-type="float" office:value="251601" calcext:value-type="float">
            <text:p>251601</text:p>
          </table:table-cell>
          <table:table-cell table:style-name="ce122" table:formula="of:=1.47*160" office:value-type="float" office:value="235.2" calcext:value-type="float">
            <text:p>235.2</text:p>
          </table:table-cell>
          <table:table-cell table:style-name="ce126" office:value-type="float" office:value="-24.956062" calcext:value-type="float">
            <text:p>-24.956062</text:p>
          </table:table-cell>
          <table:table-cell table:style-name="ce127" office:value-type="float" office:value="47.521973" calcext:value-type="float">
            <text:p>47.521973</text:p>
          </table:table-cell>
          <table:table-cell table:style-name="ce127" office:value-type="float" office:value="-19.9" calcext:value-type="float">
            <text:p>-19.9</text:p>
          </table:table-cell>
          <table:table-cell table:style-name="ce127" office:value-type="float" office:value="42.5" calcext:value-type="float">
            <text:p>42.5</text:p>
          </table:table-cell>
          <table:table-cell table:style-name="ce127" office:value-type="float" office:value="-5" calcext:value-type="float">
            <text:p>-5</text:p>
          </table:table-cell>
          <table:table-cell table:style-name="ce135" office:value-type="string" calcext:value-type="string">
            <text:p>5.0</text:p>
          </table:table-cell>
          <table:table-cell table:number-columns-repeated="1010"/>
        </table:table-row>
        <table:table-row table:style-name="ro10">
          <table:table-cell table:style-name="ce95" office:value-type="string" calcext:value-type="string">
            <text:p>Hombro Frontal Der.</text:p>
          </table:table-cell>
          <table:table-cell table:style-name="ce99" office:value-type="string" calcext:value-type="string">
            <text:p>RightFrontalShoulder</text:p>
          </table:table-cell>
          <table:table-cell table:style-name="ce104" office:value-type="string" calcext:value-type="string">
            <text:p>Right arm (/dev/can0)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15" calcext:value-type="float">
            <text:p>15</text:p>
          </table:table-cell>
          <table:table-cell table:style-name="ce114" office:value-type="string" calcext:value-type="string">
            <text:p>HFD-15</text:p>
          </table:table-cell>
          <table:table-cell table:style-name="ce119" office:value-type="float" office:value="339282" calcext:value-type="float">
            <text:p>339282</text:p>
          </table:table-cell>
          <table:table-cell table:style-name="ce109" office:value-type="float" office:value="160" calcext:value-type="float">
            <text:p>160</text:p>
          </table:table-cell>
          <table:table-cell table:style-name="ce125" office:value-type="float" office:value="-103.07556" calcext:value-type="float">
            <text:p>-103.07556</text:p>
          </table:table-cell>
          <table:table-cell table:style-name="ce129" office:value-type="float" office:value="110.966614" calcext:value-type="float">
            <text:p>110.966614</text:p>
          </table:table-cell>
          <table:table-cell table:style-name="ce125" office:value-type="float" office:value="-98.1" calcext:value-type="float">
            <text:p>-98.1</text:p>
          </table:table-cell>
          <table:table-cell table:style-name="ce129" office:value-type="float" office:value="106" calcext:value-type="float">
            <text:p>106</text:p>
          </table:table-cell>
          <table:table-cell table:style-name="ce125" office:value-type="float" office:value="-98.1" calcext:value-type="float">
            <text:p>-98.1</text:p>
          </table:table-cell>
          <table:table-cell table:style-name="ce136" office:value-type="string" calcext:value-type="string">
            <text:p>45.0</text:p>
          </table:table-cell>
          <table:table-cell table:number-columns-repeated="1010"/>
        </table:table-row>
        <table:table-row table:style-name="ro11">
          <table:table-cell table:style-name="ce96" office:value-type="string" calcext:value-type="string">
            <text:p>Hombro Sagital Der.</text:p>
          </table:table-cell>
          <table:table-cell table:style-name="ce101" office:value-type="string" calcext:value-type="string">
            <text:p>RightSaggitalShoulder</text:p>
          </table:table-cell>
          <table:table-cell table:style-name="ce104" office:value-type="string" calcext:value-type="string">
            <text:p>Right arm (/dev/can0)</text:p>
          </table:table-cell>
          <table:table-cell table:style-name="ce110" office:value-type="float" office:value="1" calcext:value-type="float">
            <text:p>1</text:p>
          </table:table-cell>
          <table:table-cell table:style-name="ce110" office:value-type="float" office:value="16" calcext:value-type="float">
            <text:p>16</text:p>
          </table:table-cell>
          <table:table-cell table:style-name="ce115" office:value-type="string" calcext:value-type="string">
            <text:p>HSD-16</text:p>
          </table:table-cell>
          <table:table-cell table:style-name="ce120" office:value-type="float" office:value="339282" calcext:value-type="float">
            <text:p>339282</text:p>
          </table:table-cell>
          <table:table-cell table:style-name="ce123" office:value-type="float" office:value="160" calcext:value-type="float">
            <text:p>160</text:p>
          </table:table-cell>
          <table:table-cell table:style-name="ce125" office:value-type="float" office:value="-80.474518" calcext:value-type="float">
            <text:p>-80.474518</text:p>
          </table:table-cell>
          <table:table-cell table:style-name="ce129" office:value-type="float" office:value="27.416519" calcext:value-type="float">
            <text:p>27.416519</text:p>
          </table:table-cell>
          <table:table-cell table:style-name="ce125" office:value-type="float" office:value="-75.5" calcext:value-type="float">
            <text:p>-75.5</text:p>
          </table:table-cell>
          <table:table-cell table:style-name="ce129" office:value-type="float" office:value="22.4" calcext:value-type="float">
            <text:p>22.4</text:p>
          </table:table-cell>
          <table:table-cell table:style-name="ce125" office:value-type="float" office:value="-75.5" calcext:value-type="float">
            <text:p>-75.5</text:p>
          </table:table-cell>
          <table:table-cell table:style-name="ce136" office:value-type="string" calcext:value-type="string">
            <text:p>22.4</text:p>
          </table:table-cell>
          <table:table-cell table:number-columns-repeated="1010"/>
        </table:table-row>
        <table:table-row table:style-name="ro10">
          <table:table-cell table:style-name="ce95" office:value-type="string" calcext:value-type="string">
            <text:p>Hombro Axial Der.</text:p>
          </table:table-cell>
          <table:table-cell table:style-name="ce99" office:value-type="string" calcext:value-type="string">
            <text:p>RightAxialShoulder</text:p>
          </table:table-cell>
          <table:table-cell table:style-name="ce104" office:value-type="string" calcext:value-type="string">
            <text:p>Right arm (/dev/can0)</text:p>
          </table:table-cell>
          <table:table-cell table:style-name="ce109" office:value-type="float" office:value="2" calcext:value-type="float">
            <text:p>2</text:p>
          </table:table-cell>
          <table:table-cell table:style-name="ce109" office:value-type="float" office:value="17" calcext:value-type="float">
            <text:p>17</text:p>
          </table:table-cell>
          <table:table-cell table:style-name="ce114" office:value-type="string" calcext:value-type="string">
            <text:p>HAD-17</text:p>
          </table:table-cell>
          <table:table-cell table:style-name="ce119" office:value-type="float" office:value="339282" calcext:value-type="float">
            <text:p>339282</text:p>
          </table:table-cell>
          <table:table-cell table:style-name="ce109" office:value-type="float" office:value="120" calcext:value-type="float">
            <text:p>120</text:p>
          </table:table-cell>
          <table:table-cell table:style-name="ce125" office:value-type="float" office:value="-85.149384" calcext:value-type="float">
            <text:p>-85.149384</text:p>
          </table:table-cell>
          <table:table-cell table:style-name="ce129" office:value-type="float" office:value="62.021088" calcext:value-type="float">
            <text:p>62.021088</text:p>
          </table:table-cell>
          <table:table-cell table:style-name="ce125" office:value-type="float" office:value="-80.1" calcext:value-type="float">
            <text:p>-80.1</text:p>
          </table:table-cell>
          <table:table-cell table:style-name="ce129" office:value-type="float" office:value="57" calcext:value-type="float">
            <text:p>57</text:p>
          </table:table-cell>
          <table:table-cell table:style-name="ce125" office:value-type="float" office:value="-40" calcext:value-type="float">
            <text:p>-40</text:p>
          </table:table-cell>
          <table:table-cell table:style-name="ce136" office:value-type="string" calcext:value-type="string">
            <text:p>55.0</text:p>
          </table:table-cell>
          <table:table-cell table:number-columns-repeated="1010"/>
        </table:table-row>
        <table:table-row table:style-name="ro10">
          <table:table-cell table:style-name="ce96" office:value-type="string" calcext:value-type="string">
            <text:p>Codo Frontal Der.</text:p>
          </table:table-cell>
          <table:table-cell table:style-name="ce101" office:value-type="string" calcext:value-type="string">
            <text:p>RightFrontalElbow</text:p>
          </table:table-cell>
          <table:table-cell table:style-name="ce104" office:value-type="string" calcext:value-type="string">
            <text:p>Right arm (/dev/can0)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float" office:value="18" calcext:value-type="float">
            <text:p>18</text:p>
          </table:table-cell>
          <table:table-cell table:style-name="ce115" office:value-type="string" calcext:value-type="string">
            <text:p>CFD-18</text:p>
          </table:table-cell>
          <table:table-cell table:style-name="ce120" office:value-type="float" office:value="339282" calcext:value-type="float">
            <text:p>339282</text:p>
          </table:table-cell>
          <table:table-cell table:style-name="ce123" office:value-type="float" office:value="160" calcext:value-type="float">
            <text:p>160</text:p>
          </table:table-cell>
          <table:table-cell table:style-name="ce125" office:value-type="float" office:value="-104.56942" calcext:value-type="float">
            <text:p>-104.56942</text:p>
          </table:table-cell>
          <table:table-cell table:style-name="ce125" office:value-type="float" office:value="103.409485" calcext:value-type="float">
            <text:p>103.409485</text:p>
          </table:table-cell>
          <table:table-cell table:style-name="ce125" office:value-type="float" office:value="-99.6" calcext:value-type="float">
            <text:p>-99.6</text:p>
          </table:table-cell>
          <table:table-cell table:style-name="ce125" office:value-type="float" office:value="98.4" calcext:value-type="float">
            <text:p>98.4</text:p>
          </table:table-cell>
          <table:table-cell table:style-name="ce125" office:value-type="float" office:value="-99.6" calcext:value-type="float">
            <text:p>-99.6</text:p>
          </table:table-cell>
          <table:table-cell table:style-name="ce135" office:value-type="string" calcext:value-type="string">
            <text:p>5.0</text:p>
          </table:table-cell>
          <table:table-cell table:number-columns-repeated="1010"/>
        </table:table-row>
        <table:table-row table:style-name="ro10">
          <table:table-cell table:style-name="ce95" office:value-type="string" calcext:value-type="string">
            <text:p>Muñeca Axial Der.</text:p>
          </table:table-cell>
          <table:table-cell table:style-name="ce99" office:value-type="string" calcext:value-type="string">
            <text:p>RightAxialWrist</text:p>
          </table:table-cell>
          <table:table-cell table:style-name="ce104" office:value-type="string" calcext:value-type="string">
            <text:p>Right arm (/dev/can0)</text:p>
          </table:table-cell>
          <table:table-cell table:style-name="ce109" office:value-type="float" office:value="4" calcext:value-type="float">
            <text:p>4</text:p>
          </table:table-cell>
          <table:table-cell table:style-name="ce109" office:value-type="float" office:value="19" calcext:value-type="float">
            <text:p>19</text:p>
          </table:table-cell>
          <table:table-cell table:style-name="ce114" office:value-type="string" calcext:value-type="string">
            <text:p>MAD-19</text:p>
          </table:table-cell>
          <table:table-cell table:style-name="ce119" office:value-type="float" office:value="339282" calcext:value-type="float">
            <text:p>339282</text:p>
          </table:table-cell>
          <table:table-cell table:style-name="ce109" office:value-type="float" office:value="120" calcext:value-type="float">
            <text:p>120</text:p>
          </table:table-cell>
          <table:table-cell table:style-name="ce125" office:value-type="float" office:value="-85.413002" calcext:value-type="float">
            <text:p>-85.413002</text:p>
          </table:table-cell>
          <table:table-cell table:style-name="ce129" office:value-type="float" office:value="104.63972" calcext:value-type="float">
            <text:p>104.63972</text:p>
          </table:table-cell>
          <table:table-cell table:style-name="ce125" office:value-type="float" office:value="-80.4" calcext:value-type="float">
            <text:p>-80.4</text:p>
          </table:table-cell>
          <table:table-cell table:style-name="ce129" office:value-type="float" office:value="99.6" calcext:value-type="float">
            <text:p>99.6</text:p>
          </table:table-cell>
          <table:table-cell table:style-name="ce125" office:value-type="float" office:value="-80.4" calcext:value-type="float">
            <text:p>-80.4</text:p>
          </table:table-cell>
          <table:table-cell table:style-name="ce136" office:value-type="string" calcext:value-type="string">
            <text:p>90</text:p>
          </table:table-cell>
          <table:table-cell table:number-columns-repeated="1010"/>
        </table:table-row>
        <table:table-row table:style-name="ro10">
          <table:table-cell table:style-name="ce96" office:value-type="string" calcext:value-type="string">
            <text:p>Muñeca Frontal Der.</text:p>
          </table:table-cell>
          <table:table-cell table:style-name="ce101" office:value-type="string" calcext:value-type="string">
            <text:p>RightFrontalWrist</text:p>
          </table:table-cell>
          <table:table-cell table:style-name="ce104" office:value-type="string" calcext:value-type="string">
            <text:p>Right arm (/dev/can0)</text:p>
          </table:table-cell>
          <table:table-cell table:style-name="ce110" office:value-type="float" office:value="5" calcext:value-type="float">
            <text:p>5</text:p>
          </table:table-cell>
          <table:table-cell table:style-name="ce110" office:value-type="float" office:value="20" calcext:value-type="float">
            <text:p>20</text:p>
          </table:table-cell>
          <table:table-cell table:style-name="ce115" office:value-type="string" calcext:value-type="string">
            <text:p>MFD-20</text:p>
          </table:table-cell>
          <table:table-cell table:style-name="ce120" office:value-type="float" office:value="339282" calcext:value-type="float">
            <text:p>339282</text:p>
          </table:table-cell>
          <table:table-cell table:style-name="ce123" office:value-type="float" office:value="120" calcext:value-type="float">
            <text:p>120</text:p>
          </table:table-cell>
          <table:table-cell table:style-name="ce125" office:value-type="float" office:value="-120.123024" calcext:value-type="float">
            <text:p>-120.123024</text:p>
          </table:table-cell>
          <table:table-cell table:style-name="ce125" office:value-type="float" office:value="49.718811" calcext:value-type="float">
            <text:p>49.718811</text:p>
          </table:table-cell>
          <table:table-cell table:style-name="ce125" office:value-type="float" office:value="-115.1" calcext:value-type="float">
            <text:p>-115.1</text:p>
          </table:table-cell>
          <table:table-cell table:style-name="ce129" office:value-type="float" office:value="44.7" calcext:value-type="float">
            <text:p>44.7</text:p>
          </table:table-cell>
          <table:table-cell table:style-name="ce125" office:value-type="float" office:value="-70" calcext:value-type="float">
            <text:p>-70</text:p>
          </table:table-cell>
          <table:table-cell table:style-name="ce136" office:value-type="string" calcext:value-type="string">
            <text:p>44.7</text:p>
          </table:table-cell>
          <table:table-cell table:number-columns-repeated="1010"/>
        </table:table-row>
        <table:table-row table:style-name="ro10">
          <table:table-cell table:style-name="ce95" office:value-type="string" calcext:value-type="string">
            <text:p>Hombro Frontal Izq.</text:p>
          </table:table-cell>
          <table:table-cell table:style-name="ce99" office:value-type="string" calcext:value-type="string">
            <text:p>LeftFrontalShoulder</text:p>
          </table:table-cell>
          <table:table-cell table:style-name="ce105" office:value-type="string" calcext:value-type="string">
            <text:p>Left arm (/dev/can1)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21" calcext:value-type="float">
            <text:p>21</text:p>
          </table:table-cell>
          <table:table-cell table:style-name="ce114" office:value-type="string" calcext:value-type="string">
            <text:p>HFI-21</text:p>
          </table:table-cell>
          <table:table-cell table:style-name="ce119" office:value-type="float" office:value="339282" calcext:value-type="float">
            <text:p>339282</text:p>
          </table:table-cell>
          <table:table-cell table:style-name="ce109" office:value-type="float" office:value="160" calcext:value-type="float">
            <text:p>160</text:p>
          </table:table-cell>
          <table:table-cell table:style-name="ce128" office:value-type="float" office:value="-101.827759" calcext:value-type="float">
            <text:p>-101.827759</text:p>
          </table:table-cell>
          <table:table-cell table:style-name="ce130" office:value-type="float" office:value="118.189804" calcext:value-type="float">
            <text:p>118.189804</text:p>
          </table:table-cell>
          <table:table-cell table:style-name="ce126" office:value-type="float" office:value="-96.8" calcext:value-type="float">
            <text:p>-96.8</text:p>
          </table:table-cell>
          <table:table-cell table:style-name="ce127" office:value-type="float" office:value="113.2" calcext:value-type="float">
            <text:p>113.2</text:p>
          </table:table-cell>
          <table:table-cell table:style-name="ce128" office:value-type="float" office:value="-96.8" calcext:value-type="float">
            <text:p>-96.8</text:p>
          </table:table-cell>
          <table:table-cell table:style-name="ce136" office:value-type="string" calcext:value-type="string">
            <text:p>45.0</text:p>
          </table:table-cell>
          <table:table-cell table:number-columns-repeated="1010"/>
        </table:table-row>
        <table:table-row table:style-name="ro11">
          <table:table-cell table:style-name="ce96" office:value-type="string" calcext:value-type="string">
            <text:p>Hombro Sagital Izq.</text:p>
          </table:table-cell>
          <table:table-cell table:style-name="ce101" office:value-type="string" calcext:value-type="string">
            <text:p>LeftSaggitalShoulder</text:p>
          </table:table-cell>
          <table:table-cell table:style-name="ce105" office:value-type="string" calcext:value-type="string">
            <text:p>Left arm (/dev/can1)</text:p>
          </table:table-cell>
          <table:table-cell table:style-name="ce110" office:value-type="float" office:value="1" calcext:value-type="float">
            <text:p>1</text:p>
          </table:table-cell>
          <table:table-cell table:style-name="ce110" office:value-type="float" office:value="22" calcext:value-type="float">
            <text:p>22</text:p>
          </table:table-cell>
          <table:table-cell table:style-name="ce115" office:value-type="string" calcext:value-type="string">
            <text:p>HSI-22</text:p>
          </table:table-cell>
          <table:table-cell table:style-name="ce120" office:value-type="float" office:value="339282" calcext:value-type="float">
            <text:p>339282</text:p>
          </table:table-cell>
          <table:table-cell table:style-name="ce123" office:value-type="float" office:value="160" calcext:value-type="float">
            <text:p>160</text:p>
          </table:table-cell>
          <table:table-cell table:style-name="ce128" office:value-type="float" office:value="-28.892792" calcext:value-type="float">
            <text:p>-28.892792</text:p>
          </table:table-cell>
          <table:table-cell table:style-name="ce130" office:value-type="float" office:value="81.458702" calcext:value-type="float">
            <text:p>81.458702</text:p>
          </table:table-cell>
          <table:table-cell table:style-name="ce126" office:value-type="float" office:value="-23.9" calcext:value-type="float">
            <text:p>-23.9</text:p>
          </table:table-cell>
          <table:table-cell table:style-name="ce127" office:value-type="float" office:value="76.5" calcext:value-type="float">
            <text:p>76.5</text:p>
          </table:table-cell>
          <table:table-cell table:style-name="ce126" office:value-type="float" office:value="-23.9" calcext:value-type="float">
            <text:p>-23.9</text:p>
          </table:table-cell>
          <table:table-cell table:style-name="ce136" office:value-type="string" calcext:value-type="string">
            <text:p>76.5</text:p>
          </table:table-cell>
          <table:table-cell table:number-columns-repeated="1010"/>
        </table:table-row>
        <table:table-row table:style-name="ro10">
          <table:table-cell table:style-name="ce95" office:value-type="string" calcext:value-type="string">
            <text:p>Hombro Axial Izq.</text:p>
          </table:table-cell>
          <table:table-cell table:style-name="ce99" office:value-type="string" calcext:value-type="string">
            <text:p>LeftAxialShoulder</text:p>
          </table:table-cell>
          <table:table-cell table:style-name="ce105" office:value-type="string" calcext:value-type="string">
            <text:p>Left arm (/dev/can1)</text:p>
          </table:table-cell>
          <table:table-cell table:style-name="ce109" office:value-type="float" office:value="2" calcext:value-type="float">
            <text:p>2</text:p>
          </table:table-cell>
          <table:table-cell table:style-name="ce109" office:value-type="float" office:value="23" calcext:value-type="float">
            <text:p>23</text:p>
          </table:table-cell>
          <table:table-cell table:style-name="ce114" office:value-type="string" calcext:value-type="string">
            <text:p>HAI-23</text:p>
          </table:table-cell>
          <table:table-cell table:style-name="ce119" office:value-type="float" office:value="339282" calcext:value-type="float">
            <text:p>339282</text:p>
          </table:table-cell>
          <table:table-cell table:style-name="ce109" office:value-type="float" office:value="120" calcext:value-type="float">
            <text:p>120</text:p>
          </table:table-cell>
          <table:table-cell table:style-name="ce128" office:value-type="float" office:value="-56.590508" calcext:value-type="float">
            <text:p>-56.590508</text:p>
          </table:table-cell>
          <table:table-cell table:style-name="ce130" office:value-type="float" office:value="89.086121" calcext:value-type="float">
            <text:p>89.086121</text:p>
          </table:table-cell>
          <table:table-cell table:style-name="ce126" office:value-type="float" office:value="-51.6" calcext:value-type="float">
            <text:p>-51.6</text:p>
          </table:table-cell>
          <table:table-cell table:style-name="ce126" office:value-type="float" office:value="84.1" calcext:value-type="float">
            <text:p>84.1</text:p>
          </table:table-cell>
          <table:table-cell table:style-name="ce127" office:value-type="float" office:value="-51.6" calcext:value-type="float">
            <text:p>-51.6</text:p>
          </table:table-cell>
          <table:table-cell table:style-name="ce136" office:value-type="string" calcext:value-type="string">
            <text:p>40.0</text:p>
          </table:table-cell>
          <table:table-cell table:number-columns-repeated="1010"/>
        </table:table-row>
        <table:table-row table:style-name="ro10">
          <table:table-cell table:style-name="ce96" office:value-type="string" calcext:value-type="string">
            <text:p>Codo Frontal Izq.</text:p>
          </table:table-cell>
          <table:table-cell table:style-name="ce101" office:value-type="string" calcext:value-type="string">
            <text:p>LeftFrontalElbow</text:p>
          </table:table-cell>
          <table:table-cell table:style-name="ce105" office:value-type="string" calcext:value-type="string">
            <text:p>Left arm (/dev/can1)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float" office:value="24" calcext:value-type="float">
            <text:p>24</text:p>
          </table:table-cell>
          <table:table-cell table:style-name="ce115" office:value-type="string" calcext:value-type="string">
            <text:p>CFI-24</text:p>
          </table:table-cell>
          <table:table-cell table:style-name="ce120" office:value-type="float" office:value="339282" calcext:value-type="float">
            <text:p>339282</text:p>
          </table:table-cell>
          <table:table-cell table:style-name="ce123" office:value-type="float" office:value="160" calcext:value-type="float">
            <text:p>160</text:p>
          </table:table-cell>
          <table:table-cell table:style-name="ce128" office:value-type="float" office:value="-106.13357" calcext:value-type="float">
            <text:p>-106.13357</text:p>
          </table:table-cell>
          <table:table-cell table:style-name="ce130" office:value-type="float" office:value="101.845345" calcext:value-type="float">
            <text:p>101.845345</text:p>
          </table:table-cell>
          <table:table-cell table:style-name="ce126" office:value-type="float" office:value="-101.1" calcext:value-type="float">
            <text:p>-101.1</text:p>
          </table:table-cell>
          <table:table-cell table:style-name="ce127" office:value-type="float" office:value="96.8" calcext:value-type="float">
            <text:p>96.8</text:p>
          </table:table-cell>
          <table:table-cell table:style-name="ce126" office:value-type="float" office:value="-101.1" calcext:value-type="float">
            <text:p>-101.1</text:p>
          </table:table-cell>
          <table:table-cell table:style-name="ce136" office:value-type="string" calcext:value-type="string">
            <text:p>5.0</text:p>
          </table:table-cell>
          <table:table-cell table:number-columns-repeated="1010"/>
        </table:table-row>
        <table:table-row table:style-name="ro10">
          <table:table-cell table:style-name="ce95" office:value-type="string" calcext:value-type="string">
            <text:p>Muñeca Axial Izq.</text:p>
          </table:table-cell>
          <table:table-cell table:style-name="ce99" office:value-type="string" calcext:value-type="string">
            <text:p>LeftAxialWrist</text:p>
          </table:table-cell>
          <table:table-cell table:style-name="ce105" office:value-type="string" calcext:value-type="string">
            <text:p>Left arm (/dev/can1)</text:p>
          </table:table-cell>
          <table:table-cell table:style-name="ce109" office:value-type="float" office:value="4" calcext:value-type="float">
            <text:p>4</text:p>
          </table:table-cell>
          <table:table-cell table:style-name="ce109" office:value-type="float" office:value="25" calcext:value-type="float">
            <text:p>25</text:p>
          </table:table-cell>
          <table:table-cell table:style-name="ce114" office:value-type="string" calcext:value-type="string">
            <text:p>MAI-25</text:p>
          </table:table-cell>
          <table:table-cell table:style-name="ce119" office:value-type="float" office:value="339282" calcext:value-type="float">
            <text:p>339282</text:p>
          </table:table-cell>
          <table:table-cell table:style-name="ce109" office:value-type="float" office:value="120" calcext:value-type="float">
            <text:p>120</text:p>
          </table:table-cell>
          <table:table-cell table:style-name="ce128" office:value-type="float" office:value="-106.32688" calcext:value-type="float">
            <text:p>-106.32688</text:p>
          </table:table-cell>
          <table:table-cell table:style-name="ce128" office:value-type="float" office:value="81.441132" calcext:value-type="float">
            <text:p>81.441132</text:p>
          </table:table-cell>
          <table:table-cell table:style-name="ce126" office:value-type="float" office:value="-101.3" calcext:value-type="float">
            <text:p>-101.3</text:p>
          </table:table-cell>
          <table:table-cell table:style-name="ce126" office:value-type="float" office:value="76.4" calcext:value-type="float">
            <text:p>76.4</text:p>
          </table:table-cell>
          <table:table-cell table:style-name="ce127" office:value-type="float" office:value="-90" calcext:value-type="float">
            <text:p>-90</text:p>
          </table:table-cell>
          <table:table-cell table:style-name="ce136" office:value-type="string" calcext:value-type="string">
            <text:p>76.4</text:p>
          </table:table-cell>
          <table:table-cell table:number-columns-repeated="1010"/>
        </table:table-row>
        <table:table-row table:style-name="ro10">
          <table:table-cell table:style-name="ce96" office:value-type="string" calcext:value-type="string">
            <text:p>Muñeca Frontal Izq.</text:p>
          </table:table-cell>
          <table:table-cell table:style-name="ce101" office:value-type="string" calcext:value-type="string">
            <text:p>LeftFrontalWrist</text:p>
          </table:table-cell>
          <table:table-cell table:style-name="ce105" office:value-type="string" calcext:value-type="string">
            <text:p>Left arm (/dev/can1)</text:p>
          </table:table-cell>
          <table:table-cell table:style-name="ce110" office:value-type="float" office:value="5" calcext:value-type="float">
            <text:p>5</text:p>
          </table:table-cell>
          <table:table-cell table:style-name="ce110" office:value-type="float" office:value="26" calcext:value-type="float">
            <text:p>26</text:p>
          </table:table-cell>
          <table:table-cell table:style-name="ce115" office:value-type="string" calcext:value-type="string">
            <text:p>MFI-26</text:p>
          </table:table-cell>
          <table:table-cell table:style-name="ce120" office:value-type="float" office:value="339282" calcext:value-type="float">
            <text:p>339282</text:p>
          </table:table-cell>
          <table:table-cell table:style-name="ce123" office:value-type="float" office:value="120" calcext:value-type="float">
            <text:p>120</text:p>
          </table:table-cell>
          <table:table-cell table:style-name="ce128" office:value-type="float" office:value="-118.260101" calcext:value-type="float">
            <text:p>-118.260101</text:p>
          </table:table-cell>
          <table:table-cell table:style-name="ce130" office:value-type="float" office:value="66.34446" calcext:value-type="float">
            <text:p>66.34446</text:p>
          </table:table-cell>
          <table:table-cell table:style-name="ce126" office:value-type="float" office:value="-113.3" calcext:value-type="float">
            <text:p>-113.3</text:p>
          </table:table-cell>
          <table:table-cell table:style-name="ce126" office:value-type="float" office:value="61.3" calcext:value-type="float">
            <text:p>61.3</text:p>
          </table:table-cell>
          <table:table-cell table:style-name="ce126" office:value-type="float" office:value="-70" calcext:value-type="float">
            <text:p>-70</text:p>
          </table:table-cell>
          <table:table-cell table:style-name="ce136" office:value-type="string" calcext:value-type="string">
            <text:p>61.3</text:p>
          </table:table-cell>
          <table:table-cell table:number-columns-repeated="1010"/>
        </table:table-row>
        <table:table-row table:style-name="ro9">
          <table:table-cell table:style-name="Default"/>
          <table:table-cell/>
          <table:table-cell table:style-name="Default" table:number-columns-repeated="10"/>
          <table:table-cell table:style-name="ce132"/>
          <table:table-cell table:style-name="Default"/>
          <table:table-cell table:number-columns-repeated="1010"/>
        </table:table-row>
        <table:table-row table:style-name="ro9">
          <table:table-cell table:number-columns-repeated="12"/>
          <table:table-cell table:style-name="ce133"/>
          <table:table-cell table:number-columns-repeated="1011"/>
        </table:table-row>
        <table:table-row table:style-name="ro9" table:number-rows-repeated="2">
          <table:table-cell table:number-columns-repeated="1024"/>
        </table:table-row>
        <table:table-row table:style-name="ro9" table:number-rows-repeated="6">
          <table:table-cell table:number-columns-repeated="2"/>
          <table:table-cell table:style-name="Default"/>
          <table:table-cell table:number-columns-repeated="1021"/>
        </table:table-row>
        <table:table-row table:style-name="ro9" table:number-rows-repeated="1048538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rotecciones piernas" table:style-name="ta2"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7" table:default-cell-style-name="ce7"/>
        <table:table-column table:style-name="co16" table:default-cell-style-name="ce7"/>
        <table:table-column table:style-name="co15" table:default-cell-style-name="ce7"/>
        <table:table-column table:style-name="co18" table:default-cell-style-name="ce7"/>
        <table:table-column table:style-name="co11" table:default-cell-style-name="ce7"/>
        <table:table-column table:style-name="co12" table:number-columns-repeated="6" table:default-cell-style-name="ce7"/>
        <table:table-column table:style-name="co11" table:number-columns-repeated="1008" table:default-cell-style-name="ce7"/>
        <table:table-column table:style-name="co12" table:default-cell-style-name="ce7"/>
        <table:table-row table:style-name="ro5">
          <table:table-cell table:style-name="Default" table:number-columns-repeated="2"/>
          <table:table-cell table:style-name="ce61" office:value-type="string" calcext:value-type="string">
            <text:p>Tobillo Sagital</text:p>
          </table:table-cell>
          <table:table-cell table:style-name="ce61" office:value-type="string" calcext:value-type="string">
            <text:p>Tobillo Frontal</text:p>
          </table:table-cell>
          <table:table-cell table:style-name="ce61" office:value-type="string" calcext:value-type="string">
            <text:p>Rodilla</text:p>
          </table:table-cell>
          <table:table-cell table:style-name="ce61" office:value-type="string" calcext:value-type="string">
            <text:p>Cadera Frontal</text:p>
          </table:table-cell>
          <table:table-cell table:style-name="ce61" office:value-type="string" calcext:value-type="string">
            <text:p>Cadera Sagital</text:p>
          </table:table-cell>
          <table:table-cell table:style-name="ce61" office:value-type="string" calcext:value-type="string">
            <text:p>Cadera Axial</text:p>
          </table:table-cell>
          <table:table-cell table:style-name="Default" table:number-columns-repeated="1016"/>
        </table:table-row>
        <table:table-row table:style-name="ro5">
          <table:table-cell table:style-name="ce49" office:value-type="string" calcext:value-type="string">
            <text:p>Torques RMS Articulación (Nm)</text:p>
          </table:table-cell>
          <table:table-cell table:style-name="Default"/>
          <table:table-cell table:style-name="ce62" office:value-type="float" office:value="18.7119028149772" calcext:value-type="float">
            <text:p>18.71</text:p>
          </table:table-cell>
          <table:table-cell table:style-name="ce62" office:value-type="float" office:value="25.150585499229" calcext:value-type="float">
            <text:p>25.15</text:p>
          </table:table-cell>
          <table:table-cell table:style-name="ce74" office:value-type="float" office:value="26.7235550727863" calcext:value-type="float">
            <text:p>26.72</text:p>
          </table:table-cell>
          <table:table-cell table:style-name="ce62" office:value-type="float" office:value="10.2247999163148" calcext:value-type="float">
            <text:p>10.22</text:p>
          </table:table-cell>
          <table:table-cell table:style-name="ce77" office:value-type="float" office:value="53.3924146149668" calcext:value-type="float">
            <text:p>53.39</text:p>
          </table:table-cell>
          <table:table-cell table:style-name="ce62" office:value-type="float" office:value="3.20303890209684" calcext:value-type="float">
            <text:p>3.20</text:p>
          </table:table-cell>
          <table:table-cell table:style-name="Default" table:number-columns-repeated="1016"/>
        </table:table-row>
        <table:table-row table:style-name="ro5">
          <table:table-cell table:style-name="ce49" office:value-type="string" calcext:value-type="string">
            <text:p>Torques Max Articulación (Nm)</text:p>
          </table:table-cell>
          <table:table-cell table:style-name="ce55"/>
          <table:table-cell table:style-name="ce63" office:value-type="float" office:value="49.7001217624934" calcext:value-type="float">
            <text:p>49.70</text:p>
          </table:table-cell>
          <table:table-cell table:style-name="ce63" office:value-type="float" office:value="59.4292881304533" calcext:value-type="float">
            <text:p>59.43</text:p>
          </table:table-cell>
          <table:table-cell table:style-name="ce75" office:value-type="float" office:value="61.8586374198214" calcext:value-type="float">
            <text:p>61.86</text:p>
          </table:table-cell>
          <table:table-cell table:style-name="ce63" office:value-type="float" office:value="25.9949489915541" calcext:value-type="float">
            <text:p>25.99</text:p>
          </table:table-cell>
          <table:table-cell table:style-name="ce78" office:value-type="float" office:value="84.4119718562146" calcext:value-type="float">
            <text:p>84.41</text:p>
          </table:table-cell>
          <table:table-cell table:style-name="ce63" office:value-type="float" office:value="7.24104875087825" calcext:value-type="float">
            <text:p>7.24</text:p>
          </table:table-cell>
          <table:table-cell table:style-name="Default" table:number-columns-repeated="1016"/>
        </table:table-row>
        <table:table-row table:style-name="ro5">
          <table:table-cell table:style-name="Default" table:number-columns-repeated="2"/>
          <table:table-cell table:style-name="ce64" table:number-columns-repeated="2"/>
          <table:table-cell table:style-name="ce76"/>
          <table:table-cell table:style-name="ce64"/>
          <table:table-cell table:style-name="ce79"/>
          <table:table-cell table:style-name="ce64"/>
          <table:table-cell table:style-name="Default" table:number-columns-repeated="1016"/>
        </table:table-row>
        <table:table-row table:style-name="ro5">
          <table:table-cell table:style-name="ce49" office:value-type="string" calcext:value-type="string">
            <text:p>Relación de Red. Poleas</text:p>
          </table:table-cell>
          <table:table-cell table:style-name="Default"/>
          <table:table-cell table:style-name="ce64" office:value-type="float" office:value="1.47" calcext:value-type="float">
            <text:p>1.47</text:p>
          </table:table-cell>
          <table:table-cell table:style-name="ce64" office:value-type="float" office:value="1.69" calcext:value-type="float">
            <text:p>1.69</text:p>
          </table:table-cell>
          <table:table-cell table:style-name="ce76" office:value-type="float" office:value="1.47" calcext:value-type="float">
            <text:p>1.47</text:p>
          </table:table-cell>
          <table:table-cell table:style-name="ce64" office:value-type="float" office:value="1.2" calcext:value-type="float">
            <text:p>1.2</text:p>
          </table:table-cell>
          <table:table-cell table:style-name="ce79" office:value-type="float" office:value="3.27" calcext:value-type="float">
            <text:p>3.27</text:p>
          </table:table-cell>
          <table:table-cell table:style-name="ce64" office:value-type="float" office:value="2.5" calcext:value-type="float">
            <text:p>2.5</text:p>
          </table:table-cell>
          <table:table-cell table:style-name="Default" table:number-columns-repeated="1016"/>
        </table:table-row>
        <table:table-row table:style-name="ro5">
          <table:table-cell table:style-name="ce49" office:value-type="string" calcext:value-type="string">
            <text:p>Torques Constant (mNm/A)</text:p>
          </table:table-cell>
          <table:table-cell table:style-name="Default"/>
          <table:table-cell table:style-name="ce64" office:value-type="float" office:value="33.5" calcext:value-type="float">
            <text:p>33.5</text:p>
          </table:table-cell>
          <table:table-cell table:style-name="ce64" office:value-type="float" office:value="53.3" calcext:value-type="float">
            <text:p>53.3</text:p>
          </table:table-cell>
          <table:table-cell table:style-name="ce76" office:value-type="float" office:value="53.3" calcext:value-type="float">
            <text:p>53.3</text:p>
          </table:table-cell>
          <table:table-cell table:style-name="ce64" office:value-type="float" office:value="53.3" calcext:value-type="float">
            <text:p>53.3</text:p>
          </table:table-cell>
          <table:table-cell table:style-name="ce79" office:value-type="float" office:value="101" calcext:value-type="float">
            <text:p>101</text:p>
          </table:table-cell>
          <table:table-cell table:style-name="ce64" office:value-type="float" office:value="101" calcext:value-type="float">
            <text:p>101</text:p>
          </table:table-cell>
          <table:table-cell table:style-name="Default" table:number-columns-repeated="1016"/>
        </table:table-row>
        <table:table-row table:style-name="ro5">
          <table:table-cell table:style-name="Default" table:number-columns-repeated="2"/>
          <table:table-cell table:style-name="ce64" table:number-columns-repeated="2"/>
          <table:table-cell table:style-name="ce76"/>
          <table:table-cell table:style-name="ce64"/>
          <table:table-cell table:style-name="ce79"/>
          <table:table-cell table:style-name="ce64"/>
          <table:table-cell table:style-name="Default" table:number-columns-repeated="1016"/>
        </table:table-row>
        <table:table-row table:style-name="ro5">
          <table:table-cell table:style-name="ce49" office:value-type="string" calcext:value-type="string">
            <text:p>Torques RMS Motor (Nm)</text:p>
          </table:table-cell>
          <table:table-cell table:style-name="Default"/>
          <table:table-cell table:style-name="ce65" table:formula="of:=[.C2]/(160*[.C5])" office:value-type="float" office:value="0.0795574099276242" calcext:value-type="float">
            <text:p>0.0796</text:p>
          </table:table-cell>
          <table:table-cell table:style-name="ce65" table:formula="of:=[.D2]/(160*[.D5])" office:value-type="float" office:value="0.0930125203373854" calcext:value-type="float">
            <text:p>0.0930</text:p>
          </table:table-cell>
          <table:table-cell table:style-name="ce65" table:formula="of:=[.E2]/(160*[.E5])" office:value-type="float" office:value="0.113620557282255" calcext:value-type="float">
            <text:p>0.1136</text:p>
          </table:table-cell>
          <table:table-cell table:style-name="ce65" table:formula="of:=[.F2]/(160*[.F5])" office:value-type="float" office:value="0.0532541662308063" calcext:value-type="float">
            <text:p>0.0533</text:p>
          </table:table-cell>
          <table:table-cell table:style-name="ce65" table:formula="of:=[.G2]/(160*[.G5])" office:value-type="float" office:value="0.102049722123407" calcext:value-type="float">
            <text:p>0.1020</text:p>
          </table:table-cell>
          <table:table-cell table:style-name="ce65" table:formula="of:=[.H2]/(160*[.H5])" office:value-type="float" office:value="0.0080075972552421" calcext:value-type="float">
            <text:p>0.0080</text:p>
          </table:table-cell>
          <table:table-cell table:style-name="Default" table:number-columns-repeated="1016"/>
        </table:table-row>
        <table:table-row table:style-name="ro5">
          <table:table-cell table:style-name="ce49" office:value-type="string" calcext:value-type="string">
            <text:p>Torques Max Motor (Nm)</text:p>
          </table:table-cell>
          <table:table-cell table:style-name="ce55"/>
          <table:table-cell table:style-name="ce65" table:formula="of:=[.C3]/(160*[.C5])" office:value-type="float" office:value="0.2113100415072" calcext:value-type="float">
            <text:p>0.2113</text:p>
          </table:table-cell>
          <table:table-cell table:style-name="ce65" table:formula="of:=[.D3]/(160*[.D5])" office:value-type="float" office:value="0.219782870304931" calcext:value-type="float">
            <text:p>0.2198</text:p>
          </table:table-cell>
          <table:table-cell table:style-name="ce65" table:formula="of:=[.E3]/(160*[.E5])" office:value-type="float" office:value="0.26300441079856" calcext:value-type="float">
            <text:p>0.2630</text:p>
          </table:table-cell>
          <table:table-cell table:style-name="ce65" table:formula="of:=[.F3]/(160*[.F5])" office:value-type="float" office:value="0.135390359331011" calcext:value-type="float">
            <text:p>0.1354</text:p>
          </table:table-cell>
          <table:table-cell table:style-name="ce65" table:formula="of:=[.G3]/(160*[.G5])" office:value-type="float" office:value="0.161337866697658" calcext:value-type="float">
            <text:p>0.1613</text:p>
          </table:table-cell>
          <table:table-cell table:style-name="ce65" table:formula="of:=[.H3]/(160*[.H5])" office:value-type="float" office:value="0.0181026218771956" calcext:value-type="float">
            <text:p>0.0181</text:p>
          </table:table-cell>
          <table:table-cell table:style-name="Default" table:number-columns-repeated="1016"/>
        </table:table-row>
        <table:table-row table:style-name="ro5">
          <table:table-cell table:style-name="Default" table:number-columns-repeated="2"/>
          <table:table-cell table:style-name="ce65" table:number-columns-repeated="6"/>
          <table:table-cell table:style-name="Default" table:number-columns-repeated="1016"/>
        </table:table-row>
        <table:table-row table:style-name="ro5">
          <table:table-cell table:style-name="ce49" office:value-type="string" calcext:value-type="string">
            <text:p>Velocidad Eje Max</text:p>
          </table:table-cell>
          <table:table-cell table:style-name="Default"/>
          <table:table-cell table:style-name="ce65" table:formula="of:=[.C12]/(160*[.C5])" office:value-type="float" office:value="24.9039965986395" calcext:value-type="float">
            <text:p>24.9040</text:p>
          </table:table-cell>
          <table:table-cell table:style-name="ce65" table:formula="of:=[.D12]/(160*[.D5])" office:value-type="float" office:value="8.1382026627219" calcext:value-type="float">
            <text:p>8.1382</text:p>
          </table:table-cell>
          <table:table-cell table:style-name="ce65" table:formula="of:=[.E12]/(160*[.E5])" office:value-type="float" office:value="32.9043367346939" calcext:value-type="float">
            <text:p>32.9043</text:p>
          </table:table-cell>
          <table:table-cell table:style-name="ce65" table:formula="of:=[.F12]/(160*[.F5])" office:value-type="float" office:value="30.1765625" calcext:value-type="float">
            <text:p>30.1766</text:p>
          </table:table-cell>
          <table:table-cell table:style-name="ce65" table:formula="of:=[.G12]/(160*[.G5])" office:value-type="float" office:value="4.20598241590214" calcext:value-type="float">
            <text:p>4.2060</text:p>
          </table:table-cell>
          <table:table-cell table:style-name="ce65" table:formula="of:=[.H12]/(160*[.H5])" office:value-type="float" office:value="0" calcext:value-type="float">
            <text:p>0.0000</text:p>
          </table:table-cell>
          <table:table-cell table:style-name="Default" table:number-columns-repeated="1016"/>
        </table:table-row>
        <table:table-row table:style-name="ro5">
          <table:table-cell table:style-name="ce49" office:value-type="string" calcext:value-type="string">
            <text:p>Velocidad Motor Max</text:p>
          </table:table-cell>
          <table:table-cell table:style-name="Default"/>
          <table:table-cell table:style-name="ce65" office:value-type="float" office:value="5857.42" calcext:value-type="float">
            <text:p>5857.4200</text:p>
          </table:table-cell>
          <table:table-cell table:style-name="ce65" office:value-type="float" office:value="2200.57" calcext:value-type="float">
            <text:p>2200.5700</text:p>
          </table:table-cell>
          <table:table-cell table:style-name="ce65" office:value-type="float" office:value="7739.1" calcext:value-type="float">
            <text:p>7739.1000</text:p>
          </table:table-cell>
          <table:table-cell table:style-name="ce65" office:value-type="float" office:value="5793.9" calcext:value-type="float">
            <text:p>5793.9000</text:p>
          </table:table-cell>
          <table:table-cell table:style-name="ce65" office:value-type="float" office:value="2200.57" calcext:value-type="float">
            <text:p>2200.5700</text:p>
          </table:table-cell>
          <table:table-cell table:style-name="ce65" office:value-type="float" office:value="0" calcext:value-type="float">
            <text:p>0.0000</text:p>
          </table:table-cell>
          <table:table-cell table:style-name="Default" table:number-columns-repeated="1016"/>
        </table:table-row>
        <table:table-row table:style-name="ro5">
          <table:table-cell table:style-name="Default" table:number-columns-repeated="2"/>
          <table:table-cell table:style-name="ce65" table:number-columns-repeated="6"/>
          <table:table-cell table:style-name="Default" table:number-columns-repeated="1016"/>
        </table:table-row>
        <table:table-row table:style-name="ro5">
          <table:table-cell table:style-name="ce49" office:value-type="string" calcext:value-type="string">
            <text:p>Currents RMS Motor (A)</text:p>
          </table:table-cell>
          <table:table-cell table:style-name="Default"/>
          <table:table-cell table:style-name="ce65" table:formula="of:=[.C8]*1000/[.C6]" office:value-type="float" office:value="2.37484805754102" calcext:value-type="float">
            <text:p>2.3748</text:p>
          </table:table-cell>
          <table:table-cell table:style-name="ce65" table:formula="of:=[.D8]*1000/[.D6]" office:value-type="float" office:value="1.74507542846877" calcext:value-type="float">
            <text:p>1.7451</text:p>
          </table:table-cell>
          <table:table-cell table:style-name="ce65" table:formula="of:=[.E8]*1000/[.E6]" office:value-type="float" office:value="2.13171777265018" calcext:value-type="float">
            <text:p>2.1317</text:p>
          </table:table-cell>
          <table:table-cell table:style-name="ce65" table:formula="of:=[.F8]*1000/[.F6]" office:value-type="float" office:value="0.999140079377228" calcext:value-type="float">
            <text:p>0.9991</text:p>
          </table:table-cell>
          <table:table-cell table:style-name="ce65" table:formula="of:=[.G8]*1000/[.G6]" office:value-type="float" office:value="1.01039328835057" calcext:value-type="float">
            <text:p>1.0104</text:p>
          </table:table-cell>
          <table:table-cell table:style-name="ce65" table:formula="of:=[.H8]*1000/[.H6]" office:value-type="float" office:value="0.0792831411410109" calcext:value-type="float">
            <text:p>0.0793</text:p>
          </table:table-cell>
          <table:table-cell table:style-name="Default" table:number-columns-repeated="1016"/>
        </table:table-row>
        <table:table-row table:style-name="ro5">
          <table:table-cell table:style-name="ce49" office:value-type="string" calcext:value-type="string">
            <text:p>Currents Max Motor (A)</text:p>
          </table:table-cell>
          <table:table-cell table:style-name="Default"/>
          <table:table-cell table:style-name="ce65" table:formula="of:=[.C9]*1000/[.C6]" office:value-type="float" office:value="6.30776243305074" calcext:value-type="float">
            <text:p>6.3078</text:p>
          </table:table-cell>
          <table:table-cell table:style-name="ce65" table:formula="of:=[.D9]*1000/[.D6]" office:value-type="float" office:value="4.12350600947338" calcext:value-type="float">
            <text:p>4.1235</text:p>
          </table:table-cell>
          <table:table-cell table:style-name="ce65" table:formula="of:=[.E9]*1000/[.E6]" office:value-type="float" office:value="4.93441671291858" calcext:value-type="float">
            <text:p>4.9344</text:p>
          </table:table-cell>
          <table:table-cell table:style-name="ce65" table:formula="of:=[.F9]*1000/[.F6]" office:value-type="float" office:value="2.54015683547863" calcext:value-type="float">
            <text:p>2.5402</text:p>
          </table:table-cell>
          <table:table-cell table:style-name="ce65" table:formula="of:=[.G9]*1000/[.G6]" office:value-type="float" office:value="1.59740462076889" calcext:value-type="float">
            <text:p>1.5974</text:p>
          </table:table-cell>
          <table:table-cell table:style-name="ce65" table:formula="of:=[.H9]*1000/[.H6]" office:value-type="float" office:value="0.179233879972234" calcext:value-type="float">
            <text:p>0.1792</text:p>
          </table:table-cell>
          <table:table-cell table:style-name="Default" table:number-columns-repeated="1016"/>
        </table:table-row>
        <table:table-row table:style-name="ro5">
          <table:table-cell table:style-name="Default" table:number-columns-repeated="1024"/>
        </table:table-row>
        <table:table-row table:style-name="ro5">
          <table:table-cell table:style-name="ce50" office:value-type="string" calcext:value-type="string">
            <text:p>Ref Motor</text:p>
          </table:table-cell>
          <table:table-cell table:style-name="ce56"/>
          <table:table-cell table:style-name="ce66" office:value-type="float" office:value="251601" calcext:value-type="float">
            <text:p>251601</text:p>
          </table:table-cell>
          <table:table-cell table:number-columns-repeated="3" table:style-name="ce66" office:value-type="float" office:value="402686" calcext:value-type="float">
            <text:p>402686</text:p>
          </table:table-cell>
          <table:table-cell table:number-columns-repeated="2" table:style-name="ce66" office:value-type="float" office:value="339287" calcext:value-type="float">
            <text:p>339287</text:p>
          </table:table-cell>
          <table:table-cell table:style-name="ce80" table:number-columns-repeated="1016"/>
        </table:table-row>
        <table:table-row table:style-name="ro5">
          <table:table-cell table:style-name="ce51" office:value-type="string" calcext:value-type="string">
            <text:p>driver</text:p>
          </table:table-cell>
          <table:table-cell table:style-name="ce57"/>
          <table:table-cell table:number-columns-repeated="4" table:style-name="ce67" office:value-type="string" calcext:value-type="string">
            <text:p>iPOS3604</text:p>
          </table:table-cell>
          <table:table-cell table:style-name="ce67" office:value-type="string" calcext:value-type="string">
            <text:p>iPOS3602</text:p>
          </table:table-cell>
          <table:table-cell table:style-name="ce67" office:value-type="string" calcext:value-type="string">
            <text:p>iPOS3604</text:p>
          </table:table-cell>
          <table:table-cell table:number-columns-repeated="1016"/>
        </table:table-row>
        <table:table-row table:style-name="ro5">
          <table:table-cell table:style-name="Default"/>
          <table:table-cell table:style-name="ce21"/>
          <table:table-cell table:style-name="Default" table:number-columns-repeated="6"/>
          <table:table-cell table:number-columns-repeated="1016"/>
        </table:table-row>
        <table:table-row table:style-name="ro6">
          <table:table-cell table:style-name="ce50" office:value-type="string" calcext:value-type="string">
            <text:p>Corriente Nominal (A)</text:p>
          </table:table-cell>
          <table:table-cell table:style-name="ce56" office:value-type="string" calcext:value-type="string">
            <text:p>I<text:span text:style-name="T3">nom</text:span></text:p>
          </table:table-cell>
          <table:table-cell table:style-name="ce68" office:value-type="float" office:value="2.36" calcext:value-type="float">
            <text:p>2.360</text:p>
          </table:table-cell>
          <table:table-cell table:number-columns-repeated="3" table:style-name="ce68" office:value-type="float" office:value="1.93" calcext:value-type="float">
            <text:p>1.930</text:p>
          </table:table-cell>
          <table:table-cell table:number-columns-repeated="2" table:style-name="ce68" office:value-type="float" office:value="0.861" calcext:value-type="float">
            <text:p>0.861</text:p>
          </table:table-cell>
          <table:table-cell table:number-columns-repeated="1016"/>
        </table:table-row>
        <table:table-row table:style-name="ro6">
          <table:table-cell table:style-name="ce50" office:value-type="string" calcext:value-type="string">
            <text:p>Temperatura Max del bobinado (ºC)</text:p>
          </table:table-cell>
          <table:table-cell table:style-name="ce56" office:value-type="string" calcext:value-type="string">
            <text:p>T<text:span text:style-name="T3">max</text:span></text:p>
          </table:table-cell>
          <table:table-cell table:number-columns-repeated="6" table:style-name="ce69" office:value-type="float" office:value="125" calcext:value-type="float">
            <text:p>125</text:p>
          </table:table-cell>
          <table:table-cell table:number-columns-repeated="1016"/>
        </table:table-row>
        <table:table-row table:style-name="ro6">
          <table:table-cell table:style-name="ce50" office:value-type="string" calcext:value-type="string">
            <text:p>Temperatura final del bobinado (ºC)</text:p>
          </table:table-cell>
          <table:table-cell table:style-name="ce56" office:value-type="string" calcext:value-type="string">
            <text:p>T<text:span text:style-name="T3">w,∞</text:span></text:p>
          </table:table-cell>
          <table:table-cell table:number-columns-repeated="6" table:style-name="ce69" office:value-type="float" office:value="100" calcext:value-type="float">
            <text:p>100</text:p>
          </table:table-cell>
          <table:table-cell table:number-columns-repeated="1016"/>
        </table:table-row>
        <table:table-row table:style-name="ro5">
          <table:table-cell table:style-name="ce50" office:value-type="string" calcext:value-type="string">
            <text:p>Corriente Max de trabajo (A)</text:p>
          </table:table-cell>
          <table:table-cell table:style-name="ce56" office:value-type="string" calcext:value-type="string">
            <text:p>I<text:span text:style-name="T4">peak</text:span></text:p>
          </table:table-cell>
          <table:table-cell table:number-columns-repeated="4" table:style-name="ce70" office:value-type="float" office:value="20" calcext:value-type="float">
            <text:p>20.00</text:p>
          </table:table-cell>
          <table:table-cell table:number-columns-repeated="2" table:style-name="ce70" office:value-type="float" office:value="4.86" calcext:value-type="float">
            <text:p>4.86</text:p>
          </table:table-cell>
          <table:table-cell table:number-columns-repeated="1016"/>
        </table:table-row>
        <table:table-row table:style-name="ro6">
          <table:table-cell table:style-name="ce50" office:value-type="string" calcext:value-type="string">
            <text:p>Resistencia termica bobinado (K/W)</text:p>
          </table:table-cell>
          <table:table-cell table:style-name="ce56" office:value-type="string" calcext:value-type="string">
            <text:p>R<text:span text:style-name="T3">th1</text:span></text:p>
          </table:table-cell>
          <table:table-cell table:style-name="ce71" office:value-type="float" office:value="4.5" calcext:value-type="float">
            <text:p>4.50</text:p>
          </table:table-cell>
          <table:table-cell table:number-columns-repeated="3" table:style-name="ce71" office:value-type="float" office:value="4.22" calcext:value-type="float">
            <text:p>4.22</text:p>
          </table:table-cell>
          <table:table-cell table:number-columns-repeated="2" table:style-name="ce71" office:value-type="float" office:value="4.5" calcext:value-type="float">
            <text:p>4.50</text:p>
          </table:table-cell>
          <table:table-cell table:number-columns-repeated="1016"/>
        </table:table-row>
        <table:table-row table:style-name="ro6">
          <table:table-cell table:style-name="ce50" office:value-type="string" calcext:value-type="string">
            <text:p>Resistencia termica carcasa (K/W)</text:p>
          </table:table-cell>
          <table:table-cell table:style-name="ce56" office:value-type="string" calcext:value-type="string">
            <text:p>R<text:span text:style-name="T3">th2</text:span></text:p>
          </table:table-cell>
          <table:table-cell table:style-name="ce71" office:value-type="float" office:value="4.25" calcext:value-type="float">
            <text:p>4.25</text:p>
          </table:table-cell>
          <table:table-cell table:number-columns-repeated="3" table:style-name="ce71" office:value-type="float" office:value="3.25" calcext:value-type="float">
            <text:p>3.25</text:p>
          </table:table-cell>
          <table:table-cell table:number-columns-repeated="2" table:style-name="ce71" office:value-type="float" office:value="4.25" calcext:value-type="float">
            <text:p>4.25</text:p>
          </table:table-cell>
          <table:table-cell table:number-columns-repeated="1016"/>
        </table:table-row>
        <table:table-row table:style-name="ro7">
          <table:table-cell table:style-name="ce50" office:value-type="string" calcext:value-type="string">
            <text:p>Constante de tiempo termica (s)</text:p>
          </table:table-cell>
          <table:table-cell table:style-name="ce58" office:value-type="string" calcext:value-type="string">
            <text:p>τ<text:span text:style-name="T5">w</text:span></text:p>
          </table:table-cell>
          <table:table-cell table:style-name="ce71" office:value-type="float" office:value="26.3492" calcext:value-type="float">
            <text:p>26.35</text:p>
          </table:table-cell>
          <table:table-cell table:number-columns-repeated="3" table:style-name="ce71" office:value-type="float" office:value="48.2539" calcext:value-type="float">
            <text:p>48.25</text:p>
          </table:table-cell>
          <table:table-cell table:number-columns-repeated="2" table:style-name="ce71" office:value-type="float" office:value="26.3492" calcext:value-type="float">
            <text:p>26.35</text:p>
          </table:table-cell>
          <table:table-cell table:number-columns-repeated="1016"/>
        </table:table-row>
        <table:table-row table:style-name="ro7">
          <table:table-cell table:style-name="ce50" office:value-type="string" calcext:value-type="string">
            <text:p>Coeficiente de resistencia Cu (K<text:span text:style-name="T1">-1</text:span><text:span text:style-name="T2">)</text:span></text:p>
          </table:table-cell>
          <table:table-cell table:style-name="ce58" office:value-type="string" calcext:value-type="string">
            <text:p>α<text:span text:style-name="T5">CU</text:span></text:p>
          </table:table-cell>
          <table:table-cell table:number-columns-repeated="6" table:style-name="ce72" office:value-type="float" office:value="0.0039" calcext:value-type="float">
            <text:p>0.0039</text:p>
          </table:table-cell>
          <table:table-cell table:number-columns-repeated="1016"/>
        </table:table-row>
        <table:table-row table:style-name="ro7">
          <table:table-cell table:style-name="ce50" office:value-type="string" calcext:value-type="string">
            <text:p>Resistencia del motor (Ω)</text:p>
          </table:table-cell>
          <table:table-cell table:style-name="ce58" office:value-type="string" calcext:value-type="string">
            <text:p>R<text:span text:style-name="T5">mot</text:span></text:p>
          </table:table-cell>
          <table:table-cell table:style-name="ce68" office:value-type="float" office:value="0.978" calcext:value-type="float">
            <text:p>0.978</text:p>
          </table:table-cell>
          <table:table-cell table:number-columns-repeated="3" table:style-name="ce71" office:value-type="float" office:value="1.74" calcext:value-type="float">
            <text:p>1.74</text:p>
          </table:table-cell>
          <table:table-cell table:number-columns-repeated="2" table:style-name="ce71" office:value-type="float" office:value="7.41" calcext:value-type="float">
            <text:p>7.41</text:p>
          </table:table-cell>
          <table:table-cell table:number-columns-repeated="1016"/>
        </table:table-row>
        <table:table-row table:style-name="ro5" table:number-rows-repeated="3">
          <table:table-cell table:style-name="Default" table:number-columns-repeated="8"/>
          <table:table-cell table:number-columns-repeated="1016"/>
        </table:table-row>
        <table:table-row table:style-name="ro5">
          <table:table-cell office:value-type="string" calcext:value-type="string">
            <text:p>PROTECCION DE CORRIENTES DE PICO</text:p>
          </table:table-cell>
          <table:table-cell table:style-name="ce21"/>
          <table:table-cell table:style-name="Default" table:number-columns-repeated="6"/>
          <table:table-cell table:number-columns-repeated="1016"/>
        </table:table-row>
        <table:table-row table:style-name="ro5">
          <table:table-cell table:style-name="ce50" office:value-type="string" calcext:value-type="string">
            <text:p>Factor de sobrecarga</text:p>
          </table:table-cell>
          <table:table-cell table:style-name="ce56" office:value-type="string" calcext:value-type="string">
            <text:p>K</text:p>
          </table:table-cell>
          <table:table-cell table:style-name="ce72" table:formula="of:=([.C23]/[.C20])*(SQRT(([.C21]-25)/([.C21]-[.C22])))*SQRT([.C24]/([.C24]+[.C25]))" office:value-type="float" office:value="12.1548672135701" calcext:value-type="float">
            <text:p>12.1549</text:p>
          </table:table-cell>
          <table:table-cell table:style-name="ce72" table:formula="of:=([.D23]/[.D20])*(SQRT(([.D21]-25)/([.D21]-[.D22])))*SQRT([.D24]/([.D24]+[.D25]))" office:value-type="float" office:value="15.5775303794648" calcext:value-type="float">
            <text:p>15.5775</text:p>
          </table:table-cell>
          <table:table-cell table:style-name="ce72" table:formula="of:=([.E23]/[.E20])*(SQRT(([.E21]-25)/([.E21]-[.E22])))*SQRT([.E24]/([.E24]+[.E25]))" office:value-type="float" office:value="15.5775303794648" calcext:value-type="float">
            <text:p>15.5775</text:p>
          </table:table-cell>
          <table:table-cell table:style-name="ce72" table:formula="of:=([.F23]/[.F20])*(SQRT(([.F21]-25)/([.F21]-[.F22])))*SQRT([.F24]/([.F24]+[.F25]))" office:value-type="float" office:value="15.5775303794648" calcext:value-type="float">
            <text:p>15.5775</text:p>
          </table:table-cell>
          <table:table-cell table:style-name="ce72" table:formula="of:=([.G23]/[.G20])*(SQRT(([.G21]-25)/([.G21]-[.G22])))*SQRT([.G24]/([.G24]+[.G25]))" office:value-type="float" office:value="8.0959038904044" calcext:value-type="float">
            <text:p>8.0959</text:p>
          </table:table-cell>
          <table:table-cell table:style-name="ce72" table:formula="of:=([.H23]/[.H20])*(SQRT(([.H21]-25)/([.H21]-[.H22])))*SQRT([.H24]/([.H24]+[.H25]))" office:value-type="float" office:value="8.0959038904044" calcext:value-type="float">
            <text:p>8.0959</text:p>
          </table:table-cell>
          <table:table-cell table:number-columns-repeated="1016"/>
        </table:table-row>
        <table:table-row table:style-name="ro6">
          <table:table-cell table:style-name="ce50" office:value-type="string" calcext:value-type="string">
            <text:p>Tiempo de Corte de sobrecarga (s)</text:p>
          </table:table-cell>
          <table:table-cell table:style-name="ce56" office:value-type="string" calcext:value-type="string">
            <text:p>t<text:span text:style-name="T3">on</text:span></text:p>
          </table:table-cell>
          <table:table-cell table:style-name="ce73" table:formula="of:=[.C26]*LN(POWER([.C33];2)/(POWER([.C33];2)-1))" office:value-type="float" office:value="0.178953807794221" calcext:value-type="float">
            <text:p>0.1790</text:p>
          </table:table-cell>
          <table:table-cell table:style-name="ce73" table:formula="of:=[.D26]*LN(POWER([.D33];2)/(POWER([.D33];2)-1))" office:value-type="float" office:value="0.199265269349525" calcext:value-type="float">
            <text:p>0.1993</text:p>
          </table:table-cell>
          <table:table-cell table:style-name="ce73" table:formula="of:=[.E26]*LN(POWER([.E33];2)/(POWER([.E33];2)-1))" office:value-type="float" office:value="0.199265269349525" calcext:value-type="float">
            <text:p>0.1993</text:p>
          </table:table-cell>
          <table:table-cell table:style-name="ce73" table:formula="of:=[.F26]*LN(POWER([.F33];2)/(POWER([.F33];2)-1))" office:value-type="float" office:value="0.199265269349525" calcext:value-type="float">
            <text:p>0.1993</text:p>
          </table:table-cell>
          <table:table-cell table:style-name="ce73" table:formula="of:=[.G26]*LN(POWER([.G33];2)/(POWER([.G33];2)-1))" office:value-type="float" office:value="0.405108185931873" calcext:value-type="float">
            <text:p>0.4051</text:p>
          </table:table-cell>
          <table:table-cell table:style-name="ce73" table:formula="of:=[.H26]*LN(POWER([.H33];2)/(POWER([.H33];2)-1))" office:value-type="float" office:value="0.405108185931873" calcext:value-type="float">
            <text:p>0.4051</text:p>
          </table:table-cell>
          <table:table-cell table:number-columns-repeated="1016"/>
        </table:table-row>
        <table:table-row table:style-name="ro5">
          <table:table-cell table:style-name="ce50" office:value-type="string" calcext:value-type="string">
            <text:p>Corriente Max de trabajo (A)</text:p>
          </table:table-cell>
          <table:table-cell table:style-name="ce56" office:value-type="string" calcext:value-type="string">
            <text:p>I<text:span text:style-name="T4">peak</text:span></text:p>
          </table:table-cell>
          <table:table-cell table:number-columns-repeated="4" table:style-name="ce70" office:value-type="float" office:value="20" calcext:value-type="float">
            <text:p>20.00</text:p>
          </table:table-cell>
          <table:table-cell table:number-columns-repeated="2" table:style-name="ce70" office:value-type="float" office:value="4.86" calcext:value-type="float">
            <text:p>4.86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PROTECCION DE CORRIENTES DE i2t</text:p>
          </table:table-cell>
          <table:table-cell table:style-name="ce21"/>
          <table:table-cell table:style-name="Default" table:number-columns-repeated="6"/>
          <table:table-cell table:number-columns-repeated="1016"/>
        </table:table-row>
        <table:table-row table:style-name="ro6">
          <table:table-cell table:style-name="ce50" office:value-type="string" calcext:value-type="string">
            <text:p>Perdidas por efecto Joule (W)</text:p>
          </table:table-cell>
          <table:table-cell table:style-name="ce56" office:value-type="string" calcext:value-type="string">
            <text:p>P<text:span text:style-name="T3">J</text:span></text:p>
          </table:table-cell>
          <table:table-cell table:style-name="ce72" table:formula="of:=([.C22]-25)/([.C24]+[.C25])" office:value-type="float" office:value="8.57142857142857" calcext:value-type="float">
            <text:p>8.5714</text:p>
          </table:table-cell>
          <table:table-cell table:style-name="ce72" table:formula="of:=([.D22]-25)/([.D24]+[.D25])" office:value-type="float" office:value="10.0401606425703" calcext:value-type="float">
            <text:p>10.0402</text:p>
          </table:table-cell>
          <table:table-cell table:style-name="ce72" table:formula="of:=([.E22]-25)/([.E24]+[.E25])" office:value-type="float" office:value="10.0401606425703" calcext:value-type="float">
            <text:p>10.0402</text:p>
          </table:table-cell>
          <table:table-cell table:style-name="ce72" table:formula="of:=([.F22]-25)/([.F24]+[.F25])" office:value-type="float" office:value="10.0401606425703" calcext:value-type="float">
            <text:p>10.0402</text:p>
          </table:table-cell>
          <table:table-cell table:style-name="ce72" table:formula="of:=([.G22]-25)/([.G24]+[.G25])" office:value-type="float" office:value="8.57142857142857" calcext:value-type="float">
            <text:p>8.5714</text:p>
          </table:table-cell>
          <table:table-cell table:style-name="ce72" table:formula="of:=([.H22]-25)/([.H24]+[.H25])" office:value-type="float" office:value="8.57142857142857" calcext:value-type="float">
            <text:p>8.5714</text:p>
          </table:table-cell>
          <table:table-cell table:number-columns-repeated="1016"/>
        </table:table-row>
        <table:table-row table:style-name="ro7">
          <table:table-cell table:style-name="ce50" office:value-type="string" calcext:value-type="string">
            <text:p>Resistencia del bobinado a T<text:span text:style-name="T3">w,∞</text:span><text:span text:style-name="T2">(Ω)</text:span></text:p>
          </table:table-cell>
          <table:table-cell table:style-name="ce59" office:value-type="string" calcext:value-type="string">
            <text:p>R<text:span text:style-name="T5">TW</text:span></text:p>
          </table:table-cell>
          <table:table-cell table:style-name="ce72" table:formula="of:=[.C28]*(1+[.C27]*([.C22]-25))" office:value-type="float" office:value="1.264065" calcext:value-type="float">
            <text:p>1.2641</text:p>
          </table:table-cell>
          <table:table-cell table:style-name="ce72" table:formula="of:=[.D28]*(1+[.D27]*([.D22]-25))" office:value-type="float" office:value="2.24895" calcext:value-type="float">
            <text:p>2.2490</text:p>
          </table:table-cell>
          <table:table-cell table:style-name="ce72" table:formula="of:=[.E28]*(1+[.E27]*([.E22]-25))" office:value-type="float" office:value="2.24895" calcext:value-type="float">
            <text:p>2.2490</text:p>
          </table:table-cell>
          <table:table-cell table:style-name="ce72" table:formula="of:=[.F28]*(1+[.F27]*([.F22]-25))" office:value-type="float" office:value="2.24895" calcext:value-type="float">
            <text:p>2.2490</text:p>
          </table:table-cell>
          <table:table-cell table:style-name="ce72" table:formula="of:=[.G28]*(1+[.G27]*([.G22]-25))" office:value-type="float" office:value="9.577425" calcext:value-type="float">
            <text:p>9.5774</text:p>
          </table:table-cell>
          <table:table-cell table:style-name="ce72" table:formula="of:=[.H28]*(1+[.H27]*([.H22]-25))" office:value-type="float" office:value="9.577425" calcext:value-type="float">
            <text:p>9.5774</text:p>
          </table:table-cell>
          <table:table-cell table:number-columns-repeated="1016"/>
        </table:table-row>
        <table:table-row table:style-name="ro6">
          <table:table-cell table:style-name="ce50" office:value-type="string" calcext:value-type="string">
            <text:p>Corriente I2t (A)</text:p>
          </table:table-cell>
          <table:table-cell table:style-name="ce56" office:value-type="string" calcext:value-type="string">
            <text:p>I<text:span text:style-name="T3">I2t</text:span></text:p>
          </table:table-cell>
          <table:table-cell table:style-name="ce73" table:formula="of:=SQRT([.C37]/[.C38])" office:value-type="float" office:value="2.60400552832523" calcext:value-type="float">
            <text:p>2.6040</text:p>
          </table:table-cell>
          <table:table-cell table:style-name="ce73" table:formula="of:=SQRT([.D37]/[.D38])" office:value-type="float" office:value="2.11290723763516" calcext:value-type="float">
            <text:p>2.1129</text:p>
          </table:table-cell>
          <table:table-cell table:style-name="ce73" table:formula="of:=SQRT([.E37]/[.E38])" office:value-type="float" office:value="2.11290723763516" calcext:value-type="float">
            <text:p>2.1129</text:p>
          </table:table-cell>
          <table:table-cell table:style-name="ce73" table:formula="of:=SQRT([.F37]/[.F38])" office:value-type="float" office:value="2.11290723763516" calcext:value-type="float">
            <text:p>2.1129</text:p>
          </table:table-cell>
          <table:table-cell table:style-name="ce73" table:formula="of:=SQRT([.G37]/[.G38])" office:value-type="float" office:value="0.946024154677193" calcext:value-type="float">
            <text:p>0.9460</text:p>
          </table:table-cell>
          <table:table-cell table:style-name="ce73" table:formula="of:=SQRT([.H37]/[.H38])" office:value-type="float" office:value="0.946024154677193" calcext:value-type="float">
            <text:p>0.9460</text:p>
          </table:table-cell>
          <table:table-cell table:number-columns-repeated="1016"/>
        </table:table-row>
        <table:table-row table:style-name="ro5">
          <table:table-cell table:style-name="ce50" office:value-type="string" calcext:value-type="string">
            <text:p>Tiempo de Corte de I2t (s)</text:p>
          </table:table-cell>
          <table:table-cell table:style-name="ce56" office:value-type="string" calcext:value-type="string">
            <text:p>t</text:p>
          </table:table-cell>
          <table:table-cell table:style-name="ce73" table:formula="of:=-[.C26]*LN(1-(([.C22]-25)/([.C21]-25)))" office:value-type="float" office:value="36.5277473800202" calcext:value-type="float">
            <text:p>36.5277</text:p>
          </table:table-cell>
          <table:table-cell table:style-name="ce73" table:formula="of:=-[.D26]*LN(1-(([.D22]-25)/([.D21]-25)))" office:value-type="float" office:value="66.8941094720431" calcext:value-type="float">
            <text:p>66.8941</text:p>
          </table:table-cell>
          <table:table-cell table:style-name="ce73" table:formula="of:=-[.E26]*LN(1-(([.E22]-25)/([.E21]-25)))" office:value-type="float" office:value="66.8941094720431" calcext:value-type="float">
            <text:p>66.8941</text:p>
          </table:table-cell>
          <table:table-cell table:style-name="ce73" table:formula="of:=-[.F26]*LN(1-(([.F22]-25)/([.F21]-25)))" office:value-type="float" office:value="66.8941094720431" calcext:value-type="float">
            <text:p>66.8941</text:p>
          </table:table-cell>
          <table:table-cell table:style-name="ce73" table:formula="of:=-[.G26]*LN(1-(([.G22]-25)/([.G21]-25)))" office:value-type="float" office:value="36.5277473800202" calcext:value-type="float">
            <text:p>36.5277</text:p>
          </table:table-cell>
          <table:table-cell table:style-name="ce73" table:formula="of:=-[.H26]*LN(1-(([.H22]-25)/([.H21]-25)))" office:value-type="float" office:value="36.5277473800202" calcext:value-type="float">
            <text:p>36.5277</text:p>
          </table:table-cell>
          <table:table-cell table:number-columns-repeated="1016"/>
        </table:table-row>
        <table:table-row table:style-name="ro5">
          <table:table-cell table:style-name="Default" table:number-columns-repeated="8"/>
          <table:table-cell table:number-columns-repeated="1016"/>
        </table:table-row>
        <table:table-row table:style-name="ro7">
          <table:table-cell table:style-name="ce50" office:value-type="string" calcext:value-type="string">
            <text:p>Superficie de I2t (A<text:span text:style-name="T1">2</text:span><text:span text:style-name="T2">/s)</text:span></text:p>
          </table:table-cell>
          <table:table-cell table:style-name="ce56" office:value-type="string" calcext:value-type="string">
            <text:p>S<text:span text:style-name="T3">I2t</text:span></text:p>
          </table:table-cell>
          <table:table-cell table:style-name="ce72" table:formula="of:=[.C39]*[.C39]*[.C40]" office:value-type="float" office:value="247.688985568804" calcext:value-type="float">
            <text:p>247.6890</text:p>
          </table:table-cell>
          <table:table-cell table:style-name="ce72" table:formula="of:=[.D39]*[.D39]*[.D40]" office:value-type="float" office:value="298.640523418037" calcext:value-type="float">
            <text:p>298.6405</text:p>
          </table:table-cell>
          <table:table-cell table:style-name="ce72" table:formula="of:=[.E39]*[.E39]*[.E40]" office:value-type="float" office:value="298.640523418037" calcext:value-type="float">
            <text:p>298.6405</text:p>
          </table:table-cell>
          <table:table-cell table:style-name="ce72" table:formula="of:=[.F39]*[.F39]*[.F40]" office:value-type="float" office:value="298.640523418037" calcext:value-type="float">
            <text:p>298.6405</text:p>
          </table:table-cell>
          <table:table-cell table:style-name="ce72" table:formula="of:=[.G39]*[.G39]*[.G40]" office:value-type="float" office:value="32.6909349374211" calcext:value-type="float">
            <text:p>32.6909</text:p>
          </table:table-cell>
          <table:table-cell table:style-name="ce72" table:formula="of:=[.H39]*[.H39]*[.H40]" office:value-type="float" office:value="32.6909349374211" calcext:value-type="float">
            <text:p>32.6909</text:p>
          </table:table-cell>
          <table:table-cell table:number-columns-repeated="1016"/>
        </table:table-row>
        <table:table-row table:style-name="ro5">
          <table:table-cell table:style-name="ce50" office:value-type="string" calcext:value-type="string">
            <text:p>Tiempo de Corte de I2t fijado (s)</text:p>
          </table:table-cell>
          <table:table-cell table:style-name="ce56" office:value-type="string" calcext:value-type="string">
            <text:p>t - nuevo</text:p>
          </table:table-cell>
          <table:table-cell table:number-columns-repeated="6" table:style-name="ce73" office:value-type="float" office:value="15" calcext:value-type="float">
            <text:p>15.0000</text:p>
          </table:table-cell>
          <table:table-cell table:number-columns-repeated="1016"/>
        </table:table-row>
        <table:table-row table:style-name="ro6">
          <table:table-cell table:style-name="ce50" office:value-type="string" calcext:value-type="string">
            <text:p>Corriente I2t (A)</text:p>
          </table:table-cell>
          <table:table-cell table:style-name="ce56" office:value-type="string" calcext:value-type="string">
            <text:p>I<text:span text:style-name="T3">I2t</text:span><text:span text:style-name="T2">- nuevo</text:span></text:p>
          </table:table-cell>
          <table:table-cell table:style-name="ce73" table:formula="of:=SQRT([.C42]/[.C43])" office:value-type="float" office:value="4.06356974074769" calcext:value-type="float">
            <text:p>4.0636</text:p>
          </table:table-cell>
          <table:table-cell table:style-name="ce73" table:formula="of:=SQRT([.D42]/[.D43])" office:value-type="float" office:value="4.46199150916596" calcext:value-type="float">
            <text:p>4.4620</text:p>
          </table:table-cell>
          <table:table-cell table:style-name="ce73" table:formula="of:=SQRT([.E42]/[.E43])" office:value-type="float" office:value="4.46199150916596" calcext:value-type="float">
            <text:p>4.4620</text:p>
          </table:table-cell>
          <table:table-cell table:style-name="ce73" table:formula="of:=SQRT([.F42]/[.F43])" office:value-type="float" office:value="4.46199150916596" calcext:value-type="float">
            <text:p>4.4620</text:p>
          </table:table-cell>
          <table:table-cell table:style-name="ce73" table:formula="of:=SQRT([.G42]/[.G43])" office:value-type="float" office:value="1.47627763733477" calcext:value-type="float">
            <text:p>1.4763</text:p>
          </table:table-cell>
          <table:table-cell table:style-name="ce73" table:formula="of:=SQRT([.H42]/[.H43])" office:value-type="float" office:value="1.47627763733477" calcext:value-type="float">
            <text:p>1.4763</text:p>
          </table:table-cell>
          <table:table-cell table:number-columns-repeated="1016"/>
        </table:table-row>
        <table:table-row table:style-name="ro5" table:number-rows-repeated="3">
          <table:table-cell table:style-name="Default" table:number-columns-repeated="8"/>
          <table:table-cell table:number-columns-repeated="1016"/>
        </table:table-row>
        <table:table-row table:style-name="ro3">
          <table:table-cell table:style-name="ce52" office:value-type="string" calcext:value-type="string" table:number-columns-spanned="1" table:number-rows-spanned="2">
            <text:p>Motor</text:p>
          </table:table-cell>
          <table:table-cell table:style-name="ce60" office:value-type="string" calcext:value-type="string" table:number-columns-spanned="1" table:number-rows-spanned="2">
            <text:p>Tensión (V)</text:p>
          </table:table-cell>
          <table:table-cell table:style-name="ce60" office:value-type="string" calcext:value-type="string" table:number-columns-spanned="1" table:number-rows-spanned="2">
            <text:p>Peso (Gr)</text:p>
          </table:table-cell>
          <table:table-cell table:style-name="ce60" office:value-type="string" calcext:value-type="string" table:number-columns-spanned="1" table:number-rows-spanned="2">
            <text:p>Par max (Nm)</text:p>
          </table:table-cell>
          <table:table-cell table:style-name="ce60" office:value-type="string" calcext:value-type="string" table:number-columns-spanned="1" table:number-rows-spanned="2">
            <text:p>Par RMS (Nm)</text:p>
          </table:table-cell>
          <table:table-cell table:style-name="ce60" office:value-type="string" calcext:value-type="string" table:number-columns-spanned="1" table:number-rows-spanned="2">
            <text:p>I max (A)</text:p>
          </table:table-cell>
          <table:table-cell table:style-name="ce60" office:value-type="string" calcext:value-type="string" table:number-columns-spanned="1" table:number-rows-spanned="2">
            <text:p>I RMS (A)</text:p>
          </table:table-cell>
          <table:table-cell table:style-name="ce60" office:value-type="string" calcext:value-type="string" table:number-columns-spanned="1" table:number-rows-spanned="2">
            <text:p>Vel. Nom (rpm)</text:p>
          </table:table-cell>
          <table:table-cell table:number-columns-repeated="1016"/>
        </table:table-row>
        <table:table-row table:style-name="ro5">
          <table:covered-table-cell table:style-name="ce52"/>
          <table:covered-table-cell table:number-columns-repeated="7" table:style-name="ce60"/>
          <table:table-cell table:number-columns-repeated="1016"/>
        </table:table-row>
        <table:table-row table:style-name="ro5">
          <table:table-cell table:style-name="ce53" office:value-type="string" calcext:value-type="string">
            <text:p>Flat Brushless EC 45 50W (339287)</text:p>
          </table:table-cell>
          <table:table-cell table:style-name="ce21" office:value-type="float" office:value="36" calcext:value-type="float">
            <text:p>36</text:p>
          </table:table-cell>
          <table:table-cell table:style-name="ce21" office:value-type="float" office:value="110" calcext:value-type="float">
            <text:p>110</text:p>
          </table:table-cell>
          <table:table-cell table:style-name="ce21" office:value-type="float" office:value="0.488" calcext:value-type="float">
            <text:p>0.488</text:p>
          </table:table-cell>
          <table:table-cell table:style-name="ce21" office:value-type="float" office:value="0.0943" calcext:value-type="float">
            <text:p>0.0943</text:p>
          </table:table-cell>
          <table:table-cell table:style-name="ce21" office:value-type="float" office:value="4.86" calcext:value-type="float">
            <text:p>4.86</text:p>
          </table:table-cell>
          <table:table-cell table:style-name="ce21" office:value-type="float" office:value="0.861" calcext:value-type="float">
            <text:p>0.861</text:p>
          </table:table-cell>
          <table:table-cell table:style-name="ce21" office:value-type="float" office:value="3360" calcext:value-type="float">
            <text:p>3360</text:p>
          </table:table-cell>
          <table:table-cell table:number-columns-repeated="1016"/>
        </table:table-row>
        <table:table-row table:style-name="ro5">
          <table:table-cell table:style-name="ce53" office:value-type="string" calcext:value-type="string">
            <text:p>Flat Brushless EC 45 50W (251601)</text:p>
          </table:table-cell>
          <table:table-cell table:style-name="ce21" office:value-type="float" office:value="24" calcext:value-type="float">
            <text:p>24</text:p>
          </table:table-cell>
          <table:table-cell table:style-name="ce21" office:value-type="float" office:value="110" calcext:value-type="float">
            <text:p>110</text:p>
          </table:table-cell>
          <table:table-cell table:style-name="ce21" office:value-type="float" office:value="0.822" calcext:value-type="float">
            <text:p>0.822</text:p>
          </table:table-cell>
          <table:table-cell table:style-name="ce21" office:value-type="float" office:value="0.0843" calcext:value-type="float">
            <text:p>0.0843</text:p>
          </table:table-cell>
          <table:table-cell table:style-name="ce21" office:value-type="float" office:value="24.5" calcext:value-type="float">
            <text:p>24.5</text:p>
          </table:table-cell>
          <table:table-cell table:style-name="ce21" office:value-type="float" office:value="2.36" calcext:value-type="float">
            <text:p>2.36</text:p>
          </table:table-cell>
          <table:table-cell table:style-name="ce21" office:value-type="float" office:value="6700" calcext:value-type="float">
            <text:p>6700</text:p>
          </table:table-cell>
          <table:table-cell table:number-columns-repeated="1016"/>
        </table:table-row>
        <table:table-row table:style-name="ro5">
          <table:table-cell table:style-name="ce53" office:value-type="string" calcext:value-type="string">
            <text:p>Flat Brushless EC 45 70W (402686)</text:p>
          </table:table-cell>
          <table:table-cell table:style-name="ce21" office:value-type="float" office:value="36" calcext:value-type="float">
            <text:p>36</text:p>
          </table:table-cell>
          <table:table-cell table:style-name="ce21" office:value-type="float" office:value="141" calcext:value-type="float">
            <text:p>141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108" calcext:value-type="float">
            <text:p>0.108</text:p>
          </table:table-cell>
          <table:table-cell table:style-name="ce21" office:value-type="float" office:value="20.7" calcext:value-type="float">
            <text:p>20.7</text:p>
          </table:table-cell>
          <table:table-cell table:style-name="ce21" office:value-type="float" office:value="1.93" calcext:value-type="float">
            <text:p>1.93</text:p>
          </table:table-cell>
          <table:table-cell table:style-name="ce21" office:value-type="float" office:value="6330" calcext:value-type="float">
            <text:p>6330</text:p>
          </table:table-cell>
          <table:table-cell table:number-columns-repeated="1016"/>
        </table:table-row>
        <table:table-row table:style-name="ro5">
          <table:table-cell table:style-name="ce53" office:value-type="string" calcext:value-type="string">
            <text:p>Flat Brushless EC 45 30W (339282)</text:p>
          </table:table-cell>
          <table:table-cell table:style-name="ce21" office:value-type="float" office:value="36" calcext:value-type="float">
            <text:p>36</text:p>
          </table:table-cell>
          <table:table-cell table:style-name="ce21" office:value-type="float" office:value="110" calcext:value-type="float">
            <text:p>110</text:p>
          </table:table-cell>
          <table:table-cell table:style-name="ce21" office:value-type="float" office:value="0.337" calcext:value-type="float">
            <text:p>0.337</text:p>
          </table:table-cell>
          <table:table-cell table:style-name="ce21" office:value-type="float" office:value="0.0666" calcext:value-type="float">
            <text:p>0.0666</text:p>
          </table:table-cell>
          <table:table-cell table:style-name="ce21" office:value-type="float" office:value="5.38" calcext:value-type="float">
            <text:p>5.38</text:p>
          </table:table-cell>
          <table:table-cell table:style-name="ce21" office:value-type="float" office:value="0.849" calcext:value-type="float">
            <text:p>0.849</text:p>
          </table:table-cell>
          <table:table-cell table:style-name="ce21" office:value-type="float" office:value="4760" calcext:value-type="float">
            <text:p>4760</text:p>
          </table:table-cell>
          <table:table-cell table:number-columns-repeated="1016"/>
        </table:table-row>
        <table:table-row table:style-name="ro5">
          <table:table-cell table:style-name="ce54" office:value-type="string" calcext:value-type="string">
            <text:p>Driver</text:p>
          </table:table-cell>
          <table:table-cell table:style-name="ce21" table:number-columns-repeated="7"/>
          <table:table-cell table:number-columns-repeated="1016"/>
        </table:table-row>
        <table:table-row table:style-name="ro5">
          <table:table-cell table:style-name="ce53" office:value-type="string" calcext:value-type="string">
            <text:p>iPOS3604MX-CAN</text:p>
          </table:table-cell>
          <table:table-cell table:style-name="ce21" office:value-type="float" office:value="36" calcext:value-type="float">
            <text:p>36</text:p>
          </table:table-cell>
          <table:table-cell table:number-columns-repeated="3" table:style-name="ce21" office:value-type="string" calcext:value-type="string">
            <text:p>,,,</text:p>
          </table:table-cell>
          <table:table-cell table:style-name="ce21" office:value-type="string" calcext:value-type="string">
            <text:p>10 (2,5s)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,,,</text:p>
          </table:table-cell>
          <table:table-cell table:number-columns-repeated="1016"/>
        </table:table-row>
        <table:table-row table:style-name="ro5">
          <table:table-cell table:style-name="ce53" office:value-type="string" calcext:value-type="string">
            <text:p>iPOS4808MX-CAN</text:p>
          </table:table-cell>
          <table:table-cell table:style-name="ce21" office:value-type="float" office:value="50" calcext:value-type="float">
            <text:p>50</text:p>
          </table:table-cell>
          <table:table-cell table:number-columns-repeated="3" table:style-name="ce21" office:value-type="string" calcext:value-type="string">
            <text:p>,,,</text:p>
          </table:table-cell>
          <table:table-cell table:style-name="ce21" office:value-type="string" calcext:value-type="string">
            <text:p>20 (2,5s)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string" calcext:value-type="string">
            <text:p>,,,</text:p>
          </table:table-cell>
          <table:table-cell table:number-columns-repeated="1016"/>
        </table:table-row>
        <table:table-row table:style-name="ro5" table:number-rows-repeated="104851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protecciones brazos" table:style-name="ta3">
        <table:table-column table:style-name="co19" table:default-cell-style-name="ce7"/>
        <table:table-column table:style-name="co20" table:default-cell-style-name="ce21"/>
        <table:table-column table:style-name="co12" table:number-columns-repeated="1022" table:default-cell-style-name="ce7"/>
        <table:table-row table:style-name="ro3">
          <table:table-cell table:style-name="Default"/>
          <table:table-cell table:style-name="ce7"/>
          <table:table-cell table:style-name="ce83" office:value-type="string" calcext:value-type="string" table:number-columns-spanned="1" table:number-rows-spanned="2">
            <text:p>Hombro Frontal</text:p>
          </table:table-cell>
          <table:table-cell table:style-name="ce83" office:value-type="string" calcext:value-type="string" table:number-columns-spanned="1" table:number-rows-spanned="2">
            <text:p>Hombro Sagital</text:p>
          </table:table-cell>
          <table:table-cell table:style-name="ce83" office:value-type="string" calcext:value-type="string" table:number-columns-spanned="1" table:number-rows-spanned="2">
            <text:p>Hombro Axial</text:p>
          </table:table-cell>
          <table:table-cell table:style-name="ce83" office:value-type="string" calcext:value-type="string" table:number-columns-spanned="1" table:number-rows-spanned="2">
            <text:p>Codo Frontal</text:p>
          </table:table-cell>
          <table:table-cell table:style-name="ce83" office:value-type="string" calcext:value-type="string" table:number-columns-spanned="1" table:number-rows-spanned="2">
            <text:p>Muñeca Axial</text:p>
          </table:table-cell>
          <table:table-cell table:style-name="ce83" office:value-type="string" calcext:value-type="string" table:number-columns-spanned="1" table:number-rows-spanned="2">
            <text:p>Muñeca Frontal</text:p>
          </table:table-cell>
          <table:table-cell table:number-columns-repeated="1016"/>
        </table:table-row>
        <table:table-row table:style-name="ro5">
          <table:table-cell table:style-name="Default"/>
          <table:table-cell table:style-name="ce7"/>
          <table:covered-table-cell table:number-columns-repeated="6" table:style-name="ce83"/>
          <table:table-cell table:number-columns-repeated="1016"/>
        </table:table-row>
        <table:table-row table:style-name="ro5">
          <table:table-cell table:style-name="ce50" office:value-type="string" calcext:value-type="string">
            <text:p>Ref Motor</text:p>
          </table:table-cell>
          <table:table-cell table:style-name="ce56"/>
          <table:table-cell table:number-columns-repeated="6" table:style-name="ce66" office:value-type="float" office:value="339282" calcext:value-type="float">
            <text:p>339282</text:p>
          </table:table-cell>
          <table:table-cell table:number-columns-repeated="1016"/>
        </table:table-row>
        <table:table-row table:style-name="ro5">
          <table:table-cell table:style-name="ce50" office:value-type="string" calcext:value-type="string">
            <text:p>driver</text:p>
          </table:table-cell>
          <table:table-cell table:style-name="ce56"/>
          <table:table-cell table:number-columns-repeated="4" table:style-name="ce84" office:value-type="string" calcext:value-type="string">
            <text:p>iPOS3604</text:p>
          </table:table-cell>
          <table:table-cell table:style-name="ce84" office:value-type="string" calcext:value-type="string">
            <text:p>iPOS3602</text:p>
          </table:table-cell>
          <table:table-cell table:style-name="ce84" office:value-type="string" calcext:value-type="string">
            <text:p>iPOS3604</text:p>
          </table:table-cell>
          <table:table-cell table:number-columns-repeated="1016"/>
        </table:table-row>
        <table:table-row table:style-name="ro5">
          <table:table-cell table:style-name="Default"/>
          <table:table-cell table:style-name="ce7"/>
          <table:table-cell table:style-name="Default" table:number-columns-repeated="6"/>
          <table:table-cell table:number-columns-repeated="1016"/>
        </table:table-row>
        <table:table-row table:style-name="ro6">
          <table:table-cell table:style-name="ce50" office:value-type="string" calcext:value-type="string">
            <text:p>Corriente Nominal (A)</text:p>
          </table:table-cell>
          <table:table-cell table:style-name="ce56" office:value-type="string" calcext:value-type="string">
            <text:p>I<text:span text:style-name="T3">nom</text:span></text:p>
          </table:table-cell>
          <table:table-cell table:number-columns-repeated="6" table:style-name="ce68" office:value-type="float" office:value="0.849" calcext:value-type="float">
            <text:p>0.849</text:p>
          </table:table-cell>
          <table:table-cell table:number-columns-repeated="1016"/>
        </table:table-row>
        <table:table-row table:style-name="ro6">
          <table:table-cell table:style-name="ce50" office:value-type="string" calcext:value-type="string">
            <text:p>Temperatura Max del bobinado (ºC)</text:p>
          </table:table-cell>
          <table:table-cell table:style-name="ce56" office:value-type="string" calcext:value-type="string">
            <text:p>T<text:span text:style-name="T3">max</text:span></text:p>
          </table:table-cell>
          <table:table-cell table:number-columns-repeated="6" table:style-name="ce69" office:value-type="float" office:value="125" calcext:value-type="float">
            <text:p>125</text:p>
          </table:table-cell>
          <table:table-cell table:number-columns-repeated="1016"/>
        </table:table-row>
        <table:table-row table:style-name="ro6">
          <table:table-cell table:style-name="ce50" office:value-type="string" calcext:value-type="string">
            <text:p>Temperatura final del bobinado (ºC)</text:p>
          </table:table-cell>
          <table:table-cell table:style-name="ce56" office:value-type="string" calcext:value-type="string">
            <text:p>T<text:span text:style-name="T3">w,∞</text:span></text:p>
          </table:table-cell>
          <table:table-cell table:number-columns-repeated="2" table:style-name="ce69" office:value-type="float" office:value="100" calcext:value-type="float">
            <text:p>100</text:p>
          </table:table-cell>
          <table:table-cell table:style-name="ce69" office:value-type="float" office:value="80" calcext:value-type="float">
            <text:p>80</text:p>
          </table:table-cell>
          <table:table-cell table:style-name="ce69" office:value-type="float" office:value="100" calcext:value-type="float">
            <text:p>100</text:p>
          </table:table-cell>
          <table:table-cell table:style-name="ce69" office:value-type="float" office:value="80" calcext:value-type="float">
            <text:p>80</text:p>
          </table:table-cell>
          <table:table-cell table:style-name="ce69" office:value-type="float" office:value="100" calcext:value-type="float">
            <text:p>100</text:p>
          </table:table-cell>
          <table:table-cell table:number-columns-repeated="1016"/>
        </table:table-row>
        <table:table-row table:style-name="ro5">
          <table:table-cell table:style-name="ce50" office:value-type="string" calcext:value-type="string">
            <text:p>Corriente Max de trabajo (A)</text:p>
          </table:table-cell>
          <table:table-cell table:style-name="ce56" office:value-type="string" calcext:value-type="string">
            <text:p>I<text:span text:style-name="T4">peak</text:span></text:p>
          </table:table-cell>
          <table:table-cell table:number-columns-repeated="4" table:style-name="ce70" office:value-type="float" office:value="5.38" calcext:value-type="float">
            <text:p>5.38</text:p>
          </table:table-cell>
          <table:table-cell table:style-name="ce70" office:value-type="float" office:value="3.2" calcext:value-type="float">
            <text:p>3.20</text:p>
          </table:table-cell>
          <table:table-cell table:style-name="ce70" office:value-type="float" office:value="5.38" calcext:value-type="float">
            <text:p>5.38</text:p>
          </table:table-cell>
          <table:table-cell table:number-columns-repeated="1016"/>
        </table:table-row>
        <table:table-row table:style-name="ro6">
          <table:table-cell table:style-name="ce50" office:value-type="string" calcext:value-type="string">
            <text:p>Resistencia termica bobinado (K/W)</text:p>
          </table:table-cell>
          <table:table-cell table:style-name="ce56" office:value-type="string" calcext:value-type="string">
            <text:p>R<text:span text:style-name="T3">th1</text:span></text:p>
          </table:table-cell>
          <table:table-cell table:number-columns-repeated="6" table:style-name="ce71" office:value-type="float" office:value="3.96" calcext:value-type="float">
            <text:p>3.96</text:p>
          </table:table-cell>
          <table:table-cell table:number-columns-repeated="1016"/>
        </table:table-row>
        <table:table-row table:style-name="ro6">
          <table:table-cell table:style-name="ce50" office:value-type="string" calcext:value-type="string">
            <text:p>Resistencia termica carcasa (K/W)</text:p>
          </table:table-cell>
          <table:table-cell table:style-name="ce56" office:value-type="string" calcext:value-type="string">
            <text:p>R<text:span text:style-name="T3">th2</text:span></text:p>
          </table:table-cell>
          <table:table-cell table:number-columns-repeated="6" table:style-name="ce71" office:value-type="float" office:value="5.7" calcext:value-type="float">
            <text:p>5.70</text:p>
          </table:table-cell>
          <table:table-cell table:number-columns-repeated="1016"/>
        </table:table-row>
        <table:table-row table:style-name="ro7">
          <table:table-cell table:style-name="ce50" office:value-type="string" calcext:value-type="string">
            <text:p>Constante de tiempo termica (s)</text:p>
          </table:table-cell>
          <table:table-cell table:style-name="ce58" office:value-type="string" calcext:value-type="string">
            <text:p>τ<text:span text:style-name="T5">w</text:span></text:p>
          </table:table-cell>
          <table:table-cell table:number-columns-repeated="6" table:style-name="ce71" office:value-type="float" office:value="18.2539" calcext:value-type="float">
            <text:p>18.25</text:p>
          </table:table-cell>
          <table:table-cell table:number-columns-repeated="1016"/>
        </table:table-row>
        <table:table-row table:style-name="ro7">
          <table:table-cell table:style-name="ce50" office:value-type="string" calcext:value-type="string">
            <text:p>Coeficiente de resistencia Cu (K<text:span text:style-name="T1">-1</text:span><text:span text:style-name="T2">)</text:span></text:p>
          </table:table-cell>
          <table:table-cell table:style-name="ce58" office:value-type="string" calcext:value-type="string">
            <text:p>α<text:span text:style-name="T5">CU</text:span></text:p>
          </table:table-cell>
          <table:table-cell table:number-columns-repeated="6" table:style-name="ce72" office:value-type="float" office:value="0.0039" calcext:value-type="float">
            <text:p>0.0039</text:p>
          </table:table-cell>
          <table:table-cell table:number-columns-repeated="1016"/>
        </table:table-row>
        <table:table-row table:style-name="ro7">
          <table:table-cell table:style-name="ce50" office:value-type="string" calcext:value-type="string">
            <text:p>Resistencia del motor (Ω)</text:p>
          </table:table-cell>
          <table:table-cell table:style-name="ce58" office:value-type="string" calcext:value-type="string">
            <text:p>R<text:span text:style-name="T5">mot</text:span></text:p>
          </table:table-cell>
          <table:table-cell table:number-columns-repeated="6" table:style-name="ce71" office:value-type="float" office:value="6.69" calcext:value-type="float">
            <text:p>6.69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PROTECCION DE CORRIENTES DE PICO</text:p>
          </table:table-cell>
          <table:table-cell table:style-name="ce7"/>
          <table:table-cell table:style-name="Default" table:number-columns-repeated="6"/>
          <table:table-cell table:number-columns-repeated="1016"/>
        </table:table-row>
        <table:table-row table:style-name="ro5">
          <table:table-cell table:style-name="ce50" office:value-type="string" calcext:value-type="string">
            <text:p>Factor de sobrecarga</text:p>
          </table:table-cell>
          <table:table-cell table:style-name="ce56" office:value-type="string" calcext:value-type="string">
            <text:p>K</text:p>
          </table:table-cell>
          <table:table-cell table:style-name="ce72" table:formula="of:=([.C9]/[.C6])*(SQRT(([.C7]-25)/([.C7]-[.C8])))*SQRT([.C10]/([.C10]+[.C11]))" office:value-type="float" office:value="8.11453449604306" calcext:value-type="float">
            <text:p>8.1145</text:p>
          </table:table-cell>
          <table:table-cell table:style-name="ce72" table:formula="of:=([.D9]/[.D6])*(SQRT(([.D7]-25)/([.D7]-[.D8])))*SQRT([.D10]/([.D10]+[.D11]))" office:value-type="float" office:value="8.11453449604306" calcext:value-type="float">
            <text:p>8.1145</text:p>
          </table:table-cell>
          <table:table-cell table:style-name="ce72" table:formula="of:=([.E9]/[.E6])*(SQRT(([.E7]-25)/([.E7]-[.E8])))*SQRT([.E10]/([.E10]+[.E11]))" office:value-type="float" office:value="6.04821691297309" calcext:value-type="float">
            <text:p>6.0482</text:p>
          </table:table-cell>
          <table:table-cell table:style-name="ce72" table:formula="of:=([.F9]/[.F6])*(SQRT(([.F7]-25)/([.F7]-[.F8])))*SQRT([.F10]/([.F10]+[.F11]))" office:value-type="float" office:value="8.11453449604306" calcext:value-type="float">
            <text:p>8.1145</text:p>
          </table:table-cell>
          <table:table-cell table:style-name="ce72" table:formula="of:=([.G9]/[.G6])*(SQRT(([.G7]-25)/([.G7]-[.G8])))*SQRT([.G10]/([.G10]+[.G11]))" office:value-type="float" office:value="3.5974524389431" calcext:value-type="float">
            <text:p>3.5975</text:p>
          </table:table-cell>
          <table:table-cell table:style-name="ce72" table:formula="of:=([.H9]/[.H6])*(SQRT(([.H7]-25)/([.H7]-[.H8])))*SQRT([.H10]/([.H10]+[.H11]))" office:value-type="float" office:value="8.11453449604306" calcext:value-type="float">
            <text:p>8.1145</text:p>
          </table:table-cell>
          <table:table-cell table:number-columns-repeated="1016"/>
        </table:table-row>
        <table:table-row table:style-name="ro6">
          <table:table-cell table:style-name="ce50" office:value-type="string" calcext:value-type="string">
            <text:p>Tiempo de Corte de sobrecarga (s)</text:p>
          </table:table-cell>
          <table:table-cell table:style-name="ce56" office:value-type="string" calcext:value-type="string">
            <text:p>t<text:span text:style-name="T3">on</text:span></text:p>
          </table:table-cell>
          <table:table-cell table:style-name="ce73" table:formula="of:=[.C12]*LN(POWER([.C16];2)/(POWER([.C16];2)-1))" office:value-type="float" office:value="0.279349132490746" calcext:value-type="float">
            <text:p>0.2793</text:p>
          </table:table-cell>
          <table:table-cell table:style-name="ce73" table:formula="of:=[.D12]*LN(POWER([.D16];2)/(POWER([.D16];2)-1))" office:value-type="float" office:value="0.279349132490746" calcext:value-type="float">
            <text:p>0.2793</text:p>
          </table:table-cell>
          <table:table-cell table:style-name="ce73" table:formula="of:=[.E12]*LN(POWER([.E16];2)/(POWER([.E16];2)-1))" office:value-type="float" office:value="0.505947870753984" calcext:value-type="float">
            <text:p>0.5059</text:p>
          </table:table-cell>
          <table:table-cell table:style-name="ce73" table:formula="of:=[.F12]*LN(POWER([.F16];2)/(POWER([.F16];2)-1))" office:value-type="float" office:value="0.279349132490746" calcext:value-type="float">
            <text:p>0.2793</text:p>
          </table:table-cell>
          <table:table-cell table:style-name="ce73" table:formula="of:=[.G12]*LN(POWER([.G16];2)/(POWER([.G16];2)-1))" office:value-type="float" office:value="1.46794965535151" calcext:value-type="float">
            <text:p>1.4679</text:p>
          </table:table-cell>
          <table:table-cell table:style-name="ce73" table:formula="of:=[.H12]*LN(POWER([.H16];2)/(POWER([.H16];2)-1))" office:value-type="float" office:value="0.279349132490746" calcext:value-type="float">
            <text:p>0.2793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PROTECCION DE CORRIENTES DE i2t</text:p>
          </table:table-cell>
          <table:table-cell table:style-name="ce7"/>
          <table:table-cell table:style-name="Default" table:number-columns-repeated="6"/>
          <table:table-cell table:number-columns-repeated="1016"/>
        </table:table-row>
        <table:table-row table:style-name="ro6">
          <table:table-cell table:style-name="ce50" office:value-type="string" calcext:value-type="string">
            <text:p>Perdidas por efecto Joule (W)</text:p>
          </table:table-cell>
          <table:table-cell table:style-name="ce56" office:value-type="string" calcext:value-type="string">
            <text:p>P<text:span text:style-name="T3">J</text:span></text:p>
          </table:table-cell>
          <table:table-cell table:style-name="ce72" table:formula="of:=([.C8]-25)/([.C10]+[.C11])" office:value-type="float" office:value="7.7639751552795" calcext:value-type="float">
            <text:p>7.7640</text:p>
          </table:table-cell>
          <table:table-cell table:style-name="ce72" table:formula="of:=([.D8]-25)/([.D10]+[.D11])" office:value-type="float" office:value="7.7639751552795" calcext:value-type="float">
            <text:p>7.7640</text:p>
          </table:table-cell>
          <table:table-cell table:style-name="ce72" table:formula="of:=([.E8]-25)/([.E10]+[.E11])" office:value-type="float" office:value="5.6935817805383" calcext:value-type="float">
            <text:p>5.6936</text:p>
          </table:table-cell>
          <table:table-cell table:style-name="ce72" table:formula="of:=([.F8]-25)/([.F10]+[.F11])" office:value-type="float" office:value="7.7639751552795" calcext:value-type="float">
            <text:p>7.7640</text:p>
          </table:table-cell>
          <table:table-cell table:style-name="ce72" table:formula="of:=([.G8]-25)/([.G10]+[.G11])" office:value-type="float" office:value="5.6935817805383" calcext:value-type="float">
            <text:p>5.6936</text:p>
          </table:table-cell>
          <table:table-cell table:style-name="ce72" table:formula="of:=([.H8]-25)/([.H10]+[.H11])" office:value-type="float" office:value="7.7639751552795" calcext:value-type="float">
            <text:p>7.7640</text:p>
          </table:table-cell>
          <table:table-cell table:number-columns-repeated="1016"/>
        </table:table-row>
        <table:table-row table:style-name="ro7">
          <table:table-cell table:style-name="ce50" office:value-type="string" calcext:value-type="string">
            <text:p>Resistencia del bobinado a T<text:span text:style-name="T3">w,∞</text:span><text:span text:style-name="T2">(Ω)</text:span></text:p>
          </table:table-cell>
          <table:table-cell table:style-name="ce59" office:value-type="string" calcext:value-type="string">
            <text:p>R<text:span text:style-name="T5">TW</text:span></text:p>
          </table:table-cell>
          <table:table-cell table:style-name="ce72" table:formula="of:=[.C14]*(1+[.C13]*([.C8]-25))" office:value-type="float" office:value="8.646825" calcext:value-type="float">
            <text:p>8.6468</text:p>
          </table:table-cell>
          <table:table-cell table:style-name="ce72" table:formula="of:=[.D14]*(1+[.D13]*([.D8]-25))" office:value-type="float" office:value="8.646825" calcext:value-type="float">
            <text:p>8.6468</text:p>
          </table:table-cell>
          <table:table-cell table:style-name="ce72" table:formula="of:=[.E14]*(1+[.E13]*([.E8]-25))" office:value-type="float" office:value="8.125005" calcext:value-type="float">
            <text:p>8.1250</text:p>
          </table:table-cell>
          <table:table-cell table:style-name="ce72" table:formula="of:=[.F14]*(1+[.F13]*([.F8]-25))" office:value-type="float" office:value="8.646825" calcext:value-type="float">
            <text:p>8.6468</text:p>
          </table:table-cell>
          <table:table-cell table:style-name="ce72" table:formula="of:=[.G14]*(1+[.G13]*([.G8]-25))" office:value-type="float" office:value="8.125005" calcext:value-type="float">
            <text:p>8.1250</text:p>
          </table:table-cell>
          <table:table-cell table:style-name="ce72" table:formula="of:=[.H14]*(1+[.H13]*([.H8]-25))" office:value-type="float" office:value="8.646825" calcext:value-type="float">
            <text:p>8.6468</text:p>
          </table:table-cell>
          <table:table-cell table:number-columns-repeated="1016"/>
        </table:table-row>
        <table:table-row table:style-name="ro6">
          <table:table-cell table:style-name="ce50" office:value-type="string" calcext:value-type="string">
            <text:p>Corriente I2t (A)</text:p>
          </table:table-cell>
          <table:table-cell table:style-name="ce56" office:value-type="string" calcext:value-type="string">
            <text:p>I<text:span text:style-name="T3">I2t</text:span></text:p>
          </table:table-cell>
          <table:table-cell table:style-name="ce73" table:formula="of:=SQRT([.C19]/[.C20])" office:value-type="float" office:value="0.9475753045232" calcext:value-type="float">
            <text:p>0.9476</text:p>
          </table:table-cell>
          <table:table-cell table:style-name="ce73" table:formula="of:=SQRT([.D19]/[.D20])" office:value-type="float" office:value="0.9475753045232" calcext:value-type="float">
            <text:p>0.9476</text:p>
          </table:table-cell>
          <table:table-cell table:style-name="ce73" table:formula="of:=SQRT([.E19]/[.E20])" office:value-type="float" office:value="0.83710697978567" calcext:value-type="float">
            <text:p>0.8371</text:p>
          </table:table-cell>
          <table:table-cell table:style-name="ce73" table:formula="of:=SQRT([.F19]/[.F20])" office:value-type="float" office:value="0.9475753045232" calcext:value-type="float">
            <text:p>0.9476</text:p>
          </table:table-cell>
          <table:table-cell table:style-name="ce73" table:formula="of:=SQRT([.G19]/[.G20])" office:value-type="float" office:value="0.83710697978567" calcext:value-type="float">
            <text:p>0.8371</text:p>
          </table:table-cell>
          <table:table-cell table:style-name="ce73" table:formula="of:=SQRT([.H19]/[.H20])" office:value-type="float" office:value="0.9475753045232" calcext:value-type="float">
            <text:p>0.9476</text:p>
          </table:table-cell>
          <table:table-cell table:number-columns-repeated="1016"/>
        </table:table-row>
        <table:table-row table:style-name="ro5">
          <table:table-cell table:style-name="ce50" office:value-type="string" calcext:value-type="string">
            <text:p>Tiempo de Corte de I2t (s)</text:p>
          </table:table-cell>
          <table:table-cell table:style-name="ce56" office:value-type="string" calcext:value-type="string">
            <text:p>t</text:p>
          </table:table-cell>
          <table:table-cell table:style-name="ce73" table:formula="of:=-[.C12]*LN(1-(([.C8]-25)/([.C7]-25)))" office:value-type="float" office:value="25.3052786384464" calcext:value-type="float">
            <text:p>25.3053</text:p>
          </table:table-cell>
          <table:table-cell table:style-name="ce73" table:formula="of:=-[.D12]*LN(1-(([.D8]-25)/([.D7]-25)))" office:value-type="float" office:value="25.3052786384464" calcext:value-type="float">
            <text:p>25.3053</text:p>
          </table:table-cell>
          <table:table-cell table:style-name="ce73" table:formula="of:=-[.E12]*LN(1-(([.E8]-25)/([.E7]-25)))" office:value-type="float" office:value="14.5758796359896" calcext:value-type="float">
            <text:p>14.5759</text:p>
          </table:table-cell>
          <table:table-cell table:style-name="ce73" table:formula="of:=-[.F12]*LN(1-(([.F8]-25)/([.F7]-25)))" office:value-type="float" office:value="25.3052786384464" calcext:value-type="float">
            <text:p>25.3053</text:p>
          </table:table-cell>
          <table:table-cell table:style-name="ce73" table:formula="of:=-[.G12]*LN(1-(([.G8]-25)/([.G7]-25)))" office:value-type="float" office:value="14.5758796359896" calcext:value-type="float">
            <text:p>14.5759</text:p>
          </table:table-cell>
          <table:table-cell table:style-name="ce73" table:formula="of:=-[.H12]*LN(1-(([.H8]-25)/([.H7]-25)))" office:value-type="float" office:value="25.3052786384464" calcext:value-type="float">
            <text:p>25.3053</text:p>
          </table:table-cell>
          <table:table-cell table:number-columns-repeated="1016"/>
        </table:table-row>
        <table:table-row table:style-name="ro5">
          <table:table-cell table:style-name="Default"/>
          <table:table-cell table:style-name="ce7"/>
          <table:table-cell table:style-name="Default" table:number-columns-repeated="6"/>
          <table:table-cell table:number-columns-repeated="1016"/>
        </table:table-row>
        <table:table-row table:style-name="ro8">
          <table:table-cell table:style-name="ce81" office:value-type="string" calcext:value-type="string">
            <text:p>Motor</text:p>
          </table:table-cell>
          <table:table-cell table:style-name="ce82" office:value-type="string" calcext:value-type="string">
            <text:p>Tensión (V)</text:p>
          </table:table-cell>
          <table:table-cell table:style-name="ce82" office:value-type="string" calcext:value-type="string">
            <text:p>Peso (Gr)</text:p>
          </table:table-cell>
          <table:table-cell table:style-name="ce82" office:value-type="string" calcext:value-type="string">
            <text:p>Par max (Nm)</text:p>
          </table:table-cell>
          <table:table-cell table:style-name="ce82" office:value-type="string" calcext:value-type="string">
            <text:p>Par RMS (Nm)</text:p>
          </table:table-cell>
          <table:table-cell table:style-name="ce82" office:value-type="string" calcext:value-type="string">
            <text:p>I max (A)</text:p>
          </table:table-cell>
          <table:table-cell table:style-name="ce82" office:value-type="string" calcext:value-type="string">
            <text:p>I RMS (A)</text:p>
          </table:table-cell>
          <table:table-cell table:style-name="ce82" office:value-type="string" calcext:value-type="string">
            <text:p>Vel. Nom (rpm)</text:p>
          </table:table-cell>
          <table:table-cell table:number-columns-repeated="1016"/>
        </table:table-row>
        <table:table-row table:style-name="ro5">
          <table:table-cell table:style-name="ce53" office:value-type="string" calcext:value-type="string">
            <text:p>Flat Brushless EC 45 30W (339282)</text:p>
          </table:table-cell>
          <table:table-cell office:value-type="float" office:value="36" calcext:value-type="float">
            <text:p>36</text:p>
          </table:table-cell>
          <table:table-cell office:value-type="float" office:value="110" calcext:value-type="float">
            <text:p>110</text:p>
          </table:table-cell>
          <table:table-cell office:value-type="float" office:value="0.337" calcext:value-type="float">
            <text:p>0.337</text:p>
          </table:table-cell>
          <table:table-cell office:value-type="float" office:value="0.0666" calcext:value-type="float">
            <text:p>0.0666</text:p>
          </table:table-cell>
          <table:table-cell office:value-type="float" office:value="5.38" calcext:value-type="float">
            <text:p>5.38</text:p>
          </table:table-cell>
          <table:table-cell office:value-type="float" office:value="0.849" calcext:value-type="float">
            <text:p>0.849</text:p>
          </table:table-cell>
          <table:table-cell office:value-type="float" office:value="4760" calcext:value-type="float">
            <text:p>4760</text:p>
          </table:table-cell>
          <table:table-cell table:number-columns-repeated="1016"/>
        </table:table-row>
        <table:table-row table:style-name="ro5">
          <table:table-cell table:style-name="ce54" office:value-type="string" calcext:value-type="string">
            <text:p>Driver</text:p>
          </table:table-cell>
          <table:table-cell table:style-name="ce7"/>
          <table:table-cell table:style-name="Default" table:number-columns-repeated="6"/>
          <table:table-cell table:number-columns-repeated="1016"/>
        </table:table-row>
        <table:table-row table:style-name="ro5">
          <table:table-cell table:style-name="ce53" office:value-type="string" calcext:value-type="string">
            <text:p>iPOS3604MX-CAN</text:p>
          </table:table-cell>
          <table:table-cell office:value-type="float" office:value="36" calcext:value-type="float">
            <text:p>36</text:p>
          </table:table-cell>
          <table:table-cell table:number-columns-repeated="3" table:style-name="ce21" office:value-type="string" calcext:value-type="string">
            <text:p>,,,</text:p>
          </table:table-cell>
          <table:table-cell table:style-name="ce85" office:value-type="string" calcext:value-type="string">
            <text:p>10 (2,5s)</text:p>
          </table:table-cell>
          <table:table-cell office:value-type="float" office:value="4" calcext:value-type="float">
            <text:p>4</text:p>
          </table:table-cell>
          <table:table-cell table:style-name="ce21" office:value-type="string" calcext:value-type="string">
            <text:p>,,,</text:p>
          </table:table-cell>
          <table:table-cell table:number-columns-repeated="1016"/>
        </table:table-row>
        <table:table-row table:style-name="ro5" table:number-rows-repeated="104854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transmision" table:style-name="ta4">
        <table:table-column table:style-name="co21" table:default-cell-style-name="ce7"/>
        <table:table-column table:style-name="co22" table:default-cell-style-name="ce21"/>
        <table:table-column table:style-name="co23" table:default-cell-style-name="ce7"/>
        <table:table-column table:style-name="co24" table:default-cell-style-name="ce7"/>
        <table:table-column table:style-name="co25" table:default-cell-style-name="ce7"/>
        <table:table-column table:style-name="co26" table:default-cell-style-name="ce21"/>
        <table:table-column table:style-name="co27" table:default-cell-style-name="ce21"/>
        <table:table-column table:style-name="co28" table:default-cell-style-name="ce21"/>
        <table:table-column table:style-name="co29" table:default-cell-style-name="ce21"/>
        <table:table-column table:style-name="co11" table:number-columns-repeated="1015" table:default-cell-style-name="ce7"/>
        <table:table-row table:style-name="ro5">
          <table:table-cell table:style-name="Default"/>
          <table:table-cell table:style-name="ce7"/>
          <table:table-cell table:style-name="Default" table:number-columns-repeated="3"/>
          <table:table-cell table:style-name="ce7" table:number-columns-repeated="4"/>
          <table:table-cell table:number-columns-repeated="1015"/>
        </table:table-row>
        <table:table-row table:style-name="ro5">
          <table:table-cell table:style-name="ce86" office:value-type="string" calcext:value-type="string">
            <text:p>Articulación</text:p>
          </table:table-cell>
          <table:table-cell table:style-name="ce31" office:value-type="string" calcext:value-type="string">
            <text:p>Motor</text:p>
          </table:table-cell>
          <table:table-cell table:style-name="ce86" office:value-type="string" calcext:value-type="string">
            <text:p>Polea Entrada</text:p>
          </table:table-cell>
          <table:table-cell table:style-name="ce86" office:value-type="string" calcext:value-type="string">
            <text:p>Correa</text:p>
          </table:table-cell>
          <table:table-cell table:style-name="ce86" office:value-type="string" calcext:value-type="string">
            <text:p>Polea Salida</text:p>
          </table:table-cell>
          <table:table-cell table:style-name="ce31" office:value-type="string" calcext:value-type="string">
            <text:p>Dist. Entre Ejes</text:p>
          </table:table-cell>
          <table:table-cell table:style-name="ce31" office:value-type="string" calcext:value-type="string">
            <text:p>reductora</text:p>
          </table:table-cell>
          <table:table-cell table:style-name="ce31" office:value-type="string" calcext:value-type="string">
            <text:p>Relación</text:p>
          </table:table-cell>
          <table:table-cell table:style-name="ce31" office:value-type="string" calcext:value-type="string">
            <text:p>R. total</text:p>
          </table:table-cell>
          <table:table-cell table:number-columns-repeated="1015"/>
        </table:table-row>
        <table:table-row table:style-name="ro5">
          <table:table-cell table:style-name="ce4" office:value-type="string" calcext:value-type="string">
            <text:p>Tobillo Sagital</text:p>
          </table:table-cell>
          <table:table-cell table:style-name="ce87" office:value-type="float" office:value="251601" calcext:value-type="float">
            <text:p>251601</text:p>
          </table:table-cell>
          <table:table-cell table:style-name="ce4" office:value-type="string" calcext:value-type="string">
            <text:p>Optibelt ZRS 30-3M-6</text:p>
          </table:table-cell>
          <table:table-cell table:style-name="ce22" office:value-type="string" calcext:value-type="string">
            <text:p>OMEGA 255-3M 3</text:p>
          </table:table-cell>
          <table:table-cell table:style-name="ce27" office:value-type="string" calcext:value-type="string">
            <text:p>Optibelt ZRS 44-3M-6</text:p>
          </table:table-cell>
          <table:table-cell table:style-name="ce17" office:value-type="string" calcext:value-type="string">
            <text:p>90 mm</text:p>
          </table:table-cell>
          <table:table-cell table:style-name="ce89" office:value-type="float" office:value="160" calcext:value-type="float">
            <text:p>160</text:p>
          </table:table-cell>
          <table:table-cell table:style-name="ce89" office:value-type="float" office:value="1.47" calcext:value-type="float">
            <text:p>1.47</text:p>
          </table:table-cell>
          <table:table-cell table:style-name="ce89" table:formula="of:=1.47*160" office:value-type="float" office:value="235.2" calcext:value-type="float">
            <text:p>235.2</text:p>
          </table:table-cell>
          <table:table-cell table:number-columns-repeated="1015"/>
        </table:table-row>
        <table:table-row table:style-name="ro5">
          <table:table-cell table:style-name="ce3" office:value-type="string" calcext:value-type="string">
            <text:p>Tobillo Frontal</text:p>
          </table:table-cell>
          <table:table-cell table:style-name="ce88" office:value-type="float" office:value="402686" calcext:value-type="float">
            <text:p>402686</text:p>
          </table:table-cell>
          <table:table-cell table:style-name="ce3" office:value-type="string" calcext:value-type="string">
            <text:p>Optibelt ZRS 26-3M-6</text:p>
          </table:table-cell>
          <table:table-cell table:style-name="ce23" office:value-type="string" calcext:value-type="string">
            <text:p>OMEGA 402-3M 3</text:p>
          </table:table-cell>
          <table:table-cell table:style-name="ce28" office:value-type="string" calcext:value-type="string">
            <text:p>Optibelt ZRS 44-3M-6</text:p>
          </table:table-cell>
          <table:table-cell table:style-name="ce32" office:value-type="string" calcext:value-type="string">
            <text:p>147'2 mm</text:p>
          </table:table-cell>
          <table:table-cell table:style-name="ce32" office:value-type="float" office:value="160" calcext:value-type="float">
            <text:p>160</text:p>
          </table:table-cell>
          <table:table-cell table:style-name="ce32" office:value-type="float" office:value="1.69" calcext:value-type="float">
            <text:p>1.69</text:p>
          </table:table-cell>
          <table:table-cell table:style-name="ce32" table:formula="of:=1.69*160" office:value-type="float" office:value="270.4" calcext:value-type="float">
            <text:p>270.4</text:p>
          </table:table-cell>
          <table:table-cell table:number-columns-repeated="1015"/>
        </table:table-row>
        <table:table-row table:style-name="ro5">
          <table:table-cell table:style-name="ce4" office:value-type="string" calcext:value-type="string">
            <text:p>Rodilla</text:p>
          </table:table-cell>
          <table:table-cell table:style-name="ce87" office:value-type="float" office:value="402686" calcext:value-type="float">
            <text:p>402686</text:p>
          </table:table-cell>
          <table:table-cell table:style-name="ce4" office:value-type="string" calcext:value-type="string">
            <text:p>Optibelt ZRS 30-3M-6</text:p>
          </table:table-cell>
          <table:table-cell table:style-name="ce22" office:value-type="string" calcext:value-type="string">
            <text:p>OMEGA 276-3M 3</text:p>
          </table:table-cell>
          <table:table-cell table:style-name="ce27" office:value-type="string" calcext:value-type="string">
            <text:p>Optibelt ZRS 44-3M-6</text:p>
          </table:table-cell>
          <table:table-cell table:style-name="ce17" office:value-type="string" calcext:value-type="string">
            <text:p>83'9 mm</text:p>
          </table:table-cell>
          <table:table-cell table:style-name="ce89" office:value-type="float" office:value="160" calcext:value-type="float">
            <text:p>160</text:p>
          </table:table-cell>
          <table:table-cell table:style-name="ce89" office:value-type="float" office:value="1.47" calcext:value-type="float">
            <text:p>1.47</text:p>
          </table:table-cell>
          <table:table-cell table:style-name="ce89" table:formula="of:=1.47*160" office:value-type="float" office:value="235.2" calcext:value-type="float">
            <text:p>235.2</text:p>
          </table:table-cell>
          <table:table-cell table:number-columns-repeated="1015"/>
        </table:table-row>
        <table:table-row table:style-name="ro5">
          <table:table-cell table:style-name="ce3" office:value-type="string" calcext:value-type="string">
            <text:p>Cadera Frontal</text:p>
          </table:table-cell>
          <table:table-cell table:style-name="ce88" office:value-type="float" office:value="402686" calcext:value-type="float">
            <text:p>402686</text:p>
          </table:table-cell>
          <table:table-cell table:style-name="ce3" office:value-type="string" calcext:value-type="string">
            <text:p>Optibelt ZRS 30-3M-6</text:p>
          </table:table-cell>
          <table:table-cell table:style-name="ce23" office:value-type="string" calcext:value-type="string">
            <text:p>OMEGA 357-3M 3</text:p>
          </table:table-cell>
          <table:table-cell table:style-name="ce28" office:value-type="string" calcext:value-type="string">
            <text:p>Optibelt ZRS 36-3M-6</text:p>
          </table:table-cell>
          <table:table-cell table:style-name="ce32" office:value-type="string" calcext:value-type="string">
            <text:p>127 mm</text:p>
          </table:table-cell>
          <table:table-cell table:style-name="ce32" office:value-type="float" office:value="160" calcext:value-type="float">
            <text:p>160</text:p>
          </table:table-cell>
          <table:table-cell table:style-name="ce32" office:value-type="float" office:value="1.2" calcext:value-type="float">
            <text:p>1.2</text:p>
          </table:table-cell>
          <table:table-cell table:style-name="ce32" table:formula="of:=1.2*160" office:value-type="float" office:value="192" calcext:value-type="float">
            <text:p>192</text:p>
          </table:table-cell>
          <table:table-cell table:number-columns-repeated="1015"/>
        </table:table-row>
        <table:table-row table:style-name="ro5">
          <table:table-cell table:style-name="ce4" office:value-type="string" calcext:value-type="string">
            <text:p>Cadera Sagital</text:p>
          </table:table-cell>
          <table:table-cell table:style-name="ce87" office:value-type="float" office:value="339287" calcext:value-type="float">
            <text:p>339287</text:p>
          </table:table-cell>
          <table:table-cell table:style-name="ce4" office:value-type="string" calcext:value-type="string">
            <text:p>Optibelt ZRS 22-3M-6</text:p>
          </table:table-cell>
          <table:table-cell table:style-name="ce22" office:value-type="string" calcext:value-type="string">
            <text:p>OMEGA 312-3M 3</text:p>
          </table:table-cell>
          <table:table-cell table:style-name="ce27" office:value-type="string" calcext:value-type="string">
            <text:p>Optibelt ZRS 72-3M-6</text:p>
          </table:table-cell>
          <table:table-cell table:style-name="ce17" office:value-type="string" calcext:value-type="string">
            <text:p>82 mm</text:p>
          </table:table-cell>
          <table:table-cell table:style-name="ce89" office:value-type="float" office:value="160" calcext:value-type="float">
            <text:p>160</text:p>
          </table:table-cell>
          <table:table-cell table:style-name="ce89" office:value-type="float" office:value="3.27" calcext:value-type="float">
            <text:p>3.27</text:p>
          </table:table-cell>
          <table:table-cell table:style-name="ce89" table:formula="of:=3.27*160" office:value-type="float" office:value="523.2" calcext:value-type="float">
            <text:p>523.2</text:p>
          </table:table-cell>
          <table:table-cell table:number-columns-repeated="1015"/>
        </table:table-row>
        <table:table-row table:style-name="ro5">
          <table:table-cell table:style-name="ce3" office:value-type="string" calcext:value-type="string">
            <text:p>Cadera Axial</text:p>
          </table:table-cell>
          <table:table-cell table:style-name="ce88" office:value-type="float" office:value="339287" calcext:value-type="float">
            <text:p>339287</text:p>
          </table:table-cell>
          <table:table-cell table:style-name="ce3" office:value-type="string" calcext:value-type="string">
            <text:p>Optibelt ZRS 24-3M-6</text:p>
          </table:table-cell>
          <table:table-cell table:style-name="ce23" office:value-type="string" calcext:value-type="string">
            <text:p>OMEGA 225-3M 6</text:p>
          </table:table-cell>
          <table:table-cell table:style-name="ce28" office:value-type="string" calcext:value-type="string">
            <text:p>Optibelt ZRS 60-3M-6</text:p>
          </table:table-cell>
          <table:table-cell table:style-name="ce32" office:value-type="string" calcext:value-type="string">
            <text:p>????</text:p>
          </table:table-cell>
          <table:table-cell table:style-name="ce32" office:value-type="float" office:value="160" calcext:value-type="float">
            <text:p>160</text:p>
          </table:table-cell>
          <table:table-cell table:style-name="ce32" office:value-type="float" office:value="2.5" calcext:value-type="float">
            <text:p>2.5</text:p>
          </table:table-cell>
          <table:table-cell table:style-name="ce32" table:formula="of:=2.5*160" office:value-type="float" office:value="400" calcext:value-type="float">
            <text:p>400</text:p>
          </table:table-cell>
          <table:table-cell table:number-columns-repeated="1015"/>
        </table:table-row>
        <table:table-row table:style-name="ro5">
          <table:table-cell table:style-name="ce4" office:value-type="string" calcext:value-type="string">
            <text:p>Cintura Frontal</text:p>
          </table:table-cell>
          <table:table-cell table:style-name="ce87" office:value-type="float" office:value="251601" calcext:value-type="float">
            <text:p>251601</text:p>
          </table:table-cell>
          <table:table-cell table:style-name="ce4" office:value-type="string" calcext:value-type="string">
            <text:p>Optibelt ZRS 10-3M-9</text:p>
          </table:table-cell>
          <table:table-cell table:style-name="ce22" office:value-type="string" calcext:value-type="string">
            <text:p>OMEGA 231-3M 9</text:p>
          </table:table-cell>
          <table:table-cell table:style-name="ce27" office:value-type="string" calcext:value-type="string">
            <text:p>Optibelt ZRS 30-3M-9</text:p>
          </table:table-cell>
          <table:table-cell table:style-name="ce17" office:value-type="string" calcext:value-type="string">
            <text:p>????</text:p>
          </table:table-cell>
          <table:table-cell table:style-name="ce89" office:value-type="float" office:value="160" calcext:value-type="float">
            <text:p>160</text:p>
          </table:table-cell>
          <table:table-cell table:style-name="ce89" office:value-type="float" office:value="3" calcext:value-type="float">
            <text:p>3</text:p>
          </table:table-cell>
          <table:table-cell table:style-name="ce89" office:value-type="float" office:value="480" calcext:value-type="float">
            <text:p>480</text:p>
          </table:table-cell>
          <table:table-cell table:number-columns-repeated="1015"/>
        </table:table-row>
        <table:table-row table:style-name="ro5">
          <table:table-cell table:style-name="ce3" office:value-type="string" calcext:value-type="string">
            <text:p>Cintura Axial</text:p>
          </table:table-cell>
          <table:table-cell table:style-name="ce88" office:value-type="float" office:value="251601" calcext:value-type="float">
            <text:p>251601</text:p>
          </table:table-cell>
          <table:table-cell table:style-name="ce3" office:value-type="string" calcext:value-type="string">
            <text:p>-----</text:p>
          </table:table-cell>
          <table:table-cell table:style-name="ce23" office:value-type="string" calcext:value-type="string">
            <text:p>-----</text:p>
          </table:table-cell>
          <table:table-cell table:style-name="ce28" office:value-type="string" calcext:value-type="string">
            <text:p>-----</text:p>
          </table:table-cell>
          <table:table-cell table:style-name="ce32" office:value-type="string" calcext:value-type="string">
            <text:p>-----</text:p>
          </table:table-cell>
          <table:table-cell table:style-name="ce32" office:value-type="float" office:value="160" calcext:value-type="float">
            <text:p>160</text:p>
          </table:table-cell>
          <table:table-cell table:style-name="ce32" office:value-type="string" calcext:value-type="string">
            <text:p>-----</text:p>
          </table:table-cell>
          <table:table-cell table:style-name="ce32" office:value-type="float" office:value="160" calcext:value-type="float">
            <text:p>160</text:p>
          </table:table-cell>
          <table:table-cell table:number-columns-repeated="1015"/>
        </table:table-row>
        <table:table-row table:style-name="ro5">
          <table:table-cell table:style-name="ce4" office:value-type="string" calcext:value-type="string">
            <text:p>Hombro Frontal</text:p>
          </table:table-cell>
          <table:table-cell table:style-name="ce87" office:value-type="float" office:value="339282" calcext:value-type="float">
            <text:p>339282</text:p>
          </table:table-cell>
          <table:table-cell table:style-name="ce4" office:value-type="string" calcext:value-type="string">
            <text:p>-----</text:p>
          </table:table-cell>
          <table:table-cell table:style-name="ce22" office:value-type="string" calcext:value-type="string">
            <text:p>-----</text:p>
          </table:table-cell>
          <table:table-cell table:style-name="ce27" office:value-type="string" calcext:value-type="string">
            <text:p>-----</text:p>
          </table:table-cell>
          <table:table-cell table:style-name="ce17" office:value-type="string" calcext:value-type="string">
            <text:p>-----</text:p>
          </table:table-cell>
          <table:table-cell table:style-name="ce89" office:value-type="float" office:value="160" calcext:value-type="float">
            <text:p>160</text:p>
          </table:table-cell>
          <table:table-cell table:style-name="ce89" office:value-type="string" calcext:value-type="string">
            <text:p>-----</text:p>
          </table:table-cell>
          <table:table-cell table:style-name="ce89" office:value-type="float" office:value="160" calcext:value-type="float">
            <text:p>160</text:p>
          </table:table-cell>
          <table:table-cell table:number-columns-repeated="1015"/>
        </table:table-row>
        <table:table-row table:style-name="ro5">
          <table:table-cell table:style-name="ce3" office:value-type="string" calcext:value-type="string">
            <text:p>Hombro Sagital</text:p>
          </table:table-cell>
          <table:table-cell table:style-name="ce88" office:value-type="float" office:value="339282" calcext:value-type="float">
            <text:p>339282</text:p>
          </table:table-cell>
          <table:table-cell table:style-name="ce3" office:value-type="string" calcext:value-type="string">
            <text:p>-----</text:p>
          </table:table-cell>
          <table:table-cell table:style-name="ce23" office:value-type="string" calcext:value-type="string">
            <text:p>-----</text:p>
          </table:table-cell>
          <table:table-cell table:style-name="ce28" office:value-type="string" calcext:value-type="string">
            <text:p>-----</text:p>
          </table:table-cell>
          <table:table-cell table:style-name="ce32" office:value-type="string" calcext:value-type="string">
            <text:p>-----</text:p>
          </table:table-cell>
          <table:table-cell table:style-name="ce32" office:value-type="float" office:value="160" calcext:value-type="float">
            <text:p>160</text:p>
          </table:table-cell>
          <table:table-cell table:style-name="ce32" office:value-type="string" calcext:value-type="string">
            <text:p>-----</text:p>
          </table:table-cell>
          <table:table-cell table:style-name="ce32" office:value-type="float" office:value="160" calcext:value-type="float">
            <text:p>160</text:p>
          </table:table-cell>
          <table:table-cell table:number-columns-repeated="1015"/>
        </table:table-row>
        <table:table-row table:style-name="ro5">
          <table:table-cell table:style-name="ce4" office:value-type="string" calcext:value-type="string">
            <text:p>Hombro Axial</text:p>
          </table:table-cell>
          <table:table-cell table:style-name="ce87" office:value-type="float" office:value="339282" calcext:value-type="float">
            <text:p>339282</text:p>
          </table:table-cell>
          <table:table-cell table:style-name="ce4" office:value-type="string" calcext:value-type="string">
            <text:p>-----</text:p>
          </table:table-cell>
          <table:table-cell table:style-name="ce22" office:value-type="string" calcext:value-type="string">
            <text:p>-----</text:p>
          </table:table-cell>
          <table:table-cell table:style-name="ce27" office:value-type="string" calcext:value-type="string">
            <text:p>-----</text:p>
          </table:table-cell>
          <table:table-cell table:style-name="ce17" office:value-type="string" calcext:value-type="string">
            <text:p>-----</text:p>
          </table:table-cell>
          <table:table-cell table:style-name="ce89" office:value-type="float" office:value="120" calcext:value-type="float">
            <text:p>120</text:p>
          </table:table-cell>
          <table:table-cell table:style-name="ce89" office:value-type="string" calcext:value-type="string">
            <text:p>-----</text:p>
          </table:table-cell>
          <table:table-cell table:style-name="ce89" office:value-type="float" office:value="120" calcext:value-type="float">
            <text:p>120</text:p>
          </table:table-cell>
          <table:table-cell table:number-columns-repeated="1015"/>
        </table:table-row>
        <table:table-row table:style-name="ro5">
          <table:table-cell table:style-name="ce3" office:value-type="string" calcext:value-type="string">
            <text:p>Codo Frontal</text:p>
          </table:table-cell>
          <table:table-cell table:style-name="ce88" office:value-type="float" office:value="339282" calcext:value-type="float">
            <text:p>339282</text:p>
          </table:table-cell>
          <table:table-cell table:style-name="ce3" office:value-type="string" calcext:value-type="string">
            <text:p>-----</text:p>
          </table:table-cell>
          <table:table-cell table:style-name="ce23" office:value-type="string" calcext:value-type="string">
            <text:p>-----</text:p>
          </table:table-cell>
          <table:table-cell table:style-name="ce28" office:value-type="string" calcext:value-type="string">
            <text:p>-----</text:p>
          </table:table-cell>
          <table:table-cell table:style-name="ce32" office:value-type="string" calcext:value-type="string">
            <text:p>-----</text:p>
          </table:table-cell>
          <table:table-cell table:style-name="ce32" office:value-type="float" office:value="160" calcext:value-type="float">
            <text:p>160</text:p>
          </table:table-cell>
          <table:table-cell table:style-name="ce32" office:value-type="string" calcext:value-type="string">
            <text:p>-----</text:p>
          </table:table-cell>
          <table:table-cell table:style-name="ce32" office:value-type="float" office:value="160" calcext:value-type="float">
            <text:p>160</text:p>
          </table:table-cell>
          <table:table-cell table:number-columns-repeated="1015"/>
        </table:table-row>
        <table:table-row table:style-name="ro5">
          <table:table-cell table:style-name="ce4" office:value-type="string" calcext:value-type="string">
            <text:p>Muñeca Axial</text:p>
          </table:table-cell>
          <table:table-cell table:style-name="ce87" office:value-type="float" office:value="339282" calcext:value-type="float">
            <text:p>339282</text:p>
          </table:table-cell>
          <table:table-cell table:style-name="ce4" office:value-type="string" calcext:value-type="string">
            <text:p>-----</text:p>
          </table:table-cell>
          <table:table-cell table:style-name="ce22" office:value-type="string" calcext:value-type="string">
            <text:p>-----</text:p>
          </table:table-cell>
          <table:table-cell table:style-name="ce27" office:value-type="string" calcext:value-type="string">
            <text:p>-----</text:p>
          </table:table-cell>
          <table:table-cell table:style-name="ce17" office:value-type="string" calcext:value-type="string">
            <text:p>-----</text:p>
          </table:table-cell>
          <table:table-cell table:style-name="ce89" office:value-type="float" office:value="120" calcext:value-type="float">
            <text:p>120</text:p>
          </table:table-cell>
          <table:table-cell table:style-name="ce89" office:value-type="string" calcext:value-type="string">
            <text:p>-----</text:p>
          </table:table-cell>
          <table:table-cell table:style-name="ce89" office:value-type="float" office:value="120" calcext:value-type="float">
            <text:p>120</text:p>
          </table:table-cell>
          <table:table-cell table:number-columns-repeated="1015"/>
        </table:table-row>
        <table:table-row table:style-name="ro5">
          <table:table-cell table:style-name="ce3" office:value-type="string" calcext:value-type="string">
            <text:p>Muñeca Frontal</text:p>
          </table:table-cell>
          <table:table-cell table:style-name="ce88" office:value-type="float" office:value="339282" calcext:value-type="float">
            <text:p>339282</text:p>
          </table:table-cell>
          <table:table-cell table:style-name="ce3" office:value-type="string" calcext:value-type="string">
            <text:p>-----</text:p>
          </table:table-cell>
          <table:table-cell table:style-name="ce23" office:value-type="string" calcext:value-type="string">
            <text:p>-----</text:p>
          </table:table-cell>
          <table:table-cell table:style-name="ce28" office:value-type="string" calcext:value-type="string">
            <text:p>-----</text:p>
          </table:table-cell>
          <table:table-cell table:style-name="ce32" office:value-type="string" calcext:value-type="string">
            <text:p>-----</text:p>
          </table:table-cell>
          <table:table-cell table:style-name="ce32" office:value-type="float" office:value="120" calcext:value-type="float">
            <text:p>120</text:p>
          </table:table-cell>
          <table:table-cell table:style-name="ce32" office:value-type="string" calcext:value-type="string">
            <text:p>-----</text:p>
          </table:table-cell>
          <table:table-cell table:style-name="ce32" office:value-type="float" office:value="120" calcext:value-type="float">
            <text:p>120</text:p>
          </table:table-cell>
          <table:table-cell table:number-columns-repeated="1015"/>
        </table:table-row>
        <table:table-row table:style-name="ro5" table:number-rows-repeated="1048559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26">
      <number:number number:decimal-places="4" loext:min-decimal-places="4" number:min-integer-digits="1"/>
    </number:number-style>
    <number:number-style style:name="N127">
      <number:number number:decimal-places="3" loext:min-decimal-places="3" number:min-integer-digits="1"/>
    </number:number-style>
    <number:currency-style style:name="N129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9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Excel_20_Built-in_20_Excel_20_Built-in_20_Bad" style:display-name="Excel Built-in Excel Built-in Excel Built-in Bad" style:family="table-cell" style:parent-style-name="Default" style:data-style-name="N0">
      <style:table-cell-properties fo:background-color="#ffc7c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Excel_20_Built-in_20_Excel_20_Built-in_20_Calculation" style:display-name="Excel Built-in Excel Built-in Excel Built-in Calculation" style:family="table-cell" style:parent-style-name="Default" style:data-style-name="N0">
      <style:table-cell-properties fo:background-color="#f2f2f2" style:diagonal-bl-tr="none" style:diagonal-tl-br="none" style:text-align-source="value-type" style:repeat-content="false" fo:wrap-option="no-wrap" fo:border="0.74pt solid #7f7f7f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Excel_20_Built-in_20_Excel_20_Built-in_20_Good" style:display-name="Excel Built-in Excel Built-in Excel Built-in Good" style:family="table-cell" style:parent-style-name="Default" style:data-style-name="N0">
      <style:table-cell-properties fo:background-color="#c6efc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Excel_20_Built-in_20_Excel_20_Built-in_20_Input" style:display-name="Excel Built-in Excel Built-in Excel Built-in Input" style:family="table-cell" style:parent-style-name="Default" style:data-style-name="N0">
      <style:table-cell-properties fo:background-color="#ffcc99" style:diagonal-bl-tr="none" style:diagonal-tl-br="none" style:text-align-source="value-type" style:repeat-content="false" fo:wrap-option="no-wrap" fo:border="0.74pt solid #7f7f7f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Excel_20_Built-in_20_Excel_20_Built-in_20_Neutral" style:display-name="Excel Built-in Excel Built-in Excel Built-in Neutral" style:family="table-cell" style:parent-style-name="Default" style:data-style-name="N0">
      <style:table-cell-properties fo:background-color="#ffeb9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9c65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3.86pt" fo:margin-bottom="53.86pt" fo:margin-left="51pt" fo:margin-right="51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5">
      <style:page-layout-properties fo:page-width="841.89pt" fo:page-height="595.3pt" style:num-format="1" style:print-orientation="landscape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01">00/00/0000</text:date>, <text:time style:data-style-name="N2" text:time-value="17:38:41.1640838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otores" style:display-name="PageStyle_motor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tecciones_20_piernas" style:display-name="PageStyle_protecciones pierna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rotecciones_20_brazos" style:display-name="PageStyle_protecciones brazo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transmision" style:display-name="PageStyle_transmision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en-US</dc:language>
    <meta:print-date>2014-10-13T10:06:02</meta:print-date>
    <dc:date>2019-04-01T17:44:28.553633772</dc:date>
    <meta:editing-cycles>35</meta:editing-cycles>
    <meta:editing-duration>PT3H58M10S</meta:editing-duration>
    <meta:generator>LibreOffice/5.1.6.2$Linux_X86_64 LibreOffice_project/10m0$Build-2</meta:generator>
    <meta:document-statistic meta:table-count="4" meta:cell-count="981" meta:object-count="0"/>
  </office:meta>
</office:document-meta>
</file>